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1.8583in"/>
    </style:style>
    <style:style style:name="co14" style:family="table-column">
      <style:table-column-properties fo:break-before="auto" style:column-width="0.8902in"/>
    </style:style>
    <style:style style:name="co15" style:family="table-column">
      <style:table-column-properties fo:break-before="auto" style:column-width="0.5902in"/>
    </style:style>
    <style:style style:name="co16" style:family="table-column">
      <style:table-column-properties fo:break-before="auto" style:column-width="0.5992in"/>
    </style:style>
    <style:style style:name="co17" style:family="table-column">
      <style:table-column-properties fo:break-before="auto" style:column-width="7.3228in"/>
    </style:style>
    <style:style style:name="co18" style:family="table-column">
      <style:table-column-properties fo:break-before="auto" style:column-width="0.3453in"/>
    </style:style>
    <style:style style:name="co10" style:family="table-column">
      <style:table-column-properties fo:break-before="auto" style:column-width="0.6846in"/>
    </style:style>
    <style:style style:name="co12" style:family="table-column">
      <style:table-column-properties fo:break-before="auto" style:column-width="0.889in"/>
    </style:style>
    <style:style style:name="co9" style:family="table-column">
      <style:table-column-properties fo:break-before="auto" style:column-width="0.7in"/>
    </style:style>
    <style:style style:name="co11" style:family="table-column">
      <style:table-column-properties fo:break-before="auto" style:column-width="2.2in"/>
    </style:style>
    <style:style style:name="co19" style:family="table-column">
      <style:table-column-properties fo:break-before="auto" style:column-width="0.8in"/>
    </style:style>
    <style:style style:name="co20" style:family="table-column">
      <style:table-column-properties fo:break-before="auto" style:column-width="0.2811in"/>
    </style:style>
    <style:style style:name="co21" style:family="table-column">
      <style:table-column-properties fo:break-before="auto" style:column-width="2in"/>
    </style:style>
    <style:style style:name="co22" style:family="table-column">
      <style:table-column-properties fo:break-before="auto" style:column-width="1.2in"/>
    </style:style>
    <style:style style:name="co23" style:family="table-column">
      <style:table-column-properties fo:break-before="auto" style:column-width="0.6in"/>
    </style:style>
    <style:style style:name="co24" style:family="table-column">
      <style:table-column-properties fo:break-before="auto" style:column-width="0.272in"/>
    </style:style>
    <style:style style:name="co25" style:family="table-column">
      <style:table-column-properties fo:break-before="auto" style:column-width="2.5437in"/>
    </style:style>
    <style:style style:name="co26" style:family="table-column">
      <style:table-column-properties fo:break-before="auto" style:column-width="4.6681in"/>
    </style:style>
    <style:style style:name="co27" style:family="table-column">
      <style:table-column-properties fo:break-before="auto" style:column-width="0.8992in"/>
    </style:style>
    <style:style style:name="co28" style:family="table-column">
      <style:table-column-properties fo:break-before="auto" style:column-width="6in"/>
    </style:style>
    <style:style style:name="co29" style:family="table-column">
      <style:table-column-properties fo:break-before="auto" style:column-width="0.9in"/>
    </style:style>
    <style:style style:name="co30" style:family="table-column">
      <style:table-column-properties fo:break-before="auto" style:column-width="3.5in"/>
    </style:style>
    <style:style style:name="co31" style:family="table-column">
      <style:table-column-properties fo:break-before="auto" style:column-width="0.839in"/>
    </style:style>
    <style:style style:name="co32" style:family="table-column">
      <style:table-column-properties fo:break-before="auto" style:column-width="1.8929in"/>
    </style:style>
    <style:style style:name="co33" style:family="table-column">
      <style:table-column-properties fo:break-before="auto" style:column-width="0.702in"/>
    </style:style>
    <style:style style:name="co34" style:family="table-column">
      <style:table-column-properties fo:break-before="auto" style:column-width="0.8925in"/>
    </style:style>
    <style:style style:name="co35" style:family="table-column">
      <style:table-column-properties fo:break-before="auto" style:column-width="2.3in"/>
    </style:style>
    <style:style style:name="co36" style:family="table-column">
      <style:table-column-properties fo:break-before="auto" style:column-width="0.4in"/>
    </style:style>
    <style:style style:name="co37" style:family="table-column">
      <style:table-column-properties fo:break-before="auto" style:column-width="0.3in"/>
    </style:style>
    <style:style style:name="co38" style:family="table-column">
      <style:table-column-properties fo:break-before="auto" style:column-width="0.5in"/>
    </style:style>
    <style:style style:name="co39" style:family="table-column">
      <style:table-column-properties fo:break-before="auto" style:column-width="1.089in"/>
    </style:style>
    <style:style style:name="ro1" style:family="table-row">
      <style:table-row-properties style:row-height="0.1783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6673in" fo:break-before="auto" style:use-optimal-row-height="true"/>
    </style:style>
    <style:style style:name="ro8" style:family="table-row">
      <style:table-row-properties style:row-height="0.5063in" fo:break-before="auto" style:use-optimal-row-height="true"/>
    </style:style>
    <style:style style:name="ro9" style:family="table-row">
      <style:table-row-properties style:row-height="1.1516in" fo:break-before="auto" style:use-optimal-row-height="true"/>
    </style:style>
    <style:style style:name="ro10" style:family="table-row">
      <style:table-row-properties style:row-height="0.3453in" fo:break-before="auto" style:use-optimal-row-height="true"/>
    </style:style>
    <style:style style:name="ro11" style:family="table-row">
      <style:table-row-properties style:row-height="0.9902in" fo:break-before="auto" style:use-optimal-row-height="true"/>
    </style:style>
    <style:style style:name="ro12" style:family="table-row">
      <style:table-row-properties style:row-height="0.3909in" fo:break-before="auto" style:use-optimal-row-height="true"/>
    </style:style>
    <style:style style:name="ro13" style:family="table-row">
      <style:table-row-properties style:row-height="1.6346in" fo:break-before="auto" style:use-optimal-row-height="true"/>
    </style:style>
    <style:style style:name="ro14" style:family="table-row">
      <style:table-row-properties style:row-height="0.8291in" fo:break-before="auto" style:use-optimal-row-height="true"/>
    </style:style>
    <style:style style:name="ro15" style:family="table-row">
      <style:table-row-properties style:row-height="0.2701in" fo:break-before="auto" style:use-optimal-row-height="false"/>
    </style:style>
    <style:style style:name="ro16" style:family="table-row">
      <style:table-row-properties style:row-height="0.2783in" fo:break-before="auto" style:use-optimal-row-height="true"/>
    </style:style>
    <style:style style:name="ro17" style:family="table-row">
      <style:table-row-properties style:row-height="0.4118in" fo:break-before="auto" style:use-optimal-row-height="true"/>
    </style:style>
    <style:style style:name="ta2" style:family="table" style:master-page-name="PageStyle_5f_Submission">
      <style:table-properties table:display="true" style:writing-mode="lr-tb"/>
    </style:style>
    <style:style style:name="ta3" style:family="table" style:master-page-name="PageStyle_5f_Team_20_Data">
      <style:table-properties table:display="true" style:writing-mode="lr-tb"/>
    </style:style>
    <style:style style:name="ta4" style:family="table" style:master-page-name="PageStyle_5f_TCRs">
      <style:table-properties table:display="true" style:writing-mode="lr-tb"/>
    </style:style>
    <style:style style:name="ta5" style:family="table" style:master-page-name="PageStyle_5f_DCRs">
      <style:table-properties table:display="true" style:writing-mode="lr-tb"/>
    </style:style>
    <style:style style:name="ta6" style:family="table" style:master-page-name="PageStyle_5f_VCRs">
      <style:table-properties table:display="true" style:writing-mode="lr-tb"/>
    </style:style>
    <style:style style:name="ta7" style:family="table" style:master-page-name="PageStyle_5f_Project_20_Grade">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1" style:family="table-cell" style:parent-style-name="Default">
      <style:table-cell-properties fo:border="none"/>
      <style:text-properties fo:font-size="10pt" style:font-size-asian="10pt" style:font-size-complex="10pt"/>
    </style:style>
    <style:style style:name="ce20"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43" style:family="table-cell" style:parent-style-name="Default" style:data-style-name="N10">
      <style:table-cell-properties style:text-align-source="fix" style:repeat-content="false" fo:border="none"/>
      <style:paragraph-properties fo:text-align="center" fo:margin-left="0in"/>
      <style:text-properties fo:font-size="10pt" style:font-size-asian="10pt" style:font-size-complex="10pt"/>
    </style:style>
    <style:style style:name="ce45"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50" style:family="table-cell" style:parent-style-name="CategoryHeader">
      <style:table-cell-properties style:text-align-source="fix" style:repeat-content="false" fo:wrap-option="wrap" fo:border="0.0008in solid #000000" style:vertical-align="top"/>
      <style:paragraph-properties fo:text-align="start"/>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5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52" style:family="table-cell" style:parent-style-name="Default" style:data-style-name="N0">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53" style:family="table-cell" style:parent-style-name="Default" style:data-style-name="N0">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fo:font-weight="bold" style:font-size-asian="11pt" style:font-weight-asian="bold" style:font-size-complex="11pt" style:font-weight-complex="bold"/>
    </style:style>
    <style:style style:name="ce5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style:font-size-asian="11pt" style:font-size-complex="11pt"/>
    </style:style>
    <style:style style:name="ce55"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font-size="10pt" style:font-size-asian="11pt" style:font-size-complex="11pt"/>
    </style:style>
    <style:style style:name="ce56" style:family="table-cell" style:parent-style-name="CategoryHeader" style:data-style-name="N10">
      <style:table-cell-properties fo:border-bottom="0.0008in solid #000000" style:cell-protect="protected" style:print-content="true" style:text-align-source="fix" style:repeat-content="false" fo:border-left="0.0008in solid #000000" fo:border-right="none" fo:border-top="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57" style:family="table-cell" style:parent-style-name="Default">
      <style:table-cell-properties style:glyph-orientation-vertical="0" fo:border-bottom="none" style:text-align-source="value-type" style:repeat-content="false" fo:wrap-option="no-wrap" fo:border-left="0.0008in solid #000000" style:direction="ltr" fo:border-right="none" style:rotation-angle="0" style:rotation-align="none" style:shrink-to-fit="false" fo:border-top="0.0008in solid #000000" style:vertical-align="top"/>
      <style:paragraph-properties fo:margin-left="0in" style:writing-mode="page"/>
      <style:text-properties fo:font-size="10pt" style:font-size-asian="10pt" style:font-size-complex="10pt"/>
    </style:style>
    <style:style style:name="ce58" style:family="table-cell" style:parent-style-name="Default">
      <style:table-cell-properties style:glyph-orientation-vertical="0" fo:border-bottom="none" style:text-align-source="value-type" style:repeat-content="false" fo:wrap-option="no-wrap" fo:border-left="0.0008in solid #000000" style:direction="ltr" fo:border-right="none" style:rotation-angle="0" style:rotation-align="none" style:shrink-to-fit="false" fo:border-top="none" style:vertical-align="top"/>
      <style:paragraph-properties fo:margin-left="0in" style:writing-mode="page"/>
      <style:text-properties fo:font-size="10pt" style:font-size-asian="10pt" style:font-size-complex="10pt"/>
    </style:style>
    <style:style style:name="ce59" style:family="table-cell" style:parent-style-name="Default">
      <style:table-cell-properties style:glyph-orientation-vertical="0" fo:border-bottom="0.0008in solid #000000" style:text-align-source="value-type" style:repeat-content="false" fo:wrap-option="no-wrap" fo:border-left="0.0008in solid #000000" style:direction="ltr" fo:border-right="none" style:rotation-angle="0" style:rotation-align="none" style:shrink-to-fit="false" fo:border-top="none" style:vertical-align="top"/>
      <style:paragraph-properties fo:margin-left="0in" style:writing-mode="page"/>
      <style:text-properties fo:font-size="10pt" style:font-size-asian="10pt" style:font-size-complex="10pt"/>
    </style:style>
    <style:style style:name="ce6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61" style:family="table-cell" style:parent-style-name="CategoryHeader">
      <style:table-cell-properties style:text-align-source="fix" style:repeat-content="false" fo:wrap-option="wrap" fo:border="0.0008in solid #000000" style:vertical-align="top"/>
      <style:paragraph-properties fo:text-align="start"/>
      <style:text-properties fo:font-size="10pt" style:font-size-asian="10pt" style:font-size-complex="10pt"/>
    </style:style>
    <style:style style:name="ce6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9pt" style:font-size-asian="11pt" style:font-size-complex="11pt"/>
    </style:style>
    <style:style style:name="ce64" style:family="table-cell" style:parent-style-name="Default" style:data-style-name="N0">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style:font-size-asian="11pt" style:font-size-complex="11pt"/>
    </style:style>
    <style:style style:name="ce65" style:family="table-cell" style:parent-style-name="CategoryHeader" style:data-style-name="N10">
      <style:table-cell-properties fo:border-bottom="0.0008in solid #000000" style:cell-protect="protected" style:print-content="true" style:text-align-source="fix" style:repeat-content="false" fo:border-left="none" fo:border-right="none" fo:border-top="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fo:border-bottom="none" style:text-align-source="fix" style:repeat-content="false" fo:wrap-option="no-wrap" fo:border-left="none" style:direction="ltr" fo:border-right="none" style:rotation-angle="0" style:rotation-align="none" style:shrink-to-fit="false" fo:border-top="0.0008in solid #000000" style:vertical-align="top"/>
      <style:paragraph-properties fo:text-align="center" fo:margin-left="0in" style:writing-mode="page"/>
      <style:text-properties fo:font-size="10pt" style:font-size-asian="10pt" style:font-size-complex="10pt"/>
    </style:style>
    <style:style style:name="ce67" style:family="table-cell" style:parent-style-name="Default">
      <style:table-cell-properties style:glyph-orientation-vertical="0" fo:border-bottom="0.0008in solid #000000"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68" style:family="table-cell" style:parent-style-name="CategoryHeader">
      <style:table-cell-properties style:text-align-source="fix" style:repeat-content="false" fo:wrap-option="wrap" fo:border="0.0008in solid #000000" style:vertical-align="top"/>
      <style:paragraph-properties fo:text-align="start" fo:margin-left="0in"/>
      <style:text-properties fo:font-size="10pt" style:font-size-asian="10pt" style:font-size-complex="10pt"/>
    </style:style>
    <style:style style:name="ce69"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data-style-name="N10">
      <style:table-cell-properties fo:border-bottom="0.0008in solid #000000" style:text-align-source="fix" style:repeat-content="false" fo:border-left="none" fo:border-right="none" fo:border-top="none"/>
      <style:paragraph-properties fo:text-align="center" fo:margin-left="0in"/>
      <style:text-properties fo:font-size="10pt" style:font-size-asian="10pt" style:font-size-complex="10pt"/>
    </style:style>
    <style:style style:name="ce71" style:family="table-cell" style:parent-style-name="Default">
      <style:table-cell-properties style:text-align-source="fix" style:repeat-content="false" fo:wrap-option="no-wrap" fo:border="none"/>
      <style:paragraph-properties fo:text-align="end" fo:margin-left="0in"/>
      <style:text-properties fo:font-size="10pt" fo:font-weight="bold" style:font-size-asian="10pt" style:font-weight-asian="bold" style:font-size-complex="10pt" style:font-weight-complex="bold"/>
    </style:style>
    <style:style style:name="ce72" style:family="table-cell" style:parent-style-name="CategoryHeader">
      <style:table-cell-properties fo:border-bottom="0.0008in solid #000000" style:cell-protect="protected" style:print-content="true" style:text-align-source="fix" style:repeat-content="false" fo:border-left="none" fo:border-right="0.0008in solid #000000" fo:border-top="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73" style:family="table-cell" style:parent-style-name="Default" style:data-style-name="N10">
      <style:table-cell-properties fo:border-bottom="none" style:text-align-source="fix" style:repeat-content="false" fo:border-left="none" fo:border-right="0.0008in solid #000000" fo:border-top="none"/>
      <style:paragraph-properties fo:text-align="center" fo:margin-left="0in"/>
      <style:text-properties fo:font-size="10pt" style:font-size-asian="10pt" style:font-size-complex="10pt"/>
    </style:style>
    <style:style style:name="ce74" style:family="table-cell" style:parent-style-name="Default" style:data-style-name="N10">
      <style:table-cell-properties fo:border-bottom="0.0008in solid #000000" style:text-align-source="fix" style:repeat-content="false" fo:border-left="none" fo:border-right="0.0008in solid #000000" fo:border-top="none"/>
      <style:paragraph-properties fo:text-align="center" fo:margin-left="0in"/>
      <style:text-properties fo:font-size="10pt" style:font-size-asian="10pt" style:font-size-complex="10pt"/>
    </style:style>
    <style:style style:name="ce75" style:family="table-cell" style:parent-style-name="Default" style:data-style-name="N10">
      <style:table-cell-properties style:text-align-source="fix" style:repeat-content="false" fo:border="none"/>
      <style:paragraph-properties fo:text-align="center" fo:margin-left="0in"/>
      <style:text-properties fo:font-size="10pt" fo:font-weight="bold" style:font-size-asian="10pt" style:font-weight-asian="bold" style:font-size-complex="10pt" style:font-weight-complex="bold"/>
    </style:style>
    <style:style style:name="ce76" style:family="table-cell" style:parent-style-name="CategoryHeader">
      <style:table-cell-properties style:cell-protect="protected" style:print-content="true" style:text-align-source="fix" style:repeat-content="false" fo:border="0.0008in solid #000000"/>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77" style:family="table-cell" style:parent-style-name="Default">
      <style:table-cell-properties fo:border-bottom="none" fo:background-color="transparent" fo:border-left="0.0008in solid #000000" fo:border-right="0.0008in solid #000000" fo:border-top="none"/>
      <style:text-properties fo:font-size="10pt" fo:font-style="italic" style:font-size-asian="10pt" style:font-style-asian="italic" style:font-size-complex="10pt" style:font-style-complex="italic"/>
    </style:style>
    <style:style style:name="ce78" style:family="table-cell" style:parent-style-name="Default">
      <style:table-cell-properties fo:border-bottom="none" fo:border-left="0.0008in solid #000000" fo:border-right="0.0008in solid #000000" fo:border-top="none"/>
      <style:text-properties fo:font-size="10pt" fo:font-style="italic" style:font-size-asian="10pt" style:font-style-asian="italic" style:font-size-complex="10pt" style:font-style-complex="italic"/>
    </style:style>
    <style:style style:name="ce79" style:family="table-cell" style:parent-style-name="Default">
      <style:table-cell-properties style:glyph-orientation-vertical="0" fo:border-bottom="none" style:text-align-source="value-type" style:repeat-content="false" fo:wrap-option="no-wrap" fo:border-left="0.0008in solid #000000" style:direction="ltr" fo:border-right="0.0008in solid #000000" style:rotation-angle="0" style:rotation-align="none" style:shrink-to-fit="false" fo:border-top="none" style:vertical-align="top"/>
      <style:paragraph-properties fo:margin-left="0in" style:writing-mode="page"/>
      <style:text-properties fo:font-size="10pt" fo:font-style="italic" style:font-size-asian="10pt" style:font-style-asian="italic" style:font-size-complex="10pt" style:font-style-complex="italic"/>
    </style:style>
    <style:style style:name="ce80" style:family="table-cell" style:parent-style-name="Default">
      <style:table-cell-properties fo:border-bottom="0.0008in solid #000000" fo:border-left="0.0008in solid #000000" fo:border-right="0.0008in solid #000000" fo:border-top="none"/>
      <style:text-properties fo:font-size="10pt" fo:font-style="italic" style:font-size-asian="10pt" style:font-style-asian="italic" style:font-size-complex="10pt" style:font-style-complex="italic"/>
    </style:style>
    <style:style style:name="ce81"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333333"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fo:border="none"/>
    </style:style>
    <style:style style:name="ce83"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84" style:family="table-cell" style:parent-style-name="Default">
      <style:table-cell-properties style:text-align-source="fix" style:repeat-content="false" fo:wrap-option="wrap" fo:border="none" style:vertical-align="top"/>
      <style:paragraph-properties fo:text-align="start"/>
      <style:text-properties fo:font-size="10pt" style:font-size-asian="10pt" style:font-size-complex="10pt"/>
    </style:style>
    <style:style style:name="ce42" style:family="table-cell" style:parent-style-name="CategoryHeader">
      <style:table-cell-properties style:text-align-source="fix" style:repeat-content="false" fo:border="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44"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table-cell-properties style:glyph-orientation-vertical="0" fo:border-bottom="0.0008in solid #000000" style:text-align-source="fix" style:repeat-content="false" fo:wrap-option="no-wrap" fo:border-left="none" style:direction="ltr" fo:border-right="none" style:rotation-angle="0" style:rotation-align="none" style:shrink-to-fit="false" fo:border-top="0.0008in solid #000000"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CategoryHeader">
      <style:table-cell-properties style:text-align-source="fix" style:repeat-content="false" fo:border="0.0008in solid #000000" style:vertical-align="middle"/>
      <style:paragraph-properties fo:text-align="center" fo:margin-left="0in"/>
      <style:text-properties fo:font-size="10pt" style:font-size-asian="10pt" style:font-weight-asian="bold" style:font-size-complex="10pt" style:font-weight-complex="bold"/>
    </style:style>
    <style:style style:name="ce85"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color="#ffffff" fo:font-size="10pt" fo:font-weight="bold" style:font-size-asian="10pt" style:font-weight-asian="bold" style:font-size-complex="10pt" style:font-weight-complex="bold"/>
    </style:style>
    <style:style style:name="ce87"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style:text-align-source="fix" style:repeat-content="false" fo:border="0.0008in solid #000000" style:vertical-align="middle"/>
      <style:paragraph-properties fo:text-align="end" fo:margin-left="0in"/>
      <style:text-properties fo:font-size="10pt" fo:font-weight="bold" style:font-size-asian="10pt" style:font-weight-asian="bold" style:font-size-complex="10pt" style:font-weight-complex="bold"/>
    </style:style>
    <style:style style:name="ce89" style:family="table-cell" style:parent-style-name="Default">
      <style:table-cell-properties style:text-align-source="fix" style:repeat-content="false" fo:border="0.0008in solid #000000"/>
      <style:paragraph-properties fo:text-align="end" fo:margin-left="0in"/>
      <style:text-properties fo:font-size="10pt" fo:font-weight="bold" style:font-size-asian="10pt" style:font-weight-asian="bold" style:font-size-complex="10pt" style:font-weight-complex="bold"/>
    </style:style>
    <style:style style:name="ce90" style:family="table-cell" style:parent-style-name="Default" style:data-style-name="N10">
      <style:table-cell-properties style:glyph-orientation-vertical="0" fo:background-color="#000000"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start" fo:margin-left="0in" style:writing-mode="page"/>
      <style:text-properties fo:color="#ffffff"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style:glyph-orientation-vertical="0" fo:border-bottom="0.0008in solid #000000" style:text-align-source="value-type" style:repeat-content="false" fo:wrap-option="no-wrap" fo:border-left="0.0008in solid #000000" style:direction="ltr" fo:border-right="none" style:rotation-angle="0" style:rotation-align="none" style:shrink-to-fit="false" fo:border-top="0.0008in solid #000000"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style:text-align-source="fix" style:repeat-content="false" fo:border="0.0008in solid #000000" style:vertical-align="middle"/>
      <style:paragraph-properties fo:text-align="start" fo:margin-left="0in"/>
      <style:text-properties fo:font-size="10pt" fo:font-weight="bold" style:font-size-asian="10pt" style:font-weight-asian="bold" style:font-size-complex="10pt" style:font-weight-complex="bold"/>
    </style:style>
    <style:style style:name="ce93" style:family="table-cell" style:parent-style-name="Default">
      <style:table-cell-properties style:glyph-orientation-vertical="0" fo:border-bottom="0.0008in solid #000000" style:text-align-source="value-type" style:repeat-content="false" fo:wrap-option="no-wrap" fo:border-left="none" style:direction="ltr" fo:border-right="none" style:rotation-angle="0" style:rotation-align="none" style:shrink-to-fit="false" fo:border-top="0.0008in solid #000000"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table-cell-properties style:glyph-orientation-vertical="0" fo:border-bottom="0.0008in solid #000000" style:text-align-source="fix" style:repeat-content="false" fo:wrap-option="no-wrap" fo:border-left="none" style:direction="ltr" fo:border-right="0.0008in solid #000000" style:rotation-angle="0" style:rotation-align="none" style:shrink-to-fit="false" fo:border-top="0.0008in solid #000000" style:vertical-align="top"/>
      <style:paragraph-properties fo:text-align="start" fo:margin-left="0in" style:writing-mode="page"/>
      <style:text-properties fo:font-size="10pt" style:font-size-asian="10pt" style:font-size-complex="10pt"/>
    </style:style>
    <style:style style:name="ce95" style:family="table-cell" style:parent-style-name="Default">
      <style:table-cell-properties style:text-align-source="fix" style:repeat-content="false" fo:border="0.0008in solid #000000"/>
      <style:paragraph-properties fo:text-align="start" fo:margin-left="0in"/>
      <style:text-properties fo:font-size="10pt" style:font-size-asian="10pt" style:font-size-complex="10pt"/>
    </style:style>
    <style:style style:name="ce96"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font-size="10pt" fo:font-weight="bold" style:font-size-asian="10pt" style:font-weight-asian="bold" style:font-size-complex="10pt" style:font-weight-complex="bold"/>
    </style:style>
    <style:style style:name="ce98"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99"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style:glyph-orientation-vertical="0" style:text-align-source="fix" style:repeat-content="false" fo:background-color="transparent" fo:wrap-option="wrap" fo:border="0.0008in solid #000000" style:direction="ltr" fo:padding="0.028in" style:rotation-angle="0" style:rotation-align="none" style:shrink-to-fit="false" style:vertical-align="middle"/>
      <style:paragraph-properties fo:text-align="center" fo:margin-left="0in" style:writing-mode="page"/>
      <style:text-properties style:use-window-font-color="true" fo:font-size="10pt" style:font-size-asian="10pt" style:font-size-complex="10pt"/>
    </style:style>
    <style:style style:name="ce101" style:family="table-cell" style:parent-style-name="Default">
      <style:table-cell-properties style:glyph-orientation-vertical="0"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style:use-window-font-color="true" fo:font-size="10pt" style:font-size-asian="10pt" style:font-size-complex="10pt"/>
    </style:style>
    <style:style style:name="ce102" style:family="table-cell" style:parent-style-name="Default">
      <style:table-cell-properties fo:background-color="transparent" fo:border="none"/>
      <style:text-properties style:use-window-font-color="true" fo:font-size="10pt" style:font-size-asian="10pt" style:font-size-complex="10pt"/>
    </style:style>
    <style:style style:name="ce103" style:family="table-cell" style:parent-style-name="CategoryHeader" style:data-style-name="N10">
      <style:table-cell-properties style:cell-protect="protected" style:print-content="true" style:text-align-source="fix" style:repeat-content="false" fo:background-color="transparent" fo:border="none"/>
      <style:paragraph-properties fo:text-align="center" fo:margin-left="0in"/>
      <style:text-properties style:use-window-font-color="true"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04"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style:use-window-font-color="true" fo:font-size="10pt" fo:font-weight="bold" style:font-size-asian="10pt" style:font-weight-asian="bold" style:font-size-complex="10pt" style:font-weight-complex="bold"/>
    </style:style>
    <style:style style:name="ce10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font-size="10pt" style:font-size-asian="10pt" style:font-size-complex="10pt"/>
    </style:style>
    <style:style style:name="ce106" style:family="table-cell" style:parent-style-name="CategoryHeader">
      <style:table-cell-properties style:text-align-source="fix" style:repeat-content="false" fo:border="0.0008in solid #000000"/>
      <style:paragraph-properties fo:text-align="center" fo:margin-left="0in"/>
      <style:text-properties fo:font-size="10pt" style:font-size-asian="10pt" style:font-weight-asian="bold" style:font-size-complex="10pt" style:font-weight-complex="bold"/>
    </style:style>
    <style:style style:name="ce107"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text-properties style:use-window-font-color="true" fo:font-size="10pt" style:font-size-asian="10pt" style:font-size-complex="10pt"/>
    </style:style>
    <style:style style:name="ce108"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fo:font-size="10pt" fo:font-weight="bold" style:font-size-asian="10pt" style:font-weight-asian="bold" style:font-size-complex="10pt" style:font-weight-complex="bold"/>
    </style:style>
    <style:style style:name="ce109" style:family="table-cell" style:parent-style-name="Default">
      <style:table-cell-properties style:text-align-source="fix" style:repeat-content="false" fo:background-color="transparent" fo:border="0.0008in solid #000000"/>
      <style:paragraph-properties fo:text-align="end" fo:margin-left="0in"/>
      <style:text-properties style:use-window-font-color="true" fo:font-size="10pt" fo:font-weight="bold" style:font-size-asian="10pt" style:font-weight-asian="bold" style:font-size-complex="10pt" style:font-weight-complex="bold"/>
    </style:style>
    <style:style style:name="ce110" style:family="table-cell" style:parent-style-name="CategoryHeader" style:data-style-name="N10">
      <style:table-cell-properties style:cell-protect="protected" style:print-content="true" style:text-align-source="fix" style:repeat-content="false" fo:background-color="transparent" fo:border="none" style:vertical-align="middle"/>
      <style:paragraph-properties fo:text-align="center" fo:margin-left="0in"/>
      <style:text-properties style:use-window-font-color="true"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11" style:family="table-cell" style:parent-style-name="Default">
      <style:table-cell-properties style:text-align-source="fix" style:repeat-content="false" fo:background-color="transparent" fo:border="none"/>
      <style:paragraph-properties fo:text-align="end" fo:margin-left="0in"/>
      <style:text-properties style:use-window-font-color="true" fo:font-size="10pt" fo:font-weight="bold" style:font-size-asian="10pt" style:font-weight-asian="bold" style:font-size-complex="10pt" style:font-weight-complex="bold"/>
    </style:style>
    <style:style style:name="ce112" style:family="table-cell" style:parent-style-name="Default">
      <style:table-cell-properties style:text-align-source="fix" style:repeat-content="false" fo:border="none"/>
      <style:paragraph-properties fo:text-align="end" fo:margin-left="0in"/>
      <style:text-properties fo:font-size="10pt" fo:font-weight="bold" style:font-size-asian="10pt" style:font-weight-asian="bold" style:font-size-complex="10pt" style:font-weight-complex="bold"/>
    </style:style>
    <style:style style:name="ce113" style:family="table-cell" style:parent-style-name="Default" style:data-style-name="N10">
      <style:table-cell-properties style:glyph-orientation-vertical="0"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text-properties style:use-window-font-color="true" fo:font-size="10pt" style:font-size-asian="10pt" style:font-size-complex="10pt"/>
    </style:style>
    <style:style style:name="ce114" style:family="table-cell" style:parent-style-name="Default" style:data-style-name="N10">
      <style:table-cell-properties style:glyph-orientation-vertical="0" style:text-align-source="fix" style:repeat-content="false" fo:background-color="transparent"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fo:font-size="10pt" style:font-size-asian="10pt" style:font-size-complex="10pt"/>
    </style:style>
    <style:style style:name="ce115" style:family="table-cell" style:parent-style-name="Default" style:data-style-name="N10">
      <style:table-cell-properties style:text-align-source="fix" style:repeat-content="false" fo:background-color="transparent" fo:border="0.0008in solid #000000"/>
      <style:paragraph-properties fo:text-align="center" fo:margin-left="0in"/>
      <style:text-properties style:use-window-font-color="true" fo:font-size="10pt" style:font-size-asian="10pt" style:font-size-complex="10pt"/>
    </style:style>
    <style:style style:name="ce116" style:family="table-cell" style:parent-style-name="Default" style:data-style-name="N10">
      <style:table-cell-properties style:glyph-orientation-vertical="0"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style:use-window-font-color="true" fo:font-size="10pt" style:font-size-asian="10pt" style:font-size-complex="10pt"/>
    </style:style>
    <style:style style:name="ce117" style:family="table-cell" style:parent-style-name="CategoryHeader" style:data-style-name="N10">
      <style:table-cell-properties style:cell-protect="protected" style:print-content="true" style:text-align-source="fix" style:repeat-content="false" fo:background-color="transparent" fo:border="none" style:vertical-align="middle"/>
      <style:paragraph-properties fo:text-align="center" fo:margin-left="0in"/>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data-style-name="N10">
      <style:table-cell-properties style:text-align-source="fix" style:repeat-content="false" fo:background-color="transparent" fo:border="none"/>
      <style:paragraph-properties fo:text-align="center" fo:margin-left="0in"/>
      <style:text-properties style:use-window-font-color="true" fo:font-size="10pt" style:font-size-asian="10pt" style:font-size-complex="10pt"/>
    </style:style>
    <style:style style:name="ce119" style:family="table-cell" style:parent-style-name="CategoryHeader" style:data-style-name="N10">
      <style:table-cell-properties style:cell-protect="protected" style:print-content="true" style:text-align-source="fix" style:repeat-content="false" fo:background-color="transparent" fo:border="none"/>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2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top"/>
      <style:paragraph-properties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Default">
      <style:table-cell-properties style:glyph-orientation-vertical="0" style:text-align-source="fix" style:repeat-content="false" fo:wrap-option="wrap" fo:border="0.0008in solid #000000" style:direction="ltr" fo:padding="0.028in" style:rotation-angle="0" style:rotation-align="none" style:shrink-to-fit="false" style:vertical-align="middle"/>
      <style:paragraph-properties fo:text-align="start" fo:margin-left="0in" style:writing-mode="page"/>
      <style:text-properties fo:font-size="10pt" fo:font-style="italic" style:font-size-asian="10pt" style:font-style-asian="italic" style:font-size-complex="10pt" style:font-style-complex="italic"/>
    </style:style>
    <style:style style:name="ce122" style:family="table-cell" style:parent-style-name="Default">
      <style:table-cell-properties style:glyph-orientation-vertical="0" style:text-align-source="fix" style:repeat-content="false" fo:wrap-option="wrap" fo:border="0.0008in solid #000000" style:direction="ltr" fo:padding="0.028in" style:rotation-angle="0" style:rotation-align="none" style:shrink-to-fit="false" style:vertical-align="middle"/>
      <style:paragraph-properties fo:text-align="start" fo:margin-left="0in" style:writing-mode="page"/>
      <style:text-properties fo:font-size="10pt" style:font-size-asian="10pt" style:font-size-complex="10pt"/>
    </style:style>
    <style:style style:name="ce123" style:family="table-cell" style:parent-style-name="CategoryHeader">
      <style:table-cell-properties style:cell-protect="protected" style:print-content="true" style:text-align-source="fix" style:repeat-content="false" fo:background-color="transparent" fo:border="none"/>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24" style:family="table-cell" style:parent-style-name="CategoryHeader">
      <style:table-cell-properties fo:border="0.0008in solid #000000"/>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25"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29"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TCRs.A11"/>
      <style:map style:condition="cell-content()=&quot;Basic&quot;" style:apply-style-name="bgYELLOW" style:base-cell-address="TCRs.A11"/>
      <style:map style:condition="cell-content()=&quot;Intermediate&quot;" style:apply-style-name="bgGREY" style:base-cell-address="TCRs.A11"/>
      <style:map style:condition="cell-content()=&quot;Advanced&quot;" style:apply-style-name="bgGREEN" style:base-cell-address="TCRs.A11"/>
      <style:map style:condition="cell-content()=&quot;Professional&quot;" style:apply-style-name="bgBLUE" style:base-cell-address="TCRs.A11"/>
      <style:map style:condition="cell-content()=&quot;Innovative&quot;" style:apply-style-name="bgPURPLE" style:base-cell-address="TCRs.A11"/>
      <style:map style:condition="cell-content()=[.$D$2]" style:apply-style-name="bgCYAN" style:base-cell-address="TCRs.A11"/>
      <style:map style:condition="cell-content()=[.$D$3]" style:apply-style-name="bgRED" style:base-cell-address="TCRs.A11"/>
      <style:map style:condition="cell-content()=[.$D$4]" style:apply-style-name="bgYELLOW" style:base-cell-address="TCRs.A11"/>
      <style:map style:condition="cell-content()=[.$D$5]" style:apply-style-name="bgGREEN" style:base-cell-address="TCRs.A11"/>
      <style:map style:condition="cell-content()=[.$D$6]" style:apply-style-name="bgGREEN" style:base-cell-address="TCRs.A11"/>
      <style:map style:condition="cell-content()=[.$D$7]" style:apply-style-name="bgGREY" style:base-cell-address="TCRs.A11"/>
      <style:map style:condition="cell-content()=[.$D$8]" style:apply-style-name="bgGREY" style:base-cell-address="TCRs.A11"/>
      <style:map style:condition="cell-content()!=0" style:apply-style-name="CategoryHeader" style:base-cell-address="TCRs.A11"/>
    </style:style>
    <style:style style:name="ce130"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3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3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33"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CategoryHeader">
      <style:table-cell-properties fo:border="0.0008in solid #000000"/>
      <style:text-properties fo:font-size="10pt" style:font-size-asian="10pt" style:font-weight-asian="bold" style:font-size-complex="10pt" style:font-weight-complex="bold"/>
    </style:style>
    <style:style style:name="ce135"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36"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fo:font-style="italic" style:font-size-asian="10pt" style:font-style-asian="italic" style:font-size-complex="10pt" style:font-style-complex="italic"/>
    </style:style>
    <style:style style:name="ce137"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8"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fo:font-weight="normal" style:font-size-asian="10pt" style:font-weight-asian="normal" style:font-size-complex="10pt" style:font-weight-complex="normal"/>
    </style:style>
    <style:style style:name="ce139"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Default" style:data-style-name="N148">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141" style:family="table-cell" style:parent-style-name="Default" style:data-style-name="N148">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4"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45"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6"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4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48"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D29"/>
      <style:map style:condition="cell-content()=&quot;Basic&quot;" style:apply-style-name="bgYELLOW" style:base-cell-address="TCRs.D29"/>
      <style:map style:condition="cell-content()=&quot;Intermediate&quot;" style:apply-style-name="bgGREY" style:base-cell-address="TCRs.D29"/>
      <style:map style:condition="cell-content()=&quot;Advanced&quot;" style:apply-style-name="bgGREEN" style:base-cell-address="TCRs.D29"/>
      <style:map style:condition="cell-content()=&quot;Professional&quot;" style:apply-style-name="bgBLUE" style:base-cell-address="TCRs.D29"/>
      <style:map style:condition="cell-content()=&quot;Innovative&quot;" style:apply-style-name="bgPURPLE" style:base-cell-address="TCRs.D29"/>
      <style:map style:condition="cell-content()=[.$A$2]" style:apply-style-name="bgCYAN" style:base-cell-address="TCRs.D29"/>
      <style:map style:condition="cell-content()=[.$A$3]" style:apply-style-name="bgRED" style:base-cell-address="TCRs.D29"/>
      <style:map style:condition="cell-content()=[.$A$4]" style:apply-style-name="bgYELLOW" style:base-cell-address="TCRs.D29"/>
      <style:map style:condition="cell-content()=[.$A$5]" style:apply-style-name="bgGREEN" style:base-cell-address="TCRs.D29"/>
      <style:map style:condition="cell-content()=[.$A$6]" style:apply-style-name="bgGREEN" style:base-cell-address="TCRs.D29"/>
      <style:map style:condition="cell-content()=[.$A$7]" style:apply-style-name="bgGREY" style:base-cell-address="TCRs.D29"/>
      <style:map style:condition="cell-content()=[.$A$8]" style:apply-style-name="bgGREY" style:base-cell-address="TCRs.D29"/>
      <style:map style:condition="cell-content()!=0" style:apply-style-name="CategoryHeader" style:base-cell-address="TCRs.D29"/>
    </style:style>
    <style:style style:name="ce149"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D46"/>
      <style:map style:condition="cell-content()=&quot;Basic&quot;" style:apply-style-name="bgYELLOW" style:base-cell-address="TCRs.D46"/>
      <style:map style:condition="cell-content()=&quot;Intermediate&quot;" style:apply-style-name="bgGREY" style:base-cell-address="TCRs.D46"/>
      <style:map style:condition="cell-content()=&quot;Advanced&quot;" style:apply-style-name="bgGREEN" style:base-cell-address="TCRs.D46"/>
      <style:map style:condition="cell-content()=&quot;Professional&quot;" style:apply-style-name="bgBLUE" style:base-cell-address="TCRs.D46"/>
      <style:map style:condition="cell-content()=&quot;Innovative&quot;" style:apply-style-name="bgPURPLE" style:base-cell-address="TCRs.D46"/>
      <style:map style:condition="cell-content()=[.$A$2]" style:apply-style-name="bgCYAN" style:base-cell-address="TCRs.D46"/>
      <style:map style:condition="cell-content()=[.$A$3]" style:apply-style-name="bgRED" style:base-cell-address="TCRs.D46"/>
      <style:map style:condition="cell-content()=[.$A$4]" style:apply-style-name="bgYELLOW" style:base-cell-address="TCRs.D46"/>
      <style:map style:condition="cell-content()=[.$A$5]" style:apply-style-name="bgGREEN" style:base-cell-address="TCRs.D46"/>
      <style:map style:condition="cell-content()=[.$A$6]" style:apply-style-name="bgGREEN" style:base-cell-address="TCRs.D46"/>
      <style:map style:condition="cell-content()=[.$A$7]" style:apply-style-name="bgGREY" style:base-cell-address="TCRs.D46"/>
      <style:map style:condition="cell-content()=[.$A$8]" style:apply-style-name="bgGREY" style:base-cell-address="TCRs.D46"/>
      <style:map style:condition="cell-content()!=0" style:apply-style-name="CategoryHeader" style:base-cell-address="TCRs.D46"/>
    </style:style>
    <style:style style:name="ce150"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D57"/>
      <style:map style:condition="cell-content()=&quot;Basic&quot;" style:apply-style-name="bgYELLOW" style:base-cell-address="TCRs.D57"/>
      <style:map style:condition="cell-content()=&quot;Intermediate&quot;" style:apply-style-name="bgGREY" style:base-cell-address="TCRs.D57"/>
      <style:map style:condition="cell-content()=&quot;Advanced&quot;" style:apply-style-name="bgGREEN" style:base-cell-address="TCRs.D57"/>
      <style:map style:condition="cell-content()=&quot;Professional&quot;" style:apply-style-name="bgBLUE" style:base-cell-address="TCRs.D57"/>
      <style:map style:condition="cell-content()=&quot;Innovative&quot;" style:apply-style-name="bgPURPLE" style:base-cell-address="TCRs.D57"/>
      <style:map style:condition="cell-content()=[.$A$2]" style:apply-style-name="bgCYAN" style:base-cell-address="TCRs.D57"/>
      <style:map style:condition="cell-content()=[.$A$3]" style:apply-style-name="bgRED" style:base-cell-address="TCRs.D57"/>
      <style:map style:condition="cell-content()=[.$A$4]" style:apply-style-name="bgYELLOW" style:base-cell-address="TCRs.D57"/>
      <style:map style:condition="cell-content()=[.$A$5]" style:apply-style-name="bgGREEN" style:base-cell-address="TCRs.D57"/>
      <style:map style:condition="cell-content()=[.$A$6]" style:apply-style-name="bgGREEN" style:base-cell-address="TCRs.D57"/>
      <style:map style:condition="cell-content()=[.$A$7]" style:apply-style-name="bgGREY" style:base-cell-address="TCRs.D57"/>
      <style:map style:condition="cell-content()=[.$A$8]" style:apply-style-name="bgGREY" style:base-cell-address="TCRs.D57"/>
      <style:map style:condition="cell-content()!=0" style:apply-style-name="CategoryHeader" style:base-cell-address="TCRs.D57"/>
    </style:style>
    <style:style style:name="ce151"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D66"/>
      <style:map style:condition="cell-content()=&quot;Basic&quot;" style:apply-style-name="bgYELLOW" style:base-cell-address="TCRs.D66"/>
      <style:map style:condition="cell-content()=&quot;Intermediate&quot;" style:apply-style-name="bgGREY" style:base-cell-address="TCRs.D66"/>
      <style:map style:condition="cell-content()=&quot;Advanced&quot;" style:apply-style-name="bgGREEN" style:base-cell-address="TCRs.D66"/>
      <style:map style:condition="cell-content()=&quot;Professional&quot;" style:apply-style-name="bgBLUE" style:base-cell-address="TCRs.D66"/>
      <style:map style:condition="cell-content()=&quot;Innovative&quot;" style:apply-style-name="bgPURPLE" style:base-cell-address="TCRs.D66"/>
      <style:map style:condition="cell-content()=[.$A$2]" style:apply-style-name="bgCYAN" style:base-cell-address="TCRs.D66"/>
      <style:map style:condition="cell-content()=[.$A$3]" style:apply-style-name="bgRED" style:base-cell-address="TCRs.D66"/>
      <style:map style:condition="cell-content()=[.$A$4]" style:apply-style-name="bgYELLOW" style:base-cell-address="TCRs.D66"/>
      <style:map style:condition="cell-content()=[.$A$5]" style:apply-style-name="bgGREEN" style:base-cell-address="TCRs.D66"/>
      <style:map style:condition="cell-content()=[.$A$6]" style:apply-style-name="bgGREEN" style:base-cell-address="TCRs.D66"/>
      <style:map style:condition="cell-content()=[.$A$7]" style:apply-style-name="bgGREY" style:base-cell-address="TCRs.D66"/>
      <style:map style:condition="cell-content()=[.$A$8]" style:apply-style-name="bgGREY" style:base-cell-address="TCRs.D66"/>
      <style:map style:condition="cell-content()!=0" style:apply-style-name="CategoryHeader" style:base-cell-address="TCRs.D66"/>
    </style:style>
    <style:style style:name="ce152"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D72"/>
      <style:map style:condition="cell-content()=&quot;Basic&quot;" style:apply-style-name="bgYELLOW" style:base-cell-address="TCRs.D72"/>
      <style:map style:condition="cell-content()=&quot;Intermediate&quot;" style:apply-style-name="bgGREY" style:base-cell-address="TCRs.D72"/>
      <style:map style:condition="cell-content()=&quot;Advanced&quot;" style:apply-style-name="bgGREEN" style:base-cell-address="TCRs.D72"/>
      <style:map style:condition="cell-content()=&quot;Professional&quot;" style:apply-style-name="bgBLUE" style:base-cell-address="TCRs.D72"/>
      <style:map style:condition="cell-content()=&quot;Innovative&quot;" style:apply-style-name="bgPURPLE" style:base-cell-address="TCRs.D72"/>
      <style:map style:condition="cell-content()=[.$A$2]" style:apply-style-name="bgCYAN" style:base-cell-address="TCRs.D72"/>
      <style:map style:condition="cell-content()=[.$A$3]" style:apply-style-name="bgRED" style:base-cell-address="TCRs.D72"/>
      <style:map style:condition="cell-content()=[.$A$4]" style:apply-style-name="bgYELLOW" style:base-cell-address="TCRs.D72"/>
      <style:map style:condition="cell-content()=[.$A$5]" style:apply-style-name="bgGREEN" style:base-cell-address="TCRs.D72"/>
      <style:map style:condition="cell-content()=[.$A$6]" style:apply-style-name="bgGREEN" style:base-cell-address="TCRs.D72"/>
      <style:map style:condition="cell-content()=[.$A$7]" style:apply-style-name="bgGREY" style:base-cell-address="TCRs.D72"/>
      <style:map style:condition="cell-content()=[.$A$8]" style:apply-style-name="bgGREY" style:base-cell-address="TCRs.D72"/>
      <style:map style:condition="cell-content()!=0" style:apply-style-name="CategoryHeader" style:base-cell-address="TCRs.D72"/>
    </style:style>
    <style:style style:name="ce153"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D89"/>
      <style:map style:condition="cell-content()=&quot;Basic&quot;" style:apply-style-name="bgYELLOW" style:base-cell-address="TCRs.D89"/>
      <style:map style:condition="cell-content()=&quot;Intermediate&quot;" style:apply-style-name="bgGREY" style:base-cell-address="TCRs.D89"/>
      <style:map style:condition="cell-content()=&quot;Advanced&quot;" style:apply-style-name="bgGREEN" style:base-cell-address="TCRs.D89"/>
      <style:map style:condition="cell-content()=&quot;Professional&quot;" style:apply-style-name="bgBLUE" style:base-cell-address="TCRs.D89"/>
      <style:map style:condition="cell-content()=&quot;Innovative&quot;" style:apply-style-name="bgPURPLE" style:base-cell-address="TCRs.D89"/>
      <style:map style:condition="cell-content()=[.$A$2]" style:apply-style-name="bgCYAN" style:base-cell-address="TCRs.D89"/>
      <style:map style:condition="cell-content()=[.$A$3]" style:apply-style-name="bgRED" style:base-cell-address="TCRs.D89"/>
      <style:map style:condition="cell-content()=[.$A$4]" style:apply-style-name="bgYELLOW" style:base-cell-address="TCRs.D89"/>
      <style:map style:condition="cell-content()=[.$A$5]" style:apply-style-name="bgGREEN" style:base-cell-address="TCRs.D89"/>
      <style:map style:condition="cell-content()=[.$A$6]" style:apply-style-name="bgGREEN" style:base-cell-address="TCRs.D89"/>
      <style:map style:condition="cell-content()=[.$A$7]" style:apply-style-name="bgGREY" style:base-cell-address="TCRs.D89"/>
      <style:map style:condition="cell-content()=[.$A$8]" style:apply-style-name="bgGREY" style:base-cell-address="TCRs.D89"/>
      <style:map style:condition="cell-content()!=0" style:apply-style-name="CategoryHeader" style:base-cell-address="TCRs.D89"/>
    </style:style>
    <style:style style:name="ce154"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D96"/>
      <style:map style:condition="cell-content()=&quot;Basic&quot;" style:apply-style-name="bgYELLOW" style:base-cell-address="TCRs.D96"/>
      <style:map style:condition="cell-content()=&quot;Intermediate&quot;" style:apply-style-name="bgGREY" style:base-cell-address="TCRs.D96"/>
      <style:map style:condition="cell-content()=&quot;Advanced&quot;" style:apply-style-name="bgGREEN" style:base-cell-address="TCRs.D96"/>
      <style:map style:condition="cell-content()=&quot;Professional&quot;" style:apply-style-name="bgBLUE" style:base-cell-address="TCRs.D96"/>
      <style:map style:condition="cell-content()=&quot;Innovative&quot;" style:apply-style-name="bgPURPLE" style:base-cell-address="TCRs.D96"/>
      <style:map style:condition="cell-content()=[.$A$2]" style:apply-style-name="bgCYAN" style:base-cell-address="TCRs.D96"/>
      <style:map style:condition="cell-content()=[.$A$3]" style:apply-style-name="bgRED" style:base-cell-address="TCRs.D96"/>
      <style:map style:condition="cell-content()=[.$A$4]" style:apply-style-name="bgYELLOW" style:base-cell-address="TCRs.D96"/>
      <style:map style:condition="cell-content()=[.$A$5]" style:apply-style-name="bgGREEN" style:base-cell-address="TCRs.D96"/>
      <style:map style:condition="cell-content()=[.$A$6]" style:apply-style-name="bgGREEN" style:base-cell-address="TCRs.D96"/>
      <style:map style:condition="cell-content()=[.$A$7]" style:apply-style-name="bgGREY" style:base-cell-address="TCRs.D96"/>
      <style:map style:condition="cell-content()=[.$A$8]" style:apply-style-name="bgGREY" style:base-cell-address="TCRs.D96"/>
      <style:map style:condition="cell-content()!=0" style:apply-style-name="CategoryHeader" style:base-cell-address="TCRs.D96"/>
    </style:style>
    <style:style style:name="ce15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5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7" style:family="table-cell" style:parent-style-name="Default" style:data-style-name="N145">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8" style:family="table-cell" style:parent-style-name="Default" style:data-style-name="N11">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data-style-name="N148">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data-style-name="N145">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63"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11"/>
      <style:map style:condition="cell-content()=&quot;Basic&quot;" style:apply-style-name="bgYELLOW" style:base-cell-address="FCRs.A11"/>
      <style:map style:condition="cell-content()=&quot;Intermediate&quot;" style:apply-style-name="bgGREY" style:base-cell-address="FCRs.A11"/>
      <style:map style:condition="cell-content()=&quot;Advanced&quot;" style:apply-style-name="bgGREEN" style:base-cell-address="FCRs.A11"/>
      <style:map style:condition="cell-content()=&quot;Professional&quot;" style:apply-style-name="bgBLUE" style:base-cell-address="FCRs.A11"/>
      <style:map style:condition="cell-content()=&quot;Innovative&quot;" style:apply-style-name="bgPURPLE" style:base-cell-address="FCRs.A11"/>
      <style:map style:condition="cell-content()=[.$A$2]" style:apply-style-name="bgCYAN" style:base-cell-address="FCRs.A11"/>
      <style:map style:condition="cell-content()=[.$A$3]" style:apply-style-name="bgRED" style:base-cell-address="FCRs.A11"/>
      <style:map style:condition="cell-content()=[.$A$4]" style:apply-style-name="bgYELLOW" style:base-cell-address="FCRs.A11"/>
      <style:map style:condition="cell-content()=[.$A$5]" style:apply-style-name="bgGREEN" style:base-cell-address="FCRs.A11"/>
      <style:map style:condition="cell-content()=[.$A$6]" style:apply-style-name="bgGREEN" style:base-cell-address="FCRs.A11"/>
      <style:map style:condition="cell-content()=[.$A$7]" style:apply-style-name="bgGREY" style:base-cell-address="FCRs.A11"/>
      <style:map style:condition="cell-content()=[.$A$8]" style:apply-style-name="bgGREY" style:base-cell-address="FCRs.A11"/>
      <style:map style:condition="cell-content()!=0" style:apply-style-name="CategoryHeader" style:base-cell-address="FCRs.A11"/>
    </style:style>
    <style:style style:name="ce164"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65"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66"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24"/>
      <style:map style:condition="cell-content()=&quot;Basic&quot;" style:apply-style-name="bgYELLOW" style:base-cell-address="FCRs.A24"/>
      <style:map style:condition="cell-content()=&quot;Intermediate&quot;" style:apply-style-name="bgGREY" style:base-cell-address="FCRs.A24"/>
      <style:map style:condition="cell-content()=&quot;Advanced&quot;" style:apply-style-name="bgGREEN" style:base-cell-address="FCRs.A24"/>
      <style:map style:condition="cell-content()=&quot;Professional&quot;" style:apply-style-name="bgBLUE" style:base-cell-address="FCRs.A24"/>
      <style:map style:condition="cell-content()=&quot;Innovative&quot;" style:apply-style-name="bgPURPLE" style:base-cell-address="FCRs.A24"/>
      <style:map style:condition="cell-content()=[.$A$2]" style:apply-style-name="bgCYAN" style:base-cell-address="FCRs.A24"/>
      <style:map style:condition="cell-content()=[.$A$3]" style:apply-style-name="bgRED" style:base-cell-address="FCRs.A24"/>
      <style:map style:condition="cell-content()=[.$A$4]" style:apply-style-name="bgYELLOW" style:base-cell-address="FCRs.A24"/>
      <style:map style:condition="cell-content()=[.$A$5]" style:apply-style-name="bgGREEN" style:base-cell-address="FCRs.A24"/>
      <style:map style:condition="cell-content()=[.$A$6]" style:apply-style-name="bgGREEN" style:base-cell-address="FCRs.A24"/>
      <style:map style:condition="cell-content()=[.$A$7]" style:apply-style-name="bgGREY" style:base-cell-address="FCRs.A24"/>
      <style:map style:condition="cell-content()=[.$A$8]" style:apply-style-name="bgGREY" style:base-cell-address="FCRs.A24"/>
      <style:map style:condition="cell-content()!=0" style:apply-style-name="CategoryHeader" style:base-cell-address="FCRs.A24"/>
    </style:style>
    <style:style style:name="ce167"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27"/>
      <style:map style:condition="cell-content()=&quot;Basic&quot;" style:apply-style-name="bgYELLOW" style:base-cell-address="FCRs.A27"/>
      <style:map style:condition="cell-content()=&quot;Intermediate&quot;" style:apply-style-name="bgGREY" style:base-cell-address="FCRs.A27"/>
      <style:map style:condition="cell-content()=&quot;Advanced&quot;" style:apply-style-name="bgGREEN" style:base-cell-address="FCRs.A27"/>
      <style:map style:condition="cell-content()=&quot;Professional&quot;" style:apply-style-name="bgBLUE" style:base-cell-address="FCRs.A27"/>
      <style:map style:condition="cell-content()=&quot;Innovative&quot;" style:apply-style-name="bgPURPLE" style:base-cell-address="FCRs.A27"/>
      <style:map style:condition="cell-content()=[.$A$2]" style:apply-style-name="bgCYAN" style:base-cell-address="FCRs.A27"/>
      <style:map style:condition="cell-content()=[.$A$3]" style:apply-style-name="bgRED" style:base-cell-address="FCRs.A27"/>
      <style:map style:condition="cell-content()=[.$A$4]" style:apply-style-name="bgYELLOW" style:base-cell-address="FCRs.A27"/>
      <style:map style:condition="cell-content()=[.$A$5]" style:apply-style-name="bgGREEN" style:base-cell-address="FCRs.A27"/>
      <style:map style:condition="cell-content()=[.$A$6]" style:apply-style-name="bgGREEN" style:base-cell-address="FCRs.A27"/>
      <style:map style:condition="cell-content()=[.$A$7]" style:apply-style-name="bgGREY" style:base-cell-address="FCRs.A27"/>
      <style:map style:condition="cell-content()=[.$A$8]" style:apply-style-name="bgGREY" style:base-cell-address="FCRs.A27"/>
      <style:map style:condition="cell-content()!=0" style:apply-style-name="CategoryHeader" style:base-cell-address="FCRs.A27"/>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font-size="10pt" style:font-size-asian="10pt" style:font-size-complex="10pt"/>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69"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7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71"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data-style-name="N148">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7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74" style:family="table-cell" style:parent-style-name="Default">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7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6"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7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7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7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80"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81"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82"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24"/>
      <style:map style:condition="cell-content()=&quot;Basic&quot;" style:apply-style-name="bgYELLOW" style:base-cell-address="FCRs.A24"/>
      <style:map style:condition="cell-content()=&quot;Intermediate&quot;" style:apply-style-name="bgGREY" style:base-cell-address="FCRs.A24"/>
      <style:map style:condition="cell-content()=&quot;Advanced&quot;" style:apply-style-name="bgGREEN" style:base-cell-address="FCRs.A24"/>
      <style:map style:condition="cell-content()=&quot;Professional&quot;" style:apply-style-name="bgBLUE" style:base-cell-address="FCRs.A24"/>
      <style:map style:condition="cell-content()=&quot;Innovative&quot;" style:apply-style-name="bgPURPLE" style:base-cell-address="FCRs.A24"/>
      <style:map style:condition="cell-content()=[.$A$2]" style:apply-style-name="bgCYAN" style:base-cell-address="FCRs.A24"/>
      <style:map style:condition="cell-content()=[.$A$3]" style:apply-style-name="bgRED" style:base-cell-address="FCRs.A24"/>
      <style:map style:condition="cell-content()=[.$A$4]" style:apply-style-name="bgYELLOW" style:base-cell-address="FCRs.A24"/>
      <style:map style:condition="cell-content()=[.$A$5]" style:apply-style-name="bgGREEN" style:base-cell-address="FCRs.A24"/>
      <style:map style:condition="cell-content()=[.$A$6]" style:apply-style-name="bgGREEN" style:base-cell-address="FCRs.A24"/>
      <style:map style:condition="cell-content()=[.$A$7]" style:apply-style-name="bgGREY" style:base-cell-address="FCRs.A24"/>
      <style:map style:condition="cell-content()=[.$A$8]" style:apply-style-name="bgGREY" style:base-cell-address="FCRs.A24"/>
      <style:map style:condition="cell-content()!=0" style:apply-style-name="CategoryHeader" style:base-cell-address="FCRs.A24"/>
    </style:style>
    <style:style style:name="ce18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84"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85"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8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87"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8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8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9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9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9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93" style:family="table-cell" style:parent-style-name="Default">
      <style:table-cell-properties style:glyph-orientation-vertical="0" fo:background-color="#00000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4"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5"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196" style:family="table-cell" style:parent-style-name="Default">
      <style:table-cell-properties style:glyph-orientation-vertical="0" fo:border-bottom="none" fo:background-color="#000000"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7" style:family="table-cell" style:parent-style-name="Default" style:data-style-name="N10">
      <style:table-cell-properties style:glyph-orientation-vertical="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8"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9"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00"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01"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in" style:writing-mode="page"/>
    </style:style>
    <style:style style:name="ce202" style:family="table-cell" style:parent-style-name="Default">
      <style:table-cell-properties style:glyph-orientation-vertical="0" fo:border-bottom="none" fo:background-color="#000000"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3" style:family="table-cell" style:parent-style-name="Default" style:data-style-name="N10">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04"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ce205" style:family="table-cell" style:parent-style-name="Default" style:data-style-name="N160">
      <style:table-cell-properties style:glyph-orientation-vertical="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6"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middle"/>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7" style:family="table-cell" style:parent-style-name="Default" style:data-style-name="N10">
      <style:table-cell-properties style:glyph-orientation-vertical="0" fo:border-bottom="none" style:cell-protect="protected" style:print-content="true" style:diagonal-bl-tr="none" style:diagonal-tl-br="none" style:text-align-source="fix" style:repeat-content="false" fo:background-color="transparent" fo:wrap-option="no-wrap" fo:border-left="0.0008in solid #000000" style:direction="ltr" fo:border-right="none" style:rotation-angle="0" style:shrink-to-fit="false" fo:border-top="0.0008in solid #000000"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8" style:family="table-cell" style:parent-style-name="Default" style:data-style-name="N10">
      <style:table-cell-properties style:glyph-orientation-vertical="0" fo:border-bottom="none" style:cell-protect="protected" style:print-content="true" style:diagonal-bl-tr="none" style:diagonal-tl-br="none" style:text-align-source="fix" style:repeat-content="false" fo:background-color="transparent" fo:wrap-option="no-wrap" fo:border-left="0.0008in solid #000000" style:direction="ltr" fo:border-right="none"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9" style:family="table-cell" style:parent-style-name="Default" style:data-style-name="N157">
      <style:table-cell-properties style:glyph-orientation-vertical="0" fo:border-bottom="none" style:cell-protect="protected" style:print-content="true" style:diagonal-bl-tr="none" style:diagonal-tl-br="none" style:text-align-source="fix" style:repeat-content="false" fo:background-color="transparent" fo:wrap-option="no-wrap" fo:border-left="0.0008in solid #000000" style:direction="ltr" fo:border-right="none"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0" style:family="table-cell" style:parent-style-name="Default" style:data-style-name="N157">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0.0008in solid #000000" style:direction="ltr" fo:border-right="none"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1"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end"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2" style:family="table-cell" style:parent-style-name="Default" style:data-style-name="N11">
      <style:table-cell-properties style:glyph-orientation-vertical="0" fo:border-bottom="none" style:cell-protect="protected" style:print-content="true" style:diagonal-bl-tr="none" style:diagonal-tl-br="none" style:text-align-source="fix" style:repeat-content="false" fo:background-color="transparent" fo:wrap-option="no-wrap" fo:border-left="0.0008in solid #000000" style:direction="ltr" fo:border-right="none"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3" style:family="table-cell" style:parent-style-name="Default"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0008in solid #000000" style:direction="ltr" fo:border-right="none"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4"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end"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15"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16" style:family="table-cell" style:parent-style-name="Default"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shrink-to-fit="false" fo:border-top="0.0008in solid #000000"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17" style:family="table-cell" style:parent-style-name="Default" style:data-style-name="N160">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18" style:family="table-cell" style:parent-style-name="Default" style:data-style-name="N16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ce219" style:family="table-cell" style:parent-style-name="Default"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shrink-to-fit="false" fo:border-top="0.0008in solid #000000" style:vertical-align="top"/>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0" style:family="table-cell" style:parent-style-name="Default" style:data-style-name="N160">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1" style:family="table-cell" style:parent-style-name="Default" style:data-style-name="N16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2" style:family="table-cell" style:parent-style-name="CategoryHeader" style:data-style-name="N160">
      <style:table-cell-properties fo:border-bottom="0.0008in solid #000000" style:cell-protect="protected" style:print-content="true" style:text-align-source="fix" style:repeat-content="false" fo:border-left="none" fo:border-right="0.0008in solid #000000" fo:border-top="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23" style:family="table-cell" style:parent-style-name="Default"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shrink-to-fit="false" fo:border-top="0.0008in solid #000000"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4" style:family="table-cell" style:parent-style-name="Default"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5" style:family="table-cell" style:parent-style-name="Default" style:data-style-name="N160">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6" style:family="table-cell" style:parent-style-name="Default" style:data-style-name="N16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27"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28"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29" style:family="table-cell" style:parent-style-name="Default">
      <style:table-cell-properties style:glyph-orientation-vertical="0" style:text-align-source="fix" style:repeat-content="false" fo:wrap-option="wrap" fo:border="0.0008in solid #000000" style:direction="ltr" fo:padding="0.028in"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0" style:family="table-cell" style:parent-style-name="Default">
      <style:text-properties fo:font-size="10pt" style:font-size-asian="10pt" style:font-size-complex="10pt"/>
    </style:style>
    <style:style style:name="ce231" style:family="table-cell" style:parent-style-name="Default" style:data-style-name="N157">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3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ce23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5" style:family="table-cell" style:parent-style-name="Default" style:data-style-name="N11">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6" style:family="table-cell" style:parent-style-name="Default" style:data-style-name="N157">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7" style:family="table-cell" style:parent-style-name="Default">
      <style:table-cell-properties style:glyph-orientation-vertical="0" fo:background-color="#00000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fo:font-size="10pt" fo:font-weight="bold" style:font-size-asian="10pt" style:font-weight-asian="bold" style:font-size-complex="10pt" style:font-weight-complex="bold"/>
    </style:style>
    <style:style style:name="ce238"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39" style:family="table-cell" style:parent-style-name="Default" style:data-style-name="N11">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40" style:family="table-cell" style:parent-style-name="Default" style:data-style-name="N10">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41"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42" style:family="table-cell" style:parent-style-name="Default">
      <style:table-cell-properties style:glyph-orientation-vertical="0" style:text-align-source="fix" style:repeat-content="false" fo:wrap-option="wrap" fo:border="0.0008in solid #000000" style:direction="ltr" fo:padding="0.028in"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24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T1" style:family="text">
      <style:text-properties fo:color="#000000" style:text-outline="false" style:text-line-through-style="none" style:text-position="0% 100%" style:font-name="Calibri"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c5000b" fo:font-style="italic" fo:font-weight="bold" style:font-style-asian="italic" style:font-weight-asian="bold" style:font-style-complex="italic" style:font-weight-complex="bold"/>
    </style:style>
    <style:style style:name="T2" style:family="text">
      <style:text-properties fo:color="#000000" style:text-outline="false" style:text-line-through-style="none" style:text-position="0% 100%" style:font-name="Calibri" fo:font-style="normal" fo:text-shadow="none" style:text-underline-style="none" fo:font-weight="bold" style:font-size-asian="11pt" style:font-style-asian="normal" style:font-weight-asian="bold" style:font-size-complex="11pt" style:font-style-complex="normal" style:font-weight-complex="bold"/>
    </style:style>
    <style:style style:name="T5" style:family="text">
      <style:text-properties fo:color="#000000" style:text-outline="false" style:text-line-through-style="none" style:text-position="0% 100%" style:font-name="Calibri" fo:font-style="italic" fo:text-shadow="none" style:text-underline-style="none" fo:font-weight="bold" style:font-size-asian="11pt" style:font-style-asian="italic" style:font-weight-asian="bold" style:font-size-complex="11pt" style:font-style-complex="italic"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italic" fo:font-weight="normal" style:font-style-asian="italic" style:font-weight-asian="normal" style:font-style-complex="italic" style:font-weight-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quot;Keyboard Only&quot;;&quot;Mouse Only&quot;;&quot;Keyboard and Mouse&quot;;&quot;Gamepad&quot;;&quot;Kinect&quot;;&quot;Razor Hydra&quot;;&quot;Oculus Rift and Gamepad&quot;;&quot;Oculus Rift and Razor Hydra&quot;;&quot;Mobile/Tablet&quot;;&quot;Other (specify)&quot;)" table:allow-empty-cell="true" table:display-list="unsorted" table:base-cell-address="FCRs.B16">
          <table:error-message table:message-type="stop" table:display="true"/>
        </table:content-validation>
        <table:content-validation table:name="val2" table:condition="of:cell-content-is-in-list(&quot;Single Player&quot;;&quot;Two Players&quot;;&quot;Three Players&quot;;&quot;Four Players&quot;;&quot;Many Players&quot;;&quot;Single Player Networked&quot;;&quot;Two Players Networked&quot;;&quot;Three Players Networked&quot;;&quot;Four Players Networked&quot;;&quot;Many Players Networked&quot;)" table:allow-empty-cell="true" table:display-list="unsorted" table:base-cell-address="TCRs.F22">
          <table:error-message table:message-type="stop" table:display="true"/>
        </table:content-validation>
        <table:content-validation table:name="val3" table:base-cell-address="'Game Data'.C13">
          <table:error-message table:message-type="stop" table:display="true"/>
        </table:content-validation>
        <table:content-validation table:name="val4" table:condition="of:cell-content-is-in-list(&quot;GAM 200&quot;;&quot;GAM 205&quot;;&quot;GAM 250&quot;;&quot;GAM 255&quot;;&quot;GAM 300&quot;;&quot;GAM 302&quot;;&quot;GAM 350&quot;;&quot;GAM 352&quot;;&quot;GAM 400&quot;;&quot;GAM 450&quot;;&quot;GAM 541&quot;;&quot;GAM 550&quot;;&quot;GAM 551&quot;;&quot;PRJ 402&quot;;&quot;PRJ 452&quot;;&quot;CG 310&quot;;&quot;CG 311&quot;;&quot;GAT 399&quot;;&quot;MUS 150&quot;;&quot;MUS 151&quot;;&quot;MUS 250&quot;;&quot;MUS 251&quot;;&quot;MUS 350&quot;;&quot;MUS 351&quot;;&quot;MUS 450&quot;;&quot;MUS 451&quot;;&quot;OTHER&quot;;&quot;NONE&quot;)" table:allow-empty-cell="true" table:display-list="unsorted" table:base-cell-address="'Game Data'.A13">
          <table:error-message table:message-type="stop" table:display="true"/>
        </table:content-validation>
        <table:content-validation table:name="val5" table:condition="of:cell-content-is-in-list(&quot;BSCE&quot;;&quot;BSCS&quot;;&quot;BSESD&quot;;&quot;BSGD&quot;;&quot;BAGD&quot;;&quot;BAMSD&quot;;&quot;BFA&quot;;&quot;MSCS&quot;;&quot;MFA&quot;)" table:allow-empty-cell="true" table:display-list="unsorted" table:base-cell-address="'Game Data'.B13">
          <table:error-message table:message-type="stop" table:display="true"/>
        </table:content-validation>
        <table:content-validation table:name="val6" table:condition="of:cell-content-is-in-list(&quot;(full)&quot;;&quot;(partial)&quot;;&quot;(unofficial)&quot;)" table:allow-empty-cell="true" table:display-list="unsorted" table:base-cell-address="'Game Data'.D13">
          <table:error-message table:message-type="stop" table:display="true"/>
        </table:content-validation>
        <table:content-validation table:name="val7" table:condition="of:cell-content-is-in-list(&quot;Challenge&quot;;&quot;Accomplishment&quot;;&quot;Fellowship&quot;;&quot;Competition&quot;;&quot;Discovery&quot;;&quot;Fantasy&quot;;&quot;Drama&quot;;&quot;Expression&quot;;&quot;Creation&quot;;&quot;Sensation&quot;)" table:allow-empty-cell="true" table:display-list="sorted-ascending" table:base-cell-address="TCRs.H6">
          <table:error-message table:message-type="stop" table:display="true"/>
        </table:content-validation>
        <table:content-validation table:name="val8" table:condition="of:cell-content-is-in-list([.$A$2:.$A$8])" table:allow-empty-cell="true" table:display-list="unsorted" table:base-cell-address="FCRs.D11">
          <table:error-message table:message-type="stop" table:display="true"/>
        </table:content-validation>
        <table:content-validation table:name="val9" table:condition="of:cell-content-is-in-list(['Instructor Grade'.$E$1:'Instructor Grade'.$E$7])" table:allow-empty-cell="true" table:display-list="unsorted" table:base-cell-address="'Instructor Grade'.E68">
          <table:error-message table:message-type="stop" table:display="true"/>
        </table:content-validation>
        <table:content-validation table:name="val10" table:condition="of:cell-content-is-in-list(['Game Data'.$E$1:'Game Data'.$E$7])" table:allow-empty-cell="true" table:display-list="unsorted" table:base-cell-address="'Game Data'.E17">
          <table:error-message table:message-type="stop" table:display="true"/>
        </table:content-validation>
        <table:content-validation table:name="val11" table:condition="of:cell-content-is-in-list([FCRs.$F$1:FCRs.$F$6])" table:allow-empty-cell="true" table:display-list="unsorted" table:base-cell-address="FCRs.F8">
          <table:error-message table:message-type="stop" table:display="true"/>
        </table:content-validation>
        <table:content-validation table:name="val12" table:condition="of:cell-content-is-in-list(['Instructor Grade'.$E$1:'Instructor Grade'.$E$8])" table:allow-empty-cell="true" table:display-list="unsorted" table:base-cell-address="'Instructor Grade'.E11">
          <table:error-message table:message-type="stop" table:display="true"/>
        </table:content-validation>
        <table:content-validation table:name="val13" table:condition="of:cell-content-is-in-list(#ref!)" table:allow-empty-cell="true" table:display-list="unsorted" table:base-cell-address="'Game Data'.H74">
          <table:error-message table:message-type="stop" table:display="true"/>
        </table:content-validation>
      </table:content-validations>
      <table:table table:name="Game Data" table:style-name="ta3" table:print="false">
        <office:forms form:automatic-focus="false" form:apply-design-mode="false"/>
        <table:table-column table:style-name="co9" table:number-columns-repeated="2" table:default-cell-style-name="ce47"/>
        <table:table-column table:style-name="co11" table:default-cell-style-name="ce47"/>
        <table:table-column table:style-name="co19" table:default-cell-style-name="ce47"/>
        <table:table-column table:style-name="co20" table:default-cell-style-name="ce47"/>
        <table:table-column table:style-name="co21" table:default-cell-style-name="ce20"/>
        <table:table-column table:style-name="co22" table:default-cell-style-name="ce20"/>
        <table:table-column table:style-name="co23" table:number-columns-repeated="2" table:default-cell-style-name="ce20"/>
        <table:table-column table:style-name="co24" table:default-cell-style-name="ce20"/>
        <table:table-column table:style-name="co25" table:default-cell-style-name="ce20"/>
        <table:table-column table:style-name="co10" table:number-columns-repeated="4" table:default-cell-style-name="ce20"/>
        <table:table-column table:style-name="co26" table:default-cell-style-name="ce20"/>
        <table:table-column table:style-name="co10" table:number-columns-repeated="246" table:default-cell-style-name="ce20"/>
        <table:table-column table:style-name="co12" table:number-columns-repeated="762" table:default-cell-style-name="ce11"/>
        <table:table-row table:style-name="ro1">
          <table:table-cell table:style-name="ce42" office:value-type="string" table:number-columns-spanned="4" table:number-rows-spanned="1">
            <text:p>GAME NAME</text:p>
          </table:table-cell>
          <table:covered-table-cell table:number-columns-repeated="2" table:style-name="ce42"/>
          <table:covered-table-cell table:style-name="ce46"/>
          <table:table-cell/>
          <table:table-cell table:style-name="ce49" office:value-type="string" table:number-columns-spanned="4" table:number-rows-spanned="1">
            <text:p>TEAM NAME</text:p>
          </table:table-cell>
          <table:covered-table-cell table:style-name="ce49"/>
          <table:covered-table-cell table:number-columns-repeated="2" table:style-name="ce106"/>
          <table:table-cell table:number-columns-repeated="1015"/>
        </table:table-row>
        <table:table-row table:style-name="ro1">
          <table:table-cell table:style-name="ce44" office:value-type="string" table:number-columns-spanned="4" table:number-rows-spanned="2">
            <text:p>Black &amp; Blue The Boxing RPG</text:p>
          </table:table-cell>
          <table:covered-table-cell table:number-columns-repeated="2" table:style-name="ce44"/>
          <table:covered-table-cell table:style-name="ce46"/>
          <table:table-cell/>
          <table:table-cell table:style-name="ce97" table:number-columns-spanned="4" table:number-rows-spanned="2"/>
          <table:covered-table-cell table:number-columns-repeated="3" table:style-name="ce97"/>
          <table:table-cell table:number-columns-repeated="1015"/>
        </table:table-row>
        <table:table-row table:style-name="ro1">
          <table:covered-table-cell table:number-columns-repeated="4" table:style-name="ce46"/>
          <table:table-cell/>
          <table:covered-table-cell table:number-columns-repeated="4" table:style-name="ce98"/>
          <table:table-cell table:number-columns-repeated="1015"/>
        </table:table-row>
        <table:table-row table:style-name="ro1">
          <table:table-cell table:number-columns-repeated="1024"/>
        </table:table-row>
        <table:table-row table:style-name="ro1">
          <table:table-cell table:style-name="ce42" office:value-type="string" table:number-columns-spanned="4" table:number-rows-spanned="1">
            <text:p>Optimal Game Controls</text:p>
          </table:table-cell>
          <table:covered-table-cell table:number-columns-repeated="2" table:style-name="ce42"/>
          <table:covered-table-cell table:style-name="ce46"/>
          <table:table-cell/>
          <table:table-cell table:style-name="ce49" office:value-type="string" table:number-columns-spanned="4" table:number-rows-spanned="1">
            <text:p>Core Types of Engagement (optional)</text:p>
          </table:table-cell>
          <table:covered-table-cell table:style-name="ce49"/>
          <table:covered-table-cell table:number-columns-repeated="2" table:style-name="ce106"/>
          <table:table-cell/>
          <table:table-cell table:style-name="ce121" office:value-type="string" table:number-columns-spanned="1" table:number-rows-spanned="5">
            <text:p>While GAT240 projects are intended to be prototypes they do have the potential to be well designed and interesting. Extra points may be awarded based on engagement and design merit.</text:p>
          </table:table-cell>
          <table:table-cell table:number-columns-repeated="1013"/>
        </table:table-row>
        <table:table-row table:style-name="ro1">
          <table:table-cell table:style-name="ce44" table:content-validation-name="val1" office:value-type="string" table:number-columns-spanned="4" table:number-rows-spanned="1">
            <text:p>Keyboard and Mouse</text:p>
          </table:table-cell>
          <table:covered-table-cell table:number-columns-repeated="2" table:style-name="ce44" table:content-validation-name="val1"/>
          <table:covered-table-cell table:style-name="ce46"/>
          <table:table-cell/>
          <table:table-cell table:style-name="ce44" table:content-validation-name="val7" table:number-columns-spanned="4" table:number-rows-spanned="1"/>
          <table:covered-table-cell table:style-name="ce44" table:content-validation-name="val7"/>
          <table:covered-table-cell table:number-columns-repeated="2" table:style-name="ce87" table:content-validation-name="val7"/>
          <table:table-cell/>
          <table:covered-table-cell/>
          <table:table-cell table:number-columns-repeated="1013"/>
        </table:table-row>
        <table:table-row table:style-name="ro1">
          <table:table-cell table:style-name="ce48" table:content-validation-name="val1" table:number-columns-repeated="3"/>
          <table:table-cell table:style-name="ce93"/>
          <table:table-cell/>
          <table:table-cell table:style-name="ce44" table:content-validation-name="val7" table:number-columns-spanned="4" table:number-rows-spanned="1"/>
          <table:covered-table-cell table:style-name="ce44" table:content-validation-name="val7"/>
          <table:covered-table-cell table:number-columns-repeated="2" table:style-name="ce87" table:content-validation-name="val7"/>
          <table:table-cell/>
          <table:covered-table-cell/>
          <table:table-cell table:number-columns-repeated="1013"/>
        </table:table-row>
        <table:table-row table:style-name="ro1">
          <table:table-cell table:style-name="ce49" office:value-type="string" table:number-columns-spanned="4" table:number-rows-spanned="1">
            <text:p>Optimal Number of Players</text:p>
          </table:table-cell>
          <table:covered-table-cell table:number-columns-repeated="2" table:style-name="ce49"/>
          <table:covered-table-cell table:style-name="ce46"/>
          <table:table-cell/>
          <table:table-cell table:style-name="ce44" table:content-validation-name="val7" table:number-columns-spanned="4" table:number-rows-spanned="1"/>
          <table:covered-table-cell table:style-name="ce44" table:content-validation-name="val7"/>
          <table:covered-table-cell table:number-columns-repeated="2" table:style-name="ce87" table:content-validation-name="val7"/>
          <table:table-cell/>
          <table:covered-table-cell/>
          <table:table-cell table:number-columns-repeated="1013"/>
        </table:table-row>
        <table:table-row table:style-name="ro1">
          <table:table-cell table:style-name="ce44" table:content-validation-name="val2" office:value-type="string" table:number-columns-spanned="4" table:number-rows-spanned="1">
            <text:p>Single Player</text:p>
          </table:table-cell>
          <table:covered-table-cell table:number-columns-repeated="2" table:style-name="ce44" table:content-validation-name="val2"/>
          <table:covered-table-cell table:style-name="ce46"/>
          <table:table-cell/>
          <table:table-cell table:style-name="ce44" table:content-validation-name="val7" table:number-columns-spanned="4" table:number-rows-spanned="1"/>
          <table:covered-table-cell table:style-name="ce44" table:content-validation-name="val7"/>
          <table:covered-table-cell table:number-columns-repeated="2" table:style-name="ce87" table:content-validation-name="val7"/>
          <table:table-cell/>
          <table:covered-table-cell/>
          <table:table-cell table:number-columns-repeated="1013"/>
        </table:table-row>
        <table:table-row table:style-name="ro1">
          <table:table-cell table:style-name="ce85" table:content-validation-name="val3" table:number-columns-repeated="3"/>
          <table:table-cell table:content-validation-name="val3" table:number-columns-repeated="2"/>
          <table:table-cell table:style-name="ce99" table:content-validation-name="val3" table:number-columns-repeated="4"/>
          <table:table-cell table:content-validation-name="val3" table:number-columns-repeated="2"/>
          <table:table-cell table:number-columns-repeated="1013"/>
        </table:table-row>
        <table:table-row table:style-name="ro1">
          <table:table-cell table:style-name="ce49" office:value-type="string" table:number-columns-spanned="4" table:number-rows-spanned="1">
            <text:p>Student Information</text:p>
          </table:table-cell>
          <table:covered-table-cell table:number-columns-repeated="2" table:style-name="ce11"/>
          <table:covered-table-cell/>
          <table:table-cell/>
          <table:table-cell table:style-name="ce100" office:value-type="string" table:number-columns-spanned="1" table:number-rows-spanned="4">
            <text:p>Notes about cheat codes, controls, bugs, known crashes, etc. should be put in the comments field for the appropriate CR.</text:p>
          </table:table-cell>
          <table:table-cell table:style-name="ce101"/>
          <table:table-cell table:style-name="ce107"/>
          <table:table-cell table:style-name="ce113"/>
          <table:table-cell table:number-columns-repeated="1015"/>
        </table:table-row>
        <table:table-row table:style-name="ro1">
          <table:table-cell table:style-name="ce86" office:value-type="string">
            <text:p>Class</text:p>
          </table:table-cell>
          <table:table-cell table:style-name="ce86" office:value-type="string">
            <text:p>Degree</text:p>
          </table:table-cell>
          <table:table-cell table:style-name="ce90" office:value-type="string">
            <text:p>Student Name</text:p>
          </table:table-cell>
          <table:table-cell table:style-name="ce90" office:value-type="string">
            <text:p>Note</text:p>
          </table:table-cell>
          <table:table-cell table:style-name="ce96"/>
          <table:covered-table-cell table:style-name="ce101"/>
          <table:table-cell table:style-name="ce101"/>
          <table:table-cell table:style-name="ce108" office:value-type="string" table:number-columns-spanned="1" table:number-rows-spanned="2">
            <text:p>Base</text:p>
            <text:p>Grade</text:p>
          </table:table-cell>
          <table:table-cell table:style-name="ce114" office:value-type="percentage" office:value="0.7" table:number-columns-spanned="1" table:number-rows-spanned="2">
            <text:p>70%</text:p>
          </table:table-cell>
          <table:table-cell/>
          <table:table-cell table:style-name="ce122" office:value-type="string" table:number-columns-spanned="1" table:number-rows-spanned="2">
            <text:p>The base grade is modified by the CRs and submission penalties to get the total grade.</text:p>
          </table:table-cell>
          <table:table-cell table:number-columns-repeated="1013"/>
        </table:table-row>
        <table:table-row table:style-name="ro1">
          <table:table-cell table:style-name="ce87" table:content-validation-name="val4"/>
          <table:table-cell table:style-name="ce87" table:content-validation-name="val5"/>
          <table:table-cell table:style-name="ce91" table:content-validation-name="val3"/>
          <table:table-cell table:style-name="ce94" table:content-validation-name="val6"/>
          <table:table-cell table:style-name="ce20"/>
          <table:covered-table-cell table:style-name="ce102"/>
          <table:table-cell table:style-name="ce102"/>
          <table:covered-table-cell table:style-name="ce109"/>
          <table:covered-table-cell table:style-name="ce115"/>
          <table:table-cell table:style-name="ce119"/>
          <table:covered-table-cell/>
          <table:table-cell table:style-name="ce123"/>
          <table:table-cell table:number-columns-repeated="247"/>
          <table:table-cell table:style-name="ce11" table:number-columns-repeated="3"/>
          <table:table-cell table:number-columns-repeated="762"/>
        </table:table-row>
        <table:table-row table:style-name="ro6">
          <table:table-cell table:style-name="ce88" office:value-type="string" table:number-columns-spanned="2" table:number-rows-spanned="1">
            <text:p>Student Email </text:p>
          </table:table-cell>
          <table:covered-table-cell table:style-name="ce89"/>
          <table:table-cell table:style-name="ce92" office:value-type="string" table:number-columns-spanned="2" table:number-rows-spanned="1">
            <text:p>Travis Moore</text:p>
          </table:table-cell>
          <table:covered-table-cell table:style-name="ce95"/>
          <table:table-cell table:style-name="ce20"/>
          <table:covered-table-cell table:style-name="ce101"/>
          <table:table-cell table:style-name="ce101" table:number-columns-repeated="2"/>
          <table:table-cell table:style-name="ce116"/>
          <table:table-cell table:style-name="ce45"/>
          <table:table-cell/>
          <table:table-cell table:style-name="ce96"/>
          <table:table-cell table:number-columns-repeated="247"/>
          <table:table-cell table:style-name="ce11" table:number-columns-repeated="3"/>
          <table:table-cell table:number-columns-repeated="762"/>
        </table:table-row>
        <table:table-row table:style-name="ro1">
          <table:table-cell table:number-columns-repeated="4"/>
          <table:table-cell table:style-name="ce20"/>
          <table:table-cell table:style-name="ce103" table:number-columns-repeated="2"/>
          <table:table-cell table:style-name="ce110"/>
          <table:table-cell table:style-name="ce117"/>
          <table:table-cell table:style-name="ce45"/>
          <table:table-cell/>
          <table:table-cell table:style-name="ce96"/>
          <table:table-cell table:number-columns-repeated="247"/>
          <table:table-cell table:style-name="ce11" table:number-columns-repeated="3"/>
          <table:table-cell table:number-columns-repeated="762"/>
        </table:table-row>
        <table:table-row table:style-name="ro1">
          <table:table-cell table:number-columns-repeated="4"/>
          <table:table-cell table:style-name="ce20"/>
          <table:table-cell table:style-name="ce104" office:value-type="string" table:number-columns-spanned="4" table:number-rows-spanned="1">
            <text:p>WAIVERS</text:p>
          </table:table-cell>
          <table:covered-table-cell table:style-name="ce101"/>
          <table:covered-table-cell table:style-name="ce107"/>
          <table:covered-table-cell table:style-name="ce113"/>
          <table:table-cell table:style-name="ce45"/>
          <table:table-cell/>
          <table:table-cell table:style-name="ce96"/>
          <table:table-cell table:number-columns-repeated="247"/>
          <table:table-cell table:style-name="ce11" table:number-columns-repeated="3"/>
          <table:table-cell table:number-columns-repeated="762"/>
        </table:table-row>
        <table:table-row table:style-name="ro1">
          <table:table-cell table:number-columns-repeated="4"/>
          <table:table-cell table:style-name="ce20"/>
          <table:table-cell table:style-name="ce105" office:value-type="string" table:number-columns-spanned="4" table:number-rows-spanned="5">
            <text:p>If you believe your game should get a waiver from any of the requirements in this rubric, you must talk to the instructors first. If the waiver is granted, you must include the reason for the waiver being granted (and who granted it) in the comments section for that requirement when you submit this document with your game. You must get a waiver BEFORE you submit your game, not after.</text:p>
          </table:table-cell>
          <table:covered-table-cell table:style-name="ce101"/>
          <table:covered-table-cell table:style-name="ce107"/>
          <table:covered-table-cell table:style-name="ce113"/>
          <table:table-cell table:style-name="ce11"/>
          <table:table-cell/>
          <table:table-cell table:style-name="ce96"/>
          <table:table-cell table:number-columns-repeated="247"/>
          <table:table-cell table:style-name="ce11" table:number-columns-repeated="3"/>
          <table:table-cell table:number-columns-repeated="762"/>
        </table:table-row>
        <table:table-row table:style-name="ro1">
          <table:table-cell table:number-columns-repeated="4"/>
          <table:table-cell table:style-name="ce20"/>
          <table:covered-table-cell table:number-columns-repeated="2" table:style-name="ce101"/>
          <table:covered-table-cell table:style-name="ce107"/>
          <table:covered-table-cell table:style-name="ce113"/>
          <table:table-cell table:style-name="ce120"/>
          <table:table-cell table:number-columns-repeated="249"/>
          <table:table-cell table:style-name="ce11" table:number-columns-repeated="3"/>
          <table:table-cell table:number-columns-repeated="762"/>
        </table:table-row>
        <table:table-row table:style-name="ro2">
          <table:table-cell table:number-columns-repeated="4"/>
          <table:table-cell table:style-name="ce20"/>
          <table:covered-table-cell table:number-columns-repeated="2" table:style-name="ce101"/>
          <table:covered-table-cell table:style-name="ce107"/>
          <table:covered-table-cell table:style-name="ce113"/>
          <table:table-cell table:number-columns-repeated="247"/>
          <table:table-cell table:style-name="ce11" table:number-columns-repeated="6"/>
          <table:table-cell table:number-columns-repeated="760"/>
          <table:table-cell table:style-name="Default" table:number-columns-repeated="2"/>
        </table:table-row>
        <table:table-row table:style-name="ro2">
          <table:table-cell table:number-columns-repeated="4"/>
          <table:table-cell table:style-name="ce20"/>
          <table:covered-table-cell table:number-columns-repeated="2" table:style-name="ce101"/>
          <table:covered-table-cell table:style-name="ce107"/>
          <table:covered-table-cell table:style-name="ce113"/>
          <table:table-cell table:number-columns-repeated="247"/>
          <table:table-cell table:style-name="ce11" table:number-columns-repeated="6"/>
          <table:table-cell table:number-columns-repeated="760"/>
          <table:table-cell table:style-name="Default" table:number-columns-repeated="2"/>
        </table:table-row>
        <table:table-row table:style-name="ro2">
          <table:table-cell table:number-columns-repeated="4"/>
          <table:table-cell table:style-name="ce20"/>
          <table:covered-table-cell table:number-columns-repeated="2" table:style-name="ce102"/>
          <table:covered-table-cell table:style-name="ce111"/>
          <table:covered-table-cell table:style-name="ce118"/>
          <table:table-cell table:number-columns-repeated="247"/>
          <table:table-cell table:style-name="ce11" table:number-columns-repeated="6"/>
          <table:table-cell table:number-columns-repeated="760"/>
          <table:table-cell table:style-name="Default" table:number-columns-repeated="2"/>
        </table:table-row>
        <table:table-row table:style-name="ro2">
          <table:table-cell table:number-columns-repeated="4"/>
          <table:table-cell table:style-name="ce20"/>
          <table:table-cell table:style-name="ce11" table:number-columns-repeated="2"/>
          <table:table-cell table:style-name="ce112"/>
          <table:table-cell table:style-name="ce43"/>
          <table:table-cell table:number-columns-repeated="247"/>
          <table:table-cell table:style-name="ce11" table:number-columns-repeated="6"/>
          <table:table-cell table:number-columns-repeated="760"/>
          <table:table-cell table:style-name="Default" table:number-columns-repeated="2"/>
        </table:table-row>
        <table:table-row table:style-name="ro2" table:number-rows-repeated="2">
          <table:table-cell table:number-columns-repeated="4"/>
          <table:table-cell table:style-name="ce20"/>
          <table:table-cell table:number-columns-repeated="251"/>
          <table:table-cell table:style-name="ce11" table:number-columns-repeated="6"/>
          <table:table-cell table:number-columns-repeated="760"/>
          <table:table-cell table:style-name="Default" table:number-columns-repeated="2"/>
        </table:table-row>
        <table:table-row table:style-name="ro2">
          <table:table-cell table:number-columns-repeated="4"/>
          <table:table-cell table:style-name="ce20"/>
          <table:table-cell table:number-columns-repeated="4"/>
          <table:table-cell table:style-name="ce11"/>
          <table:table-cell table:number-columns-repeated="247"/>
          <table:table-cell table:style-name="ce11" table:number-columns-repeated="5"/>
          <table:table-cell table:number-columns-repeated="761"/>
          <table:table-cell table:style-name="Default"/>
        </table:table-row>
        <table:table-row table:style-name="ro2" table:number-rows-repeated="5">
          <table:table-cell table:number-columns-repeated="259"/>
          <table:table-cell table:style-name="ce11" table:number-columns-repeated="3"/>
          <table:table-cell table:number-columns-repeated="762"/>
        </table:table-row>
        <table:table-row table:style-name="ro2">
          <table:table-cell table:number-columns-repeated="4"/>
          <table:table-cell table:style-name="ce11"/>
          <table:table-cell table:number-columns-repeated="254"/>
          <table:table-cell table:style-name="ce11" table:number-columns-repeated="3"/>
          <table:table-cell table:number-columns-repeated="762"/>
        </table:table-row>
        <table:table-row table:style-name="ro2" table:number-rows-repeated="1048544">
          <table:table-cell table:number-columns-repeated="1024"/>
        </table:table-row>
        <table:table-row table:style-name="ro2">
          <table:table-cell table:number-columns-repeated="1024"/>
        </table:table-row>
      </table:table>
      <table:table table:name="Submission" table:style-name="ta2" table:print="false">
        <office:forms form:automatic-focus="false" form:apply-design-mode="false"/>
        <table:table-column table:style-name="co13" table:default-cell-style-name="ce60"/>
        <table:table-column table:style-name="co14" table:default-cell-style-name="ce60"/>
        <table:table-column table:style-name="co15" table:default-cell-style-name="ce60"/>
        <table:table-column table:style-name="co16" table:number-columns-repeated="2" table:default-cell-style-name="ce60"/>
        <table:table-column table:style-name="co17" table:default-cell-style-name="ce60"/>
        <table:table-column table:style-name="co18" table:default-cell-style-name="ce60"/>
        <table:table-column table:style-name="co10" table:number-columns-repeated="252" table:default-cell-style-name="ce60"/>
        <table:table-column table:style-name="co12" table:number-columns-repeated="765" table:default-cell-style-name="ce84"/>
        <table:table-row table:style-name="ro1">
          <table:table-cell table:style-name="ce50" office:value-type="string" table:number-columns-spanned="6" table:number-rows-spanned="1">
            <text:p>INSTRUCTIONS FOR SUBMISSION OF PROJECTS</text:p>
          </table:table-cell>
          <table:covered-table-cell table:number-columns-repeated="4" table:style-name="ce50"/>
          <table:covered-table-cell table:style-name="ce62"/>
          <table:table-cell table:number-columns-repeated="1018"/>
        </table:table-row>
        <table:table-row table:style-name="ro1">
          <table:table-cell table:style-name="ce51" office:value-type="string" table:number-columns-spanned="6" table:number-rows-spanned="1">
            <text:p>Fill out the corresponding rubric file for the project (like this one). Include this rubric in a zip package with an executable of your game, and the project file and and content folder.</text:p>
          </table:table-cell>
          <table:covered-table-cell table:number-columns-repeated="5" table:style-name="ce51"/>
          <table:table-cell table:number-columns-repeated="1018"/>
        </table:table-row>
        <table:table-row table:style-name="ro1">
          <table:table-cell table:style-name="ce51" office:value-type="string" table:number-columns-spanned="6" table:number-rows-spanned="1">
            <text:p>Once the project, exe, and rubric file are in a single zip file submit to the GAT240 moodle page (distance.digipen.edu) for the assignment.</text:p>
          </table:table-cell>
          <table:covered-table-cell table:number-columns-repeated="5" table:style-name="ce51"/>
          <table:table-cell table:number-columns-repeated="1018"/>
        </table:table-row>
        <table:table-row table:style-name="ro1">
          <table:table-cell table:style-name="ce52" table:number-columns-spanned="6" table:number-rows-spanned="1"/>
          <table:covered-table-cell table:number-columns-repeated="5" table:style-name="ce52"/>
          <table:table-cell table:number-columns-repeated="1018"/>
        </table:table-row>
        <table:table-row table:style-name="ro1">
          <table:table-cell table:style-name="ce53" table:number-columns-spanned="6" table:number-rows-spanned="1"/>
          <table:covered-table-cell table:number-columns-repeated="4" table:style-name="ce64"/>
          <table:covered-table-cell table:style-name="ce52"/>
          <table:table-cell table:number-columns-repeated="1018"/>
        </table:table-row>
        <table:table-row table:style-name="ro1">
          <table:table-cell table:style-name="ce54" table:number-columns-spanned="6" table:number-rows-spanned="1"/>
          <table:covered-table-cell table:number-columns-repeated="4" table:style-name="ce54"/>
          <table:covered-table-cell table:style-name="ce51"/>
          <table:table-cell table:number-columns-repeated="1018"/>
        </table:table-row>
        <table:table-row table:style-name="ro1">
          <table:table-cell table:style-name="ce55" table:number-columns-repeated="5"/>
          <table:table-cell table:number-columns-repeated="1019"/>
        </table:table-row>
        <table:table-row table:style-name="ro2">
          <table:table-cell table:style-name="ce56" office:value-type="string">
            <text:p>Submission Requirements</text:p>
          </table:table-cell>
          <table:table-cell table:style-name="ce65"/>
          <table:table-cell table:style-name="ce65" office:value-type="string">
            <text:p>#</text:p>
          </table:table-cell>
          <table:table-cell table:style-name="ce65" office:value-type="string">
            <text:p>Penalty</text:p>
          </table:table-cell>
          <table:table-cell table:style-name="ce72" office:value-type="string">
            <text:p>Total</text:p>
          </table:table-cell>
          <table:table-cell table:style-name="ce76" office:value-type="string">
            <text:p><text:s/>Notes</text:p>
          </table:table-cell>
          <table:table-cell table:style-name="ce82" table:number-columns-repeated="5"/>
          <table:table-cell table:number-columns-repeated="1013"/>
        </table:table-row>
        <table:table-row table:style-name="ro2">
          <table:table-cell table:style-name="ce57" office:value-type="string">
            <text:p>Minor Correctable Submission Mistakes</text:p>
          </table:table-cell>
          <table:table-cell table:style-name="ce66"/>
          <table:table-cell table:style-name="ce66" office:value-type="float" office:value="0">
            <text:p>0</text:p>
          </table:table-cell>
          <table:table-cell table:style-name="ce43" office:value-type="percentage" office:value="-0.01">
            <text:p>-1%</text:p>
          </table:table-cell>
          <table:table-cell table:style-name="ce73" table:formula="of:=[.C9]*[.D9]" office:value-type="percentage" office:value="-0">
            <text:p>0%</text:p>
          </table:table-cell>
          <table:table-cell table:style-name="ce77" office:value-type="string">
            <text:p><text:s/>File or folder is named incorrectly, submission email is incorrect, has extra files in the base folder (like thumbs.db), etc.</text:p>
          </table:table-cell>
          <table:table-cell table:style-name="ce82" table:number-columns-repeated="5"/>
          <table:table-cell table:number-columns-repeated="1013"/>
        </table:table-row>
        <table:table-row table:style-name="ro2">
          <table:table-cell table:style-name="ce58" office:value-type="string">
            <text:p>Major Correctable Submission Mistakes</text:p>
          </table:table-cell>
          <table:table-cell table:style-name="ce45"/>
          <table:table-cell table:style-name="ce45" office:value-type="float" office:value="0">
            <text:p>0</text:p>
          </table:table-cell>
          <table:table-cell table:style-name="ce43" office:value-type="percentage" office:value="-0.02">
            <text:p>-2%</text:p>
          </table:table-cell>
          <table:table-cell table:style-name="ce73" table:formula="of:=[.C10]*[.D10]" office:value-type="percentage" office:value="-0">
            <text:p>0%</text:p>
          </table:table-cell>
          <table:table-cell table:style-name="ce78" office:value-type="string">
            <text:p><text:s/>Game is submitted to the wrong location, no submission email sent, file content is incorrect, etc.</text:p>
          </table:table-cell>
          <table:table-cell table:style-name="ce82" table:number-columns-repeated="5"/>
          <table:table-cell table:number-columns-repeated="1013"/>
        </table:table-row>
        <table:table-row table:style-name="ro1">
          <table:table-cell table:style-name="ce20" office:value-type="string">
            <text:p>Number of Tabs w/o Student Grade Fields Set</text:p>
          </table:table-cell>
          <table:table-cell table:style-name="ce20"/>
          <table:table-cell table:style-name="ce45" office:value-type="float" office:value="0">
            <text:p>0</text:p>
          </table:table-cell>
          <table:table-cell table:style-name="ce43" office:value-type="percentage" office:value="-0.01">
            <text:p>-1%</text:p>
          </table:table-cell>
          <table:table-cell table:style-name="ce73" table:formula="of:=[.C11]*[.D11]" office:value-type="percentage" office:value="-0">
            <text:p>0%</text:p>
          </table:table-cell>
          <table:table-cell table:style-name="ce79" office:value-type="string">
            <text:p><text:s/>You don't have to set the professional or innovative fields, but all others must be set (take your best guess if you are not sure).</text:p>
          </table:table-cell>
          <table:table-cell table:style-name="ce20" table:number-columns-repeated="1018"/>
        </table:table-row>
        <table:table-row table:style-name="ro1">
          <table:table-cell table:style-name="ce20" office:value-type="string">
            <text:p>Number of Fields Missing on the Game Data Tab</text:p>
          </table:table-cell>
          <table:table-cell table:style-name="ce20"/>
          <table:table-cell table:style-name="ce45" office:value-type="float" office:value="0">
            <text:p>0</text:p>
          </table:table-cell>
          <table:table-cell table:style-name="ce43" office:value-type="percentage" office:value="-0.02">
            <text:p>-2%</text:p>
          </table:table-cell>
          <table:table-cell table:style-name="ce73" table:formula="of:=[.C12]*[.D12]" office:value-type="percentage" office:value="-0">
            <text:p>0%</text:p>
          </table:table-cell>
          <table:table-cell table:style-name="ce79" office:value-type="string">
            <text:p><text:s/>You must fill out the game data tab correctly.</text:p>
          </table:table-cell>
          <table:table-cell table:style-name="ce20" table:number-columns-repeated="1018"/>
        </table:table-row>
        <table:table-row table:style-name="ro2">
          <table:table-cell table:style-name="ce20" office:value-type="string">
            <text:p>Number of Required Submission Files Missing</text:p>
          </table:table-cell>
          <table:table-cell table:style-name="ce20"/>
          <table:table-cell table:style-name="ce45" office:value-type="float" office:value="0">
            <text:p>0</text:p>
          </table:table-cell>
          <table:table-cell table:style-name="ce43" office:value-type="percentage" office:value="-0.05">
            <text:p>-5%</text:p>
          </table:table-cell>
          <table:table-cell table:style-name="ce73" table:formula="of:=[.C13]*[.D13]" office:value-type="percentage" office:value="-0">
            <text:p>0%</text:p>
          </table:table-cell>
          <table:table-cell table:style-name="ce78" office:value-type="string">
            <text:p><text:s/>Make sure you have all of the required files listed below.</text:p>
          </table:table-cell>
          <table:table-cell table:style-name="ce82" table:number-columns-repeated="5"/>
          <table:table-cell table:number-columns-repeated="1013"/>
        </table:table-row>
        <table:table-row table:style-name="ro2">
          <table:table-cell table:style-name="ce58" office:value-type="string">
            <text:p>Number of Days Late</text:p>
          </table:table-cell>
          <table:table-cell table:style-name="ce45"/>
          <table:table-cell table:style-name="ce45" office:value-type="float" office:value="0">
            <text:p>0</text:p>
          </table:table-cell>
          <table:table-cell table:style-name="ce43" office:value-type="percentage" office:value="-0.05">
            <text:p>-5%</text:p>
          </table:table-cell>
          <table:table-cell table:style-name="ce73" table:formula="of:=[.C14]*[.D14]" office:value-type="percentage" office:value="-0">
            <text:p>0%</text:p>
          </table:table-cell>
          <table:table-cell table:style-name="ce78" office:value-type="string">
            <text:p><text:s/>You are always better off turning in what you have by the deadline, since you can resubmit later.</text:p>
          </table:table-cell>
          <table:table-cell table:style-name="ce82" table:number-columns-repeated="5"/>
          <table:table-cell table:number-columns-repeated="1013"/>
        </table:table-row>
        <table:table-row table:style-name="ro2">
          <table:table-cell table:style-name="ce58" office:value-type="string">
            <text:p>Number of Resubmissions Required</text:p>
          </table:table-cell>
          <table:table-cell table:style-name="ce45"/>
          <table:table-cell table:style-name="ce45" office:value-type="float" office:value="0">
            <text:p>0</text:p>
          </table:table-cell>
          <table:table-cell table:style-name="ce43" office:value-type="percentage" office:value="-0.05">
            <text:p>-5%</text:p>
          </table:table-cell>
          <table:table-cell table:style-name="ce73" table:formula="of:=[.C15]*[.D15]" office:value-type="percentage" office:value="-0">
            <text:p>0%</text:p>
          </table:table-cell>
          <table:table-cell table:style-name="ce78" office:value-type="string">
            <text:p><text:s/>If a resubmission is required, you will get a minimum of 24 hours from when you are notified to resubmit without a late penalty.</text:p>
          </table:table-cell>
          <table:table-cell table:style-name="ce82" table:number-columns-repeated="5"/>
          <table:table-cell table:number-columns-repeated="1013"/>
        </table:table-row>
        <table:table-row table:style-name="ro2">
          <table:table-cell table:style-name="ce59" office:value-type="string">
            <text:p>Number of Copyright/Ratings Violations</text:p>
          </table:table-cell>
          <table:table-cell table:style-name="ce67"/>
          <table:table-cell table:style-name="ce67" office:value-type="float" office:value="0">
            <text:p>0</text:p>
          </table:table-cell>
          <table:table-cell table:style-name="ce70" office:value-type="percentage" office:value="-0.3">
            <text:p>-30%</text:p>
          </table:table-cell>
          <table:table-cell table:style-name="ce74" table:formula="of:=[.C16]*[.D16]" office:value-type="percentage" office:value="-0">
            <text:p>0%</text:p>
          </table:table-cell>
          <table:table-cell table:style-name="ce80" office:value-type="string">
            <text:p><text:s/>Any copyright or ratings violations will require you to resubmit your game in order to pass.</text:p>
          </table:table-cell>
          <table:table-cell table:style-name="ce82" table:number-columns-repeated="5"/>
          <table:table-cell table:number-columns-repeated="1013"/>
        </table:table-row>
        <table:table-row table:style-name="ro2">
          <table:table-cell table:style-name="ce11" table:number-columns-repeated="3"/>
          <table:table-cell table:style-name="ce71" office:value-type="string">
            <text:p>Total Submission Penalties:</text:p>
          </table:table-cell>
          <table:table-cell table:style-name="ce75" table:formula="of:=SUM([.E9:.E16])" office:value-type="percentage" office:value="0">
            <text:p>0%</text:p>
          </table:table-cell>
          <table:table-cell table:style-name="ce11"/>
          <table:table-cell table:style-name="ce82" table:number-columns-repeated="5"/>
          <table:table-cell table:number-columns-repeated="1013"/>
        </table:table-row>
        <table:table-row table:style-name="ro1">
          <table:table-cell table:number-columns-repeated="1024"/>
        </table:table-row>
        <table:table-row table:style-name="ro1">
          <table:table-cell table:style-name="ce61" office:value-type="string">
            <text:p>File/Folder</text:p>
          </table:table-cell>
          <table:table-cell table:style-name="ce68" office:value-type="string" table:number-columns-spanned="5" table:number-rows-spanned="1">
            <text:p>Instructions</text:p>
          </table:table-cell>
          <table:covered-table-cell table:style-name="ce68"/>
          <table:covered-table-cell table:number-columns-repeated="3" table:style-name="ce61"/>
          <table:table-cell table:number-columns-repeated="1018"/>
        </table:table-row>
        <table:table-row table:style-name="ro3">
          <table:table-cell table:style-name="ce62" office:value-type="string">
            <text:p>gamename<text:span text:style-name="T1">_rubric.ods</text:span></text:p>
          </table:table-cell>
          <table:table-cell table:style-name="ce69" office:value-type="string" table:number-columns-spanned="5" table:number-rows-spanned="1">
            <text:p>This file must be named properly and have the game data tab filled out, along with the “student” columns on all the CR tabs (you can leave the professional/innovative fields as untested, but all the other ones need to be set).<text:span text:style-name="T3"> Do not convert this file into an Excel spreadsheet (or any other format) and do not </text:span><text:span text:style-name="T3">change it in any way (except to fill in the data for your game).</text:span></text:p>
          </table:table-cell>
          <table:covered-table-cell table:number-columns-repeated="3" table:style-name="ce69"/>
          <table:covered-table-cell table:style-name="ce51"/>
          <table:table-cell table:number-columns-repeated="1018"/>
        </table:table-row>
        <table:table-row table:style-name="ro4">
          <table:table-cell table:style-name="ce62" office:value-type="string">
            <text:p>gamename_studentname_GAT240.zip</text:p>
          </table:table-cell>
          <table:table-cell table:style-name="ce69" office:value-type="string" table:number-columns-spanned="5" table:number-rows-spanned="1">
            <text:p>A zipped file that contains the assignment rubric, the assignment executable, and the project file and content folder (for both the game and any tools). Comment all code, include copyright notices in each code file, and put who wrote the code near the top of the file. </text:p>
          </table:table-cell>
          <table:covered-table-cell table:number-columns-repeated="3" table:style-name="ce69"/>
          <table:covered-table-cell table:style-name="ce51"/>
          <table:table-cell table:number-columns-repeated="1018"/>
        </table:table-row>
        <table:table-row table:style-name="ro5">
          <table:table-cell table:style-name="ce63" office:value-type="string">
            <text:p><text:span text:style-name="T2">gamename</text:span><text:span text:style-name="T1">.exe</text:span></text:p>
          </table:table-cell>
          <table:table-cell table:style-name="ce51" office:value-type="string" table:number-columns-spanned="5" table:number-rows-spanned="1">
            <text:p>A single file install for the game. Make sure you test the installer. You must include the DigiPen EULA in the installer and you must have a full uninstall option for the game (if you don’t, or it doesn’t work, the game will NOT be posted on the DigiPen website). Make sure you include all necessary DLLs and drivers—check for them being already installed if possible, otherwise, install them yourself or launch the installer for them after the game is done. Make sure it works on a machine that doesn’t have Visual Studio installed, doesn’t have all the latest DLLs, etc. installed. There are machines in the back of Edison for this. Common mistakes are not installing specific DLLs for D3DX that you linked to or accidentally linking to debug versions of DLLs that non-developer machines will not have. This can be a stand-alone exe if you do not care about the game gallery or showcase (but no zip files), in which case you do not need the “_setup” on the file name. Note that you will always need an installer for Unity projects, since they do not have stand-alone executables.</text:p>
          </table:table-cell>
          <table:covered-table-cell table:number-columns-repeated="4" table:style-name="ce51"/>
          <table:table-cell table:number-columns-repeated="1018"/>
        </table:table-row>
        <table:table-row table:style-name="ro1">
          <table:table-cell table:number-columns-repeated="1024"/>
        </table:table-row>
        <table:table-row table:style-name="ro1" table:number-rows-repeated="9">
          <table:table-cell table:number-columns-repeated="5"/>
          <table:table-cell table:style-name="ce81"/>
          <table:table-cell table:number-columns-repeated="1018"/>
        </table:table-row>
        <table:table-row table:style-name="ro1">
          <table:table-cell table:number-columns-repeated="5"/>
          <table:table-cell table:style-name="ce81"/>
          <table:table-cell table:style-name="ce83" table:number-columns-repeated="250"/>
          <table:table-cell table:style-name="ce11" table:number-columns-repeated="768"/>
        </table:table-row>
        <table:table-row table:style-name="ro1" table:number-rows-repeated="12">
          <table:table-cell table:number-columns-repeated="5"/>
          <table:table-cell table:style-name="ce81"/>
          <table:table-cell table:number-columns-repeated="1018"/>
        </table:table-row>
        <table:table-row table:style-name="ro1" table:number-rows-repeated="1048530">
          <table:table-cell table:number-columns-repeated="1024"/>
        </table:table-row>
        <table:table-row table:style-name="ro1">
          <table:table-cell table:number-columns-repeated="1024"/>
        </table:table-row>
      </table:table>
      <table:table table:name="TCRs" table:style-name="ta4" table:print="false">
        <office:forms form:automatic-focus="false" form:apply-design-mode="false"/>
        <table:table-column table:style-name="co27" table:default-cell-style-name="ce133"/>
        <table:table-column table:style-name="co21" table:default-cell-style-name="ce133"/>
        <table:table-column table:style-name="co28" table:default-cell-style-name="ce133"/>
        <table:table-column table:style-name="co29" table:number-columns-repeated="2" table:default-cell-style-name="ce156"/>
        <table:table-column table:style-name="co30" table:default-cell-style-name="ce133"/>
        <table:table-column table:style-name="co31" table:number-columns-repeated="4" table:default-cell-style-name="ce133"/>
        <table:table-column table:style-name="co32" table:number-columns-repeated="2" table:default-cell-style-name="ce133"/>
        <table:table-column table:style-name="co33" table:number-columns-repeated="241" table:default-cell-style-name="ce133"/>
        <table:table-column table:style-name="co34" table:number-columns-repeated="771" table:default-cell-style-name="ce11"/>
        <table:table-row table:style-name="ro2">
          <table:table-cell table:style-name="ce124" office:value-type="string">
            <text:p>STATUS LIST</text:p>
          </table:table-cell>
          <table:table-cell table:style-name="ce134" office:value-type="string">
            <text:p>STATUS DESCRIPTION</text:p>
          </table:table-cell>
          <table:table-cell table:style-name="ce124" office:value-type="string">
            <text:p>TECHNICAL REQUIREMENTS</text:p>
          </table:table-cell>
          <table:table-cell table:style-name="ce42" table:formula="of:=&quot;&quot;&amp;COUNTIF([.D$10:.D$161];[.$A$2])&amp;&quot; &quot;&amp;[.$A$2]" office:value-type="string" office:string-value="0 Untested">
            <text:p>0 Untested</text:p>
          </table:table-cell>
          <table:table-cell table:style-name="ce42" table:formula="of:=&quot;&quot;&amp;COUNTIF([.E$10:.E$161];[.$A$2])&amp;&quot; &quot;&amp;[.$A$2]" office:value-type="string" office:string-value="20 Untested">
            <text:p>20 Untested</text:p>
          </table:table-cell>
          <table:table-cell table:style-name="ce124" office:value-type="string">
            <text:p>TCR</text:p>
          </table:table-cell>
          <table:table-cell table:style-name="ce158"/>
          <table:table-cell table:style-name="ce82" table:number-columns-repeated="2"/>
          <table:table-cell table:style-name="ce158"/>
          <table:table-cell table:number-columns-repeated="1014"/>
        </table:table-row>
        <table:table-row table:style-name="ro2">
          <table:table-cell table:style-name="ce125" office:value-type="string">
            <text:p>Untested</text:p>
          </table:table-cell>
          <table:table-cell table:style-name="ce135" office:value-type="string">
            <text:p>Has not been tested/checked</text:p>
          </table:table-cell>
          <table:table-cell table:style-name="ce140" office:value-type="string" table:number-columns-spanned="1" table:number-rows-spanned="8">
            <text:p>Make sure you read all of the details for each requirement. There are a lot of small details that must be met in order to pass these requirements.</text:p>
          </table:table-cell>
          <table:table-cell table:style-name="ce145" table:formula="of:=SUMPRODUCT(([.$A$10:.$A$161]=&quot;Required&quot;)*([.D$10:.D$161]=&quot;Missing&quot;))+0.5*SUMPRODUCT(([.$A$10:.$A$161]=&quot;Required&quot;)*([.D$10:.D$161]=&quot;Partial&quot;))" office:value-type="float" office:value="0">
            <text:p>0</text:p>
          </table:table-cell>
          <table:table-cell table:style-name="ce145" table:formula="of:=SUMPRODUCT(([.$A$10:.$A$161]=&quot;Required&quot;)*([.E$10:.E$161]=&quot;Missing&quot;))+0.5*SUMPRODUCT(([.$A$10:.$A$161]=&quot;Required&quot;)*([.E$10:.E$161]=&quot;Partial&quot;))" office:value-type="float" office:value="0">
            <text:p>0</text:p>
          </table:table-cell>
          <table:table-cell table:style-name="ce135" table:formula="of:=&quot;Required &quot;&amp;[.$F$1]&amp;&quot;s &quot;&amp;[.A3]" office:value-type="string" office:string-value="Required TCRs Missing">
            <text:p>Required TCRs Missing</text:p>
          </table:table-cell>
          <table:table-cell table:style-name="ce158"/>
          <table:table-cell table:style-name="ce82" table:number-columns-repeated="2"/>
          <table:table-cell table:style-name="ce158"/>
          <table:table-cell table:number-columns-repeated="1014"/>
        </table:table-row>
        <table:table-row table:style-name="ro2">
          <table:table-cell table:style-name="ce125" office:value-type="string">
            <text:p>Missing</text:p>
          </table:table-cell>
          <table:table-cell table:style-name="ce135" office:value-type="string">
            <text:p>Requirement not met</text:p>
          </table:table-cell>
          <table:covered-table-cell table:style-name="ce139"/>
          <table:table-cell table:style-name="ce145" table:formula="of:=SUMPRODUCT(([.$A$10:.$A$161]=&quot;Basic&quot;)*([.D$10:.D$161]=&quot;Missing&quot;))+0.5*SUMPRODUCT(([.$A$10:.$A$161]=&quot;Basic&quot;)*([.D$10:.D$161]=&quot;Partial&quot;))" office:value-type="float" office:value="0">
            <text:p>0</text:p>
          </table:table-cell>
          <table:table-cell table:style-name="ce145" table:formula="of:=SUMPRODUCT(([.$A$10:.$A$161]=&quot;Basic&quot;)*([.E$10:.E$161]=&quot;Missing&quot;))+0.5*SUMPRODUCT(([.$A$10:.$A$161]=&quot;Basic&quot;)*([.E$10:.E$161]=&quot;Partial&quot;))" office:value-type="float" office:value="0">
            <text:p>0</text:p>
          </table:table-cell>
          <table:table-cell table:style-name="ce135" table:formula="of:=&quot;Basic &quot;&amp;[.$F$1]&amp;&quot;s &quot;&amp;[.A3]" office:value-type="string" office:string-value="Basic TCRs Missing">
            <text:p>Basic TCRs Missing</text:p>
          </table:table-cell>
          <table:table-cell table:style-name="ce158"/>
          <table:table-cell table:style-name="ce82" table:number-columns-repeated="2"/>
          <table:table-cell table:style-name="ce158"/>
          <table:table-cell table:number-columns-repeated="1014"/>
        </table:table-row>
        <table:table-row table:style-name="ro2">
          <table:table-cell table:style-name="ce125" office:value-type="string">
            <text:p>Partial</text:p>
          </table:table-cell>
          <table:table-cell table:style-name="ce135" office:value-type="string">
            <text:p>Completed at least half-way</text:p>
          </table:table-cell>
          <table:covered-table-cell table:style-name="ce139"/>
          <table:table-cell table:style-name="ce145" table:formula="of:=SUMPRODUCT(([.$A$10:.$A$161]=&quot;Intermediate&quot;)*([.D$10:.D$161]=&quot;Missing&quot;))+0.5*SUMPRODUCT(([.$A$10:.$A$161]=&quot;Intermediate&quot;)*([.D$10:.D$161]=&quot;Partial&quot;))" office:value-type="float" office:value="0">
            <text:p>0</text:p>
          </table:table-cell>
          <table:table-cell table:style-name="ce145" table:formula="of:=SUMPRODUCT(([.$A$10:.$A$161]=&quot;Intermediate&quot;)*([.E$10:.E$161]=&quot;Missing&quot;))+0.5*SUMPRODUCT(([.$A$10:.$A$161]=&quot;Intermediate&quot;)*([.E$10:.E$161]=&quot;Partial&quot;))" office:value-type="float" office:value="0">
            <text:p>0</text:p>
          </table:table-cell>
          <table:table-cell table:style-name="ce135" table:formula="of:=&quot;Intermediate &quot;&amp;[.$F$1]&amp;&quot;s &quot;&amp;[.A3]" office:value-type="string" office:string-value="Intermediate TCRs Missing">
            <text:p>Intermediate TCRs Missing</text:p>
          </table:table-cell>
          <table:table-cell table:style-name="ce158"/>
          <table:table-cell table:style-name="ce82" table:number-columns-repeated="2"/>
          <table:table-cell table:style-name="ce158"/>
          <table:table-cell table:number-columns-repeated="1014"/>
        </table:table-row>
        <table:table-row table:style-name="ro2">
          <table:table-cell table:style-name="ce125" office:value-type="string">
            <text:p>Completed</text:p>
          </table:table-cell>
          <table:table-cell table:style-name="ce135" office:value-type="string">
            <text:p>Fully completed</text:p>
          </table:table-cell>
          <table:covered-table-cell table:style-name="ce139"/>
          <table:table-cell table:style-name="ce145" table:formula="of:=SUMPRODUCT(([.$A$10:.$A$161]=&quot;Intermediate&quot;)*([.D$10:.D$161]=&quot;Completed&quot;))+SUMPRODUCT(([.$A$10:.$A$161]=&quot;Intermediate&quot;)*([.D$10:.D$161]=&quot;Pre-Passed&quot;))+0.5*SUMPRODUCT(([.$A$10:.$A$161]=&quot;Intermediate&quot;)*([.D$10:.D$161]=&quot;Partial&quot;))" office:value-type="float" office:value="4">
            <text:p>4</text:p>
          </table:table-cell>
          <table:table-cell table:style-name="ce145" table:formula="of:=SUMPRODUCT(([.$A$10:.$A$161]=&quot;Intermediate&quot;)*([.E$10:.E$161]=&quot;Completed&quot;))+SUMPRODUCT(([.$A$10:.$A$161]=&quot;Intermediate&quot;)*([.E$10:.E$161]=&quot;Pre-Passed&quot;))+0.5*SUMPRODUCT(([.$A$10:.$A$161]=&quot;Intermediate&quot;)*([.E$10:.E$161]=&quot;Partial&quot;))" office:value-type="float" office:value="0">
            <text:p>0</text:p>
          </table:table-cell>
          <table:table-cell table:style-name="ce135" table:formula="of:=&quot;Intermediate &quot;&amp;[.$F$1]&amp;&quot;s &quot;&amp;[.A5]" office:value-type="string" office:string-value="Intermediate TCRs Completed">
            <text:p>Intermediate TCRs Completed</text:p>
          </table:table-cell>
          <table:table-cell table:style-name="ce158"/>
          <table:table-cell table:style-name="ce82" table:number-columns-repeated="2"/>
          <table:table-cell table:style-name="ce158"/>
          <table:table-cell table:number-columns-repeated="1014"/>
        </table:table-row>
        <table:table-row table:style-name="ro4">
          <table:table-cell table:style-name="ce125" office:value-type="string">
            <text:p>Pre-Passed</text:p>
          </table:table-cell>
          <table:table-cell table:style-name="ce135" office:value-type="string">
            <text:p>Marked as completed by instructor*</text:p>
          </table:table-cell>
          <table:covered-table-cell table:style-name="ce139"/>
          <table:table-cell table:style-name="ce145" table:formula="of:=SUMPRODUCT(([.$A$10:.$A$161]=&quot;Advanced&quot;)*([.D$10:.D$161]=&quot;Missing&quot;))+0.5*SUMPRODUCT(([.$A$10:.$A$161]=&quot;Advanced&quot;)*([.D$10:.D$161]=&quot;Partial&quot;))" office:value-type="float" office:value="0">
            <text:p>0</text:p>
          </table:table-cell>
          <table:table-cell table:style-name="ce145" table:formula="of:=SUMPRODUCT(([.$A$10:.$A$161]=&quot;Advanced&quot;)*([.E$10:.E$161]=&quot;Missing&quot;))+0.5*SUMPRODUCT(([.$A$10:.$A$161]=&quot;Advanced&quot;)*([.E$10:.E$161]=&quot;Partial&quot;))" office:value-type="float" office:value="0">
            <text:p>0</text:p>
          </table:table-cell>
          <table:table-cell table:style-name="ce135" table:formula="of:=&quot;Advanced &quot;&amp;[.$F$1]&amp;&quot;s &quot;&amp;[.A3]" office:value-type="string" office:string-value="Advanced TCRs Missing">
            <text:p>Advanced TCRs Missing</text:p>
          </table:table-cell>
          <table:table-cell table:style-name="ce158"/>
          <table:table-cell table:style-name="ce82" table:number-columns-repeated="2"/>
          <table:table-cell table:style-name="ce158"/>
          <table:table-cell table:number-columns-repeated="1014"/>
        </table:table-row>
        <table:table-row table:style-name="ro4">
          <table:table-cell table:style-name="ce125" office:value-type="string">
            <text:p>Waived</text:p>
          </table:table-cell>
          <table:table-cell table:style-name="ce135" office:value-type="string">
            <text:p>Requirement waived by instructor*</text:p>
          </table:table-cell>
          <table:covered-table-cell table:style-name="ce141"/>
          <table:table-cell table:style-name="ce145" table:formula="of:=SUMPRODUCT(([.$A$10:.$A$161]=&quot;Advanced&quot;)*([.D$10:.D$161]=&quot;Completed&quot;))+SUMPRODUCT(([.$A$10:.$A$161]=&quot;Advanced&quot;)*([.D$10:.D$161]=&quot;Pre-Passed&quot;))+0.5*SUMPRODUCT(([.$A$10:.$A$161]=&quot;Advanced&quot;)*([.D$10:.D$161]=&quot;Partial&quot;))" office:value-type="float" office:value="0">
            <text:p>0</text:p>
          </table:table-cell>
          <table:table-cell table:style-name="ce145" table:formula="of:=SUMPRODUCT(([.$A$10:.$A$161]=&quot;Advanced&quot;)*([.E$10:.E$161]=&quot;Completed&quot;))+SUMPRODUCT(([.$A$10:.$A$161]=&quot;Advanced&quot;)*([.E$10:.E$161]=&quot;Pre-Passed&quot;))+0.5*SUMPRODUCT(([.$A$10:.$A$161]=&quot;Advanced&quot;)*([.E$10:.E$161]=&quot;Partial&quot;))" office:value-type="float" office:value="0">
            <text:p>0</text:p>
          </table:table-cell>
          <table:table-cell table:style-name="ce135" table:formula="of:=&quot;Advanced &quot;&amp;[.$F$1]&amp;&quot;s &quot;&amp;[.A5]" office:value-type="string" office:string-value="Advanced TCRs Completed">
            <text:p>Advanced TCRs Completed</text:p>
          </table:table-cell>
          <table:table-cell table:style-name="ce159"/>
          <table:table-cell table:style-name="ce82" table:number-columns-repeated="2"/>
          <table:table-cell table:style-name="ce159" table:number-columns-repeated="1012"/>
          <table:table-cell table:number-columns-repeated="3"/>
        </table:table-row>
        <table:table-row table:style-name="ro2">
          <table:table-cell table:style-name="ce126" office:value-type="string">
            <text:p>Not Applicable</text:p>
          </table:table-cell>
          <table:table-cell table:style-name="ce135" office:value-type="string">
            <text:p>Does not apply to this project</text:p>
          </table:table-cell>
          <table:covered-table-cell table:style-name="ce141"/>
          <table:table-cell table:style-name="ce145" table:formula="of:=SUMPRODUCT(([.$A$10:.$A$161]=&quot;Professional&quot;)*([.D$10:.D$161]=&quot;Completed&quot;))+SUMPRODUCT(([.$A$10:.$A$161]=&quot;Professional&quot;)*([.D$10:.D$161]=&quot;Pre-Passed&quot;))+0.5*SUMPRODUCT(([.$A$10:.$A$161]=&quot;Professional&quot;)*([.D$10:.D$161]=&quot;Partial&quot;))" office:value-type="float" office:value="0">
            <text:p>0</text:p>
          </table:table-cell>
          <table:table-cell table:style-name="ce145" table:formula="of:=SUMPRODUCT(([.$A$10:.$A$161]=&quot;Professional&quot;)*([.E$10:.E$161]=&quot;Completed&quot;))+SUMPRODUCT(([.$A$10:.$A$161]=&quot;Professional&quot;)*([.E$10:.E$161]=&quot;Pre-Passed&quot;))+0.5*SUMPRODUCT(([.$A$10:.$A$161]=&quot;Professional&quot;)*([.E$10:.E$161]=&quot;Partial&quot;))" office:value-type="float" office:value="0">
            <text:p>0</text:p>
          </table:table-cell>
          <table:table-cell table:style-name="ce135" table:formula="of:=&quot;Professional &quot;&amp;[.$F$1]&amp;&quot;s &quot;&amp;[.A5]" office:value-type="string" office:string-value="Professional TCRs Completed">
            <text:p>Professional TCRs Completed</text:p>
          </table:table-cell>
          <table:table-cell table:style-name="ce159"/>
          <table:table-cell table:style-name="ce82" table:number-columns-repeated="2"/>
          <table:table-cell table:style-name="ce159" table:number-columns-repeated="1012"/>
          <table:table-cell table:number-columns-repeated="3"/>
        </table:table-row>
        <table:table-row table:style-name="ro2">
          <table:table-cell table:style-name="ce127" office:value-type="string" table:number-columns-spanned="2" table:number-rows-spanned="1">
            <text:p>*Comments must list instructor's name</text:p>
          </table:table-cell>
          <table:covered-table-cell table:style-name="ce136"/>
          <table:covered-table-cell table:style-name="ce141"/>
          <table:table-cell table:style-name="ce145" table:formula="of:=SUMPRODUCT(([.$A$10:.$A$161]=&quot;Innovative&quot;)*([.D$10:.D$161]=&quot;Completed&quot;))+SUMPRODUCT(([.$A$10:.$A$161]=&quot;Innovative&quot;)*([.D$10:.D$161]=&quot;Pre-Passed&quot;))+0.5*SUMPRODUCT(([.$A$10:.$A$161]=&quot;Innovative&quot;)*([.D$10:.D$161]=&quot;Partial&quot;))" office:value-type="float" office:value="0">
            <text:p>0</text:p>
          </table:table-cell>
          <table:table-cell table:style-name="ce145" table:formula="of:=SUMPRODUCT(([.$A$10:.$A$161]=&quot;Innovative&quot;)*([.E$10:.E$161]=&quot;Completed&quot;))+SUMPRODUCT(([.$A$10:.$A$161]=&quot;Innovative&quot;)*([.E$10:.E$161]=&quot;Pre-Passed&quot;))+0.5*SUMPRODUCT(([.$A$10:.$A$161]=&quot;Innovative&quot;)*([.E$10:.E$161]=&quot;Partial&quot;))" office:value-type="float" office:value="0">
            <text:p>0</text:p>
          </table:table-cell>
          <table:table-cell table:style-name="ce135" table:formula="of:=&quot;Innovative &quot;&amp;[.$F$1]&amp;&quot;s &quot;&amp;[.A5]" office:value-type="string" office:string-value="Innovative TCRs Completed">
            <text:p>Innovative TCRs Completed</text:p>
          </table:table-cell>
          <table:table-cell table:style-name="ce159"/>
          <table:table-cell table:style-name="ce82" table:number-columns-repeated="2"/>
          <table:table-cell table:style-name="ce159" table:number-columns-repeated="1012"/>
          <table:table-cell table:number-columns-repeated="3"/>
        </table:table-row>
        <table:table-row table:style-name="ro1">
          <table:table-cell table:style-name="ce128" office:value-type="string" table:number-columns-spanned="2" table:number-rows-spanned="1">
            <text:p><text:s/>SUBMISSION</text:p>
          </table:table-cell>
          <table:covered-table-cell table:style-name="ce137"/>
          <table:table-cell table:style-name="ce142" office:value-type="string">
            <text:p>Details</text:p>
          </table:table-cell>
          <table:table-cell table:style-name="ce146" office:value-type="string">
            <text:p>Student</text:p>
          </table:table-cell>
          <table:table-cell table:style-name="ce146" office:value-type="string">
            <text:p>Instructor</text:p>
          </table:table-cell>
          <table:table-cell table:style-name="ce157" office:value-type="string">
            <text:p>Comment</text:p>
          </table:table-cell>
          <table:table-cell table:style-name="ce160" table:number-columns-repeated="4"/>
          <table:table-cell table:style-name="ce161" table:number-columns-repeated="1011"/>
          <table:table-cell table:number-columns-repeated="3"/>
        </table:table-row>
        <table:table-row table:style-name="ro7">
          <table:table-cell table:style-name="ce129" office:value-type="string">
            <text:p>Required</text:p>
          </table:table-cell>
          <table:table-cell table:style-name="ce138" office:value-type="string">
            <text:p>Rubric File</text:p>
          </table:table-cell>
          <table:table-cell table:style-name="ce143" office:value-type="string">
            <text:p>The game has an accurate rubric file with the Game Data tab filled in and the “student” column of all entries in the CR tabs set correctly (as far as you know, at least). You do not have to set the “professional” or “innovative” CRs, but all other CRs must be set (to the best of your knowledge).</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5"/>
          <table:table-cell table:number-columns-repeated="1018"/>
        </table:table-row>
        <table:table-row table:style-name="ro7">
          <table:table-cell table:style-name="ce130" office:value-type="string">
            <text:p>Intermediate</text:p>
          </table:table-cell>
          <table:table-cell table:style-name="ce139" office:value-type="string">
            <text:p>Commented Source Code</text:p>
          </table:table-cell>
          <table:table-cell table:style-name="ce143" office:value-type="string">
            <text:p>All source files in the final submission must be commented. In particular, each must have the DigiPen copyright at the top of file, along with who is the primary author of the file (not who just created it initially--who wrote most of the code in it). If more than one person wrote code in the file, put who and what they did at the top of the file as well.</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table:table-cell table:number-columns-repeated="1018"/>
        </table:table-row>
        <table:table-row table:style-name="ro1">
          <table:table-cell table:style-name="ce131" office:value-type="string" table:number-columns-spanned="2" table:number-rows-spanned="1">
            <text:p><text:s/>MENUS</text:p>
          </table:table-cell>
          <table:covered-table-cell table:style-name="ce135"/>
          <table:table-cell table:style-name="ce142" office:value-type="string">
            <text:p>Details</text:p>
          </table:table-cell>
          <table:table-cell table:style-name="ce148" office:value-type="string">
            <text:p>Student</text:p>
          </table:table-cell>
          <table:table-cell table:style-name="ce148" office:value-type="string">
            <text:p>Instructor</text:p>
          </table:table-cell>
          <table:table-cell table:style-name="ce157" office:value-type="string">
            <text:p>Comment</text:p>
          </table:table-cell>
          <table:table-cell table:number-columns-repeated="1018"/>
        </table:table-row>
        <table:table-row table:style-name="ro8">
          <table:table-cell table:style-name="ce130" office:value-type="string">
            <text:p>Required</text:p>
          </table:table-cell>
          <table:table-cell table:style-name="ce135" office:value-type="string">
            <text:p>DigiPen Copyright</text:p>
          </table:table-cell>
          <table:table-cell table:style-name="ce144" office:value-type="string">
            <text:p>Game must display the official DigiPen copyright on the game’s credits screen (at the top or beginning of the credits--<text:span text:style-name="T5">do not put this at the end of a scrolling </text:span><text:span text:style-name="T5">credits sequence</text:span><text:span text:style-name="T1">). This notice <text:s/>is found </text:span><text:span text:style-name="T1">on DigiPen Central at </text:span><text:span text:style-name="T1">distance.digipen.edu.</text:span></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table:table-cell table:number-columns-repeated="1018"/>
        </table:table-row>
        <table:table-row table:style-name="ro9">
          <table:table-cell table:style-name="ce130" office:value-type="string">
            <text:p>Required</text:p>
          </table:table-cell>
          <table:table-cell table:style-name="ce135" office:value-type="string">
            <text:p>Other Copyrights</text:p>
          </table:table-cell>
          <table:table-cell table:style-name="ce144" office:value-type="string">
            <text:p>Game must display any copyrights required by any libraries the game uses (FMOD, for example). These copyrights (if any) must be on the game’s credits screen (at the top or beginning of the credits--do not put this at the end of a scrolling credits sequence). Note that many libraries are not allowed to be used in some classes (always ask your instructor), any allowable libraries must be legal for use in an educational setting, and there are some libraries that do not require a copyright notice (other than in the source code). Always read the license for any libraries carefully, and ask your instructor if it is not completely clear.</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table:table-cell table:number-columns-repeated="1018"/>
        </table:table-row>
        <table:table-row table:style-name="ro7">
          <table:table-cell table:style-name="ce130" office:value-type="string">
            <text:p>Required</text:p>
          </table:table-cell>
          <table:table-cell table:style-name="ce135" office:value-type="string">
            <text:p>How To Play</text:p>
          </table:table-cell>
          <table:table-cell table:style-name="ce143" office:value-type="string">
            <text:p>Game has a screen that describes the basic controls, instructions, and goals of the game, even it does so poorly. This screen <text:span text:style-name="T5">must be accessible from the </text:span><text:span text:style-name="T5">pause menu</text:span><text:span text:style-name="T1"> and </text:span><text:span text:style-name="T5">must be labeled "How </text:span><text:span text:style-name="T5">to Play" (do not change the wording of </text:span><text:span text:style-name="T5">this option)</text:span><text:span text:style-name="T1">. In game tutorials, </text:span><text:span text:style-name="T1">instructions, etc. <text:s/>are good things but </text:span><text:span text:style-name="T1">do not fulfill this TCR.</text:span></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table:table-cell table:number-columns-repeated="1018"/>
        </table:table-row>
        <table:table-row table:style-name="ro9">
          <table:table-cell table:style-name="ce130" office:value-type="string">
            <text:p>Intermediate</text:p>
          </table:table-cell>
          <table:table-cell table:style-name="ce135" office:value-type="string">
            <text:p>Proper End Of Game</text:p>
          </table:table-cell>
          <table:table-cell table:style-name="ce143" office:value-type="string">
            <text:p>When the game is completed, it must end properly. The game cannot just exit upon completion (or do nothing), even if you have a confirmation dialog before doing so. Acceptable end-of-game sequences include returning to the main menu (if you have one) or asking the player whether they want to play again or quit (use this option if you do not have a main menu). Playing credits automatically at the end of the game is fine, but then you must either return to the main menu or asking whether to play again/quit after the credits are done.</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table:table-cell table:number-columns-repeated="1018"/>
        </table:table-row>
        <table:table-row table:style-name="ro1">
          <table:table-cell table:style-name="ce131" office:value-type="string" table:number-columns-spanned="2" table:number-rows-spanned="1">
            <text:p><text:s/>STARTUP</text:p>
          </table:table-cell>
          <table:covered-table-cell table:style-name="ce139"/>
          <table:table-cell table:style-name="ce142" office:value-type="string">
            <text:p>Details</text:p>
          </table:table-cell>
          <table:table-cell table:style-name="ce149" office:value-type="string">
            <text:p>Student</text:p>
          </table:table-cell>
          <table:table-cell table:style-name="ce149" office:value-type="string">
            <text:p>Instructor</text:p>
          </table:table-cell>
          <table:table-cell table:style-name="ce157" office:value-type="string">
            <text:p>Comment</text:p>
          </table:table-cell>
          <table:table-cell table:number-columns-repeated="1018"/>
        </table:table-row>
        <table:table-row table:style-name="ro10">
          <table:table-cell table:style-name="ce130" office:value-type="string">
            <text:p>Basic</text:p>
          </table:table-cell>
          <table:table-cell table:style-name="ce135" office:value-type="string">
            <text:p>Game Launch</text:p>
          </table:table-cell>
          <table:table-cell table:style-name="ce135" office:value-type="string">
            <text:p>The game must start displaying a non blank window within 3 seconds on launch. <text:s/>Then other transition TCRs apply. This can be a special loading window.</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table:table-cell table:number-columns-repeated="1018"/>
        </table:table-row>
        <table:table-row table:style-name="ro1">
          <table:table-cell table:style-name="ce131" office:value-type="string" table:number-columns-spanned="2" table:number-rows-spanned="1">
            <text:p><text:s/>PHYSICAL INPUT</text:p>
          </table:table-cell>
          <table:covered-table-cell table:style-name="ce139"/>
          <table:table-cell table:style-name="ce142" office:value-type="string">
            <text:p>Details</text:p>
          </table:table-cell>
          <table:table-cell table:style-name="ce150" office:value-type="string">
            <text:p>Student</text:p>
          </table:table-cell>
          <table:table-cell table:style-name="ce150" office:value-type="string">
            <text:p>Instructor</text:p>
          </table:table-cell>
          <table:table-cell table:style-name="ce157" office:value-type="string">
            <text:p>Comment</text:p>
          </table:table-cell>
          <table:table-cell table:number-columns-repeated="1018"/>
        </table:table-row>
        <table:table-row table:style-name="ro11">
          <table:table-cell table:style-name="ce130" office:value-type="string">
            <text:p>Basic</text:p>
          </table:table-cell>
          <table:table-cell table:style-name="ce139" office:value-type="string">
            <text:p>Keyboard/Mouse Support</text:p>
          </table:table-cell>
          <table:table-cell table:style-name="ce143" office:value-type="string">
            <text:p>Game must support keyboard or mouse-based gameplay, even if it is primarily designed to be played with a controller or special peripheral. All menus must work with keyboard or mouse input as well, and this must not be disabled, even if a peripheral is active. Note that the game does not have to fun or even very playable with the mouse and keyboard if it is meant to be played with a gamepad or special peripheral—we just need to be able to do some basic technical checks of the menus, level loading, etc.</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office:value-type="string">
            <text:p>The game mostly makes use of the mouse, but the cheat codes make use of the keyboard.</text:p>
          </table:table-cell>
          <table:table-cell table:number-columns-repeated="1018"/>
        </table:table-row>
        <table:table-row table:style-name="ro9">
          <table:table-cell table:style-name="ce130" office:value-type="string">
            <text:p>Basic</text:p>
          </table:table-cell>
          <table:table-cell table:style-name="ce135" office:value-type="string">
            <text:p>Gamepad/Peripheral Screen</text:p>
          </table:table-cell>
          <table:table-cell table:style-name="ce143" office:value-type="string">
            <text:p>If the game supports and is intended to be played using a gamepad or special peripheral, there must be a screen informing the player of this before the controller is used (which generally means before the main menu is displayed). Note that if you include this screen, we will assume we should play with a controller, otherwise we will assume mouse and/or keyboard. If your game refers to gamepads or other controllers anywhere (How To Play, tutorial, hints, etc.) and does not have this screen, then this TCR will be failed. This screen does not have to be in game and can be included with the project files.</text:p>
          </table:table-cell>
          <table:table-cell table:style-name="ce147" table:content-validation-name="val8" office:value-type="string">
            <text:p>Not Applicable</text:p>
          </table:table-cell>
          <table:table-cell table:style-name="ce147" table:content-validation-name="val8" office:value-type="string">
            <text:p>Untested</text:p>
          </table:table-cell>
          <table:table-cell table:style-name="ce139" office:value-type="string">
            <text:p>The game does not use a gamepad.</text:p>
          </table:table-cell>
          <table:table-cell table:number-columns-repeated="1018"/>
        </table:table-row>
        <table:table-row table:style-name="ro1">
          <table:table-cell table:style-name="ce131" office:value-type="string" table:number-columns-spanned="2" table:number-rows-spanned="1">
            <text:p><text:s/>STABILITY</text:p>
          </table:table-cell>
          <table:covered-table-cell table:style-name="ce135"/>
          <table:table-cell table:style-name="ce142" office:value-type="string">
            <text:p>Details</text:p>
          </table:table-cell>
          <table:table-cell table:style-name="ce151" office:value-type="string">
            <text:p>Student</text:p>
          </table:table-cell>
          <table:table-cell table:style-name="ce151" office:value-type="string">
            <text:p>Instructor</text:p>
          </table:table-cell>
          <table:table-cell table:style-name="ce157" office:value-type="string">
            <text:p>Comment</text:p>
          </table:table-cell>
          <table:table-cell table:number-columns-repeated="1018"/>
        </table:table-row>
        <table:table-row table:style-name="ro8">
          <table:table-cell table:style-name="ce130" office:value-type="string">
            <text:p>Required</text:p>
          </table:table-cell>
          <table:table-cell table:style-name="ce135" office:value-type="string">
            <text:p>Low Stability</text:p>
          </table:table-cell>
          <table:table-cell table:style-name="ce143" office:value-type="string">
            <text:p>Game must be able to run occasionally without crashing or destabilizing the operating system, and without soft locking in a way that continually prevents the game from being played.</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table:table-cell table:number-columns-repeated="1018"/>
        </table:table-row>
        <table:table-row table:style-name="ro10">
          <table:table-cell table:style-name="ce130" office:value-type="string">
            <text:p>Required</text:p>
          </table:table-cell>
          <table:table-cell table:style-name="ce135" office:value-type="string">
            <text:p>Proper Shutdown</text:p>
          </table:table-cell>
          <table:table-cell table:style-name="ce143" office:value-type="string">
            <text:p>Game must shutdown properly, releasing all file handles and other resources. It must also not destabilize the OS in any way upon exit.</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table:table-cell table:number-columns-repeated="1018"/>
        </table:table-row>
        <table:table-row table:style-name="ro6">
          <table:table-cell table:style-name="ce130" office:value-type="string">
            <text:p>Basic</text:p>
          </table:table-cell>
          <table:table-cell table:style-name="ce135" office:value-type="string">
            <text:p>Medium Stability</text:p>
          </table:table-cell>
          <table:table-cell table:style-name="ce143" office:value-type="string">
            <text:p>The game crashed once at most and only soft-locks infrequently.</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table:table-cell table:number-columns-repeated="1018"/>
        </table:table-row>
        <table:table-row table:style-name="ro10">
          <table:table-cell table:style-name="ce130" office:value-type="string">
            <text:p>Basic</text:p>
          </table:table-cell>
          <table:table-cell table:style-name="ce135" office:value-type="string">
            <text:p>No Soft Locks</text:p>
          </table:table-cell>
          <table:table-cell table:style-name="ce135" office:value-type="string">
            <text:p>The game must not reach a "soft lock" state in which it must be shutdown, quit, or restarted <text:s/>to continue gameplay.</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table:table-cell table:number-columns-repeated="1018"/>
        </table:table-row>
        <table:table-row table:style-name="ro1">
          <table:table-cell table:style-name="ce131" office:value-type="string" table:number-columns-spanned="2" table:number-rows-spanned="1">
            <text:p><text:s/>RESOLUTION</text:p>
          </table:table-cell>
          <table:covered-table-cell table:style-name="ce139"/>
          <table:table-cell table:style-name="ce142" office:value-type="string">
            <text:p>Details</text:p>
          </table:table-cell>
          <table:table-cell table:style-name="ce152" office:value-type="string">
            <text:p>Student</text:p>
          </table:table-cell>
          <table:table-cell table:style-name="ce152" office:value-type="string">
            <text:p>Instructor</text:p>
          </table:table-cell>
          <table:table-cell table:style-name="ce157" office:value-type="string">
            <text:p>Comment</text:p>
          </table:table-cell>
          <table:table-cell table:number-columns-repeated="1018"/>
        </table:table-row>
        <table:table-row table:style-name="ro12">
          <table:table-cell table:style-name="ce130" office:value-type="string">
            <text:p>Basic</text:p>
          </table:table-cell>
          <table:table-cell table:style-name="ce135" office:value-type="string">
            <text:p>Proper Launching</text:p>
          </table:table-cell>
          <table:table-cell table:style-name="ce143" office:value-type="string">
            <text:p>Game either launches in fullscreen mode or has a launcher that allows you to choose the resolution (and windowed/fullscreen).</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Default" office:value-type="string">
            <text:p>The game is setup to use a 16:9 aspect ratio (specifically 1920 x 1080)</text:p>
          </table:table-cell>
          <table:table-cell table:number-columns-repeated="1018"/>
        </table:table-row>
        <table:table-row table:style-name="ro1">
          <table:table-cell table:style-name="ce131" office:value-type="string" table:number-columns-spanned="2" table:number-rows-spanned="1">
            <text:p><text:s/>RESPONSIVENESS</text:p>
          </table:table-cell>
          <table:covered-table-cell table:style-name="ce135"/>
          <table:table-cell table:style-name="ce142" office:value-type="string">
            <text:p>Details</text:p>
          </table:table-cell>
          <table:table-cell table:style-name="ce153" office:value-type="string">
            <text:p>Student</text:p>
          </table:table-cell>
          <table:table-cell table:style-name="ce153" office:value-type="string">
            <text:p>Instructor</text:p>
          </table:table-cell>
          <table:table-cell table:style-name="ce157" office:value-type="string">
            <text:p>Comment</text:p>
          </table:table-cell>
          <table:table-cell table:number-columns-repeated="1018"/>
        </table:table-row>
        <table:table-row table:style-name="ro10">
          <table:table-cell table:style-name="ce130" office:value-type="string">
            <text:p>Required</text:p>
          </table:table-cell>
          <table:table-cell table:style-name="ce139" office:value-type="string">
            <text:p>Minimum Frame Rate</text:p>
          </table:table-cell>
          <table:table-cell table:style-name="ce143" office:value-type="string">
            <text:p>The game must maintain a framerate at which the game is at least reasonably playable on the normal lab machines (this does not include machines with integrated video cards).</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Default"/>
          <table:table-cell table:number-columns-repeated="1018"/>
        </table:table-row>
        <table:table-row table:style-name="ro10">
          <table:table-cell table:style-name="ce130" office:value-type="string">
            <text:p>Required</text:p>
          </table:table-cell>
          <table:table-cell table:style-name="ce139" office:value-type="string">
            <text:p>30 Frames Per Second</text:p>
          </table:table-cell>
          <table:table-cell table:style-name="ce143" office:value-type="string">
            <text:p>The game must maintain a framerate of at least 30 FPS on the normal lab machines (this does not include machines with integrated video cards).</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table:table-cell table:number-columns-repeated="1018"/>
        </table:table-row>
        <table:table-row table:style-name="ro10">
          <table:table-cell table:style-name="ce130" office:value-type="string">
            <text:p>Basic</text:p>
          </table:table-cell>
          <table:table-cell table:style-name="ce139" office:value-type="string">
            <text:p>Minimized Performance</text:p>
          </table:table-cell>
          <table:table-cell table:style-name="ce143" office:value-type="string">
            <text:p>The game must not be using large amounts of CPU or GPU cycles (especially if it causes lag) when minimized or otherwise not active.</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table:table-cell table:number-columns-repeated="1018"/>
        </table:table-row>
        <table:table-row table:style-name="ro8">
          <table:table-cell table:style-name="ce130" office:value-type="string">
            <text:p>Intermediate</text:p>
          </table:table-cell>
          <table:table-cell table:style-name="ce139" office:value-type="string">
            <text:p>Low-End Basic Performance</text:p>
          </table:table-cell>
          <table:table-cell table:style-name="ce143" office:value-type="string">
            <text:p>The game must maintain a framerate at which the game is at least reasonably playable on a low-end machine (any machine with an integrated video card counts). If you think you meet this TCR, you must explain in detail the testing you have done (in the comments for this TCR).</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office:value-type="string">
            <text:p>Using zero, woo!</text:p>
          </table:table-cell>
          <table:table-cell table:number-columns-repeated="1018"/>
        </table:table-row>
        <table:table-row table:style-name="ro1">
          <table:table-cell table:style-name="ce131" office:value-type="string" table:number-columns-spanned="2" table:number-rows-spanned="1">
            <text:p><text:s/>MISCELLANEOUS</text:p>
          </table:table-cell>
          <table:covered-table-cell table:style-name="ce139"/>
          <table:table-cell table:style-name="ce142" office:value-type="string">
            <text:p>Details</text:p>
          </table:table-cell>
          <table:table-cell table:style-name="ce154" office:value-type="string">
            <text:p>Student</text:p>
          </table:table-cell>
          <table:table-cell table:style-name="ce154" office:value-type="string">
            <text:p>Instructor</text:p>
          </table:table-cell>
          <table:table-cell table:style-name="ce157" office:value-type="string">
            <text:p>Comment</text:p>
          </table:table-cell>
          <table:table-cell table:number-columns-repeated="1018"/>
        </table:table-row>
        <table:table-row table:style-name="ro13">
          <table:table-cell table:style-name="ce130" office:value-type="string">
            <text:p>Intermediate</text:p>
          </table:table-cell>
          <table:table-cell table:style-name="ce139" office:value-type="string">
            <text:p>Cheat Codes</text:p>
          </table:table-cell>
          <table:table-cell table:style-name="ce143" office:value-type="string">
            <text:p>Game must have a set of cheat codes/buttons/etc. that allow the instructors to skip to the next level/wave/section, skip directly to the end of the game (even in a game that cannot be “won”, this cheat must jump the player forward to very “late” in the game), and turn on/off “god” mode in a combat game (this is not required in a non-combat game). God mode must make the player invulnerable and do at least twice normal damage. These cheat codes must be listed in the game notes section of the Team Data tab and can have a “secret” way to be activated if you don't want your normal players to stumble upon them. If you do have a secret activation method, it must be listed in the game notes section and it must be very simple (requiring no skill or arcane knowledge). Note that even a very simple and easy game will still need cheat codes (an “I win” code, an “I lose” code, a “goto the end” code, etc.).</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Default" office:value-type="string">
            <text:p>Cheat codes utitlize the keyboard and are accessible when a new game starts: R = reload level, W = instawin, L = instalose, P = Set player's health to 0, E = set Enemy's health to 0</text:p>
          </table:table-cell>
          <table:table-cell table:number-columns-repeated="1018"/>
        </table:table-row>
        <table:table-row table:style-name="ro8">
          <table:table-cell table:style-name="ce130" office:value-type="string">
            <text:p>Basic</text:p>
          </table:table-cell>
          <table:table-cell table:style-name="ce139" office:value-type="string">
            <text:p>No Debug Info</text:p>
          </table:table-cell>
          <table:table-cell table:style-name="ce143" office:value-type="string">
            <text:p>Game must not display any debug text or other debug info (including separate debug command windows or anything similar) by default. It’s okay to have something on the options screen that turns on debugging features.</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office:value-type="string">
            <text:p>Thinking that I've commented out all console.writeline's</text:p>
          </table:table-cell>
          <table:table-cell table:number-columns-repeated="1018"/>
        </table:table-row>
        <table:table-row table:style-name="ro8" table:number-rows-repeated="124">
          <table:table-cell table:style-name="ce132"/>
          <table:table-cell table:number-columns-repeated="2"/>
          <table:table-cell table:style-name="ce155" table:content-validation-name="val9" table:number-columns-repeated="2"/>
          <table:table-cell table:number-columns-repeated="1019"/>
        </table:table-row>
        <table:table-row table:style-name="ro8" table:number-rows-repeated="65236">
          <table:table-cell table:number-columns-repeated="3"/>
          <table:table-cell table:content-validation-name="val9" table:number-columns-repeated="2"/>
          <table:table-cell table:number-columns-repeated="1019"/>
        </table:table-row>
        <table:table-row table:style-name="ro8" table:number-rows-repeated="983178">
          <table:table-cell table:number-columns-repeated="1024"/>
        </table:table-row>
        <table:table-row table:style-name="ro8">
          <table:table-cell table:number-columns-repeated="1024"/>
        </table:table-row>
      </table:table>
      <table:table table:name="FCRs" table:style-name="ta5" table:print="false">
        <office:forms form:automatic-focus="false" form:apply-design-mode="false"/>
        <table:table-column table:style-name="co27" table:default-cell-style-name="ce133"/>
        <table:table-column table:style-name="co21" table:default-cell-style-name="ce133"/>
        <table:table-column table:style-name="co28" table:default-cell-style-name="ce133"/>
        <table:table-column table:style-name="co29" table:number-columns-repeated="2" table:default-cell-style-name="ce133"/>
        <table:table-column table:style-name="co30" table:default-cell-style-name="ce133"/>
        <table:table-column table:style-name="co31" table:number-columns-repeated="4" table:default-cell-style-name="ce133"/>
        <table:table-column table:style-name="co33" table:number-columns-repeated="240" table:default-cell-style-name="ce133"/>
        <table:table-column table:style-name="co34" table:number-columns-repeated="774" table:default-cell-style-name="ce11"/>
        <table:table-row table:style-name="ro1">
          <table:table-cell table:style-name="ce124" office:value-type="string">
            <text:p>STATUS LIST</text:p>
          </table:table-cell>
          <table:table-cell table:style-name="ce134" office:value-type="string">
            <text:p>STATUS DESCRIPTION</text:p>
          </table:table-cell>
          <table:table-cell table:style-name="ce124" office:value-type="string">
            <text:p>FEATURE REQUIREMENTS</text:p>
          </table:table-cell>
          <table:table-cell table:style-name="ce42" table:formula="of:=&quot;&quot;&amp;COUNTIF([.D$10:.D$212];[.$A$2])&amp;&quot; &quot;&amp;[.$A$2]" office:value-type="string" office:string-value="1 Untested">
            <text:p>1 Untested</text:p>
          </table:table-cell>
          <table:table-cell table:style-name="ce42" table:formula="of:=&quot;&quot;&amp;COUNTIF([.E$10:.E$212];[.$A$2])&amp;&quot; &quot;&amp;[.$A$2]" office:value-type="string" office:string-value="47 Untested">
            <text:p>47 Untested</text:p>
          </table:table-cell>
          <table:table-cell table:style-name="ce124" office:value-type="string">
            <text:p>FCR</text:p>
          </table:table-cell>
          <table:table-cell table:style-name="ce158" table:number-columns-repeated="4"/>
          <table:table-cell table:number-columns-repeated="1014"/>
        </table:table-row>
        <table:table-row table:style-name="ro1">
          <table:table-cell table:style-name="ce125" office:value-type="string">
            <text:p>Untested</text:p>
          </table:table-cell>
          <table:table-cell table:style-name="ce135" office:value-type="string">
            <text:p>Has not been tested/checked</text:p>
          </table:table-cell>
          <table:table-cell table:style-name="ce140" office:value-type="string" table:number-columns-spanned="1" table:number-rows-spanned="8">
            <text:p>The following features are available for points. Some are more important than others and are required or basic. Optional features are marked as intermediate, advanced or professional. Additional features not listed can be added, just ask the instructor for their point value. Additional features must be run by an instructor before the assignment due date to receive points. Additional features will not offset late penalties as points already on the rubric will. Please include in the comment section for a feature where the functionality can be found in the project and/or code.</text:p>
          </table:table-cell>
          <table:table-cell table:style-name="ce145" table:formula="of:=SUMPRODUCT(([.$A$10:.$A$212]=&quot;Required&quot;)*([.D$10:.D$212]=&quot;Missing&quot;))+0.5*SUMPRODUCT(([.$A$10:.$A$212]=&quot;Required&quot;)*([.D$10:.D$212]=&quot;Partial&quot;))" office:value-type="float" office:value="0">
            <text:p>0</text:p>
          </table:table-cell>
          <table:table-cell table:style-name="ce145" table:formula="of:=SUMPRODUCT(([.$A$10:.$A$212]=&quot;Required&quot;)*([.E$10:.E$212]=&quot;Missing&quot;))+0.5*SUMPRODUCT(([.$A$10:.$A$212]=&quot;Required&quot;)*([.E$10:.E$212]=&quot;Partial&quot;))" office:value-type="float" office:value="0">
            <text:p>0</text:p>
          </table:table-cell>
          <table:table-cell table:style-name="ce135" table:formula="of:=&quot;Required &quot;&amp;[.$F$1]&amp;&quot;s &quot;&amp;[.A3]" office:value-type="string" office:string-value="Required FCRs Missing">
            <text:p>Required FCRs Missing</text:p>
          </table:table-cell>
          <table:table-cell table:style-name="ce158" table:number-columns-repeated="4"/>
          <table:table-cell table:number-columns-repeated="1014"/>
        </table:table-row>
        <table:table-row table:style-name="ro1">
          <table:table-cell table:style-name="ce125" office:value-type="string">
            <text:p>Missing</text:p>
          </table:table-cell>
          <table:table-cell table:style-name="ce135" office:value-type="string">
            <text:p>Requirement not met</text:p>
          </table:table-cell>
          <table:covered-table-cell table:style-name="ce172"/>
          <table:table-cell table:style-name="ce145" table:formula="of:=SUMPRODUCT(([.$A$10:.$A$212]=&quot;Basic&quot;)*([.D$10:.D$212]=&quot;Missing&quot;))+0.5*SUMPRODUCT(([.$A$10:.$A$212]=&quot;Basic&quot;)*([.D$10:.D$212]=&quot;Partial&quot;))" office:value-type="float" office:value="0.5">
            <text:p>0.5</text:p>
          </table:table-cell>
          <table:table-cell table:style-name="ce145" table:formula="of:=SUMPRODUCT(([.$A$10:.$A$212]=&quot;Basic&quot;)*([.E$10:.E$212]=&quot;Missing&quot;))+0.5*SUMPRODUCT(([.$A$10:.$A$212]=&quot;Basic&quot;)*([.E$10:.E$212]=&quot;Partial&quot;))" office:value-type="float" office:value="0">
            <text:p>0</text:p>
          </table:table-cell>
          <table:table-cell table:style-name="ce135" table:formula="of:=&quot;Basic &quot;&amp;[.$F$1]&amp;&quot;s &quot;&amp;[.A3]" office:value-type="string" office:string-value="Basic FCRs Missing">
            <text:p>Basic FCRs Missing</text:p>
          </table:table-cell>
          <table:table-cell table:style-name="ce158" table:number-columns-repeated="4"/>
          <table:table-cell table:number-columns-repeated="1014"/>
        </table:table-row>
        <table:table-row table:style-name="ro1">
          <table:table-cell table:style-name="ce125" office:value-type="string">
            <text:p>Partial</text:p>
          </table:table-cell>
          <table:table-cell table:style-name="ce135" office:value-type="string">
            <text:p>Completed at least half-way</text:p>
          </table:table-cell>
          <table:covered-table-cell table:style-name="ce172"/>
          <table:table-cell table:style-name="ce145" table:formula="of:=SUMPRODUCT(([.$A$10:.$A$212]=&quot;Intermediate&quot;)*([.D$10:.D$212]=&quot;Missing&quot;))+0.5*SUMPRODUCT(([.$A$10:.$A$212]=&quot;Intermediate&quot;)*([.D$10:.D$212]=&quot;Partial&quot;))" office:value-type="float" office:value="8.5">
            <text:p>8.5</text:p>
          </table:table-cell>
          <table:table-cell table:style-name="ce145" table:formula="of:=SUMPRODUCT(([.$A$10:.$A$212]=&quot;Intermediate&quot;)*([.E$10:.E$212]=&quot;Missing&quot;))+0.5*SUMPRODUCT(([.$A$10:.$A$212]=&quot;Intermediate&quot;)*([.E$10:.E$212]=&quot;Partial&quot;))" office:value-type="float" office:value="0">
            <text:p>0</text:p>
          </table:table-cell>
          <table:table-cell table:style-name="ce135" table:formula="of:=&quot;Intermediate &quot;&amp;[.$F$1]&amp;&quot;s &quot;&amp;[.A3]" office:value-type="string" office:string-value="Intermediate FCRs Missing">
            <text:p>Intermediate FCRs Missing</text:p>
          </table:table-cell>
          <table:table-cell table:style-name="ce158" table:number-columns-repeated="4"/>
          <table:table-cell table:number-columns-repeated="1014"/>
        </table:table-row>
        <table:table-row table:style-name="ro1">
          <table:table-cell table:style-name="ce125" office:value-type="string">
            <text:p>Completed</text:p>
          </table:table-cell>
          <table:table-cell table:style-name="ce135" office:value-type="string">
            <text:p>Fully completed</text:p>
          </table:table-cell>
          <table:covered-table-cell table:style-name="ce172"/>
          <table:table-cell table:style-name="ce145" table:formula="of:=SUMPRODUCT(([.$A$10:.$A$212]=&quot;Intermediate&quot;)*([.D$10:.D$212]=&quot;Completed&quot;))+SUMPRODUCT(([.$A$10:.$A$212]=&quot;Intermediate&quot;)*([.D$10:.D$212]=&quot;Pre-Passed&quot;))+0.5*SUMPRODUCT(([.$A$10:.$A$212]=&quot;Intermediate&quot;)*([.D$10:.D$212]=&quot;Partial&quot;))" office:value-type="float" office:value="11.5">
            <text:p>11.5</text:p>
          </table:table-cell>
          <table:table-cell table:style-name="ce145" table:formula="of:=SUMPRODUCT(([.$A$10:.$A$212]=&quot;Intermediate&quot;)*([.E$10:.E$212]=&quot;Completed&quot;))+SUMPRODUCT(([.$A$10:.$A$212]=&quot;Intermediate&quot;)*([.E$10:.E$212]=&quot;Pre-Passed&quot;))+0.5*SUMPRODUCT(([.$A$10:.$A$212]=&quot;Intermediate&quot;)*([.E$10:.E$212]=&quot;Partial&quot;))" office:value-type="float" office:value="0">
            <text:p>0</text:p>
          </table:table-cell>
          <table:table-cell table:style-name="ce135" table:formula="of:=&quot;Intermediate &quot;&amp;[.$F$1]&amp;&quot;s &quot;&amp;[.A5]" office:value-type="string" office:string-value="Intermediate FCRs Completed">
            <text:p>Intermediate FCRs Completed</text:p>
          </table:table-cell>
          <table:table-cell table:style-name="ce158" table:number-columns-repeated="4"/>
          <table:table-cell table:number-columns-repeated="1014"/>
        </table:table-row>
        <table:table-row table:style-name="ro4">
          <table:table-cell table:style-name="ce125" office:value-type="string">
            <text:p>Pre-Passed</text:p>
          </table:table-cell>
          <table:table-cell table:style-name="ce135" office:value-type="string">
            <text:p>Marked as completed by instructor*</text:p>
          </table:table-cell>
          <table:covered-table-cell table:style-name="ce172"/>
          <table:table-cell table:style-name="ce145" table:formula="of:=SUMPRODUCT(([.$A$10:.$A$212]=&quot;Advanced&quot;)*([.D$10:.D$212]=&quot;Missing&quot;))+0.5*SUMPRODUCT(([.$A$10:.$A$212]=&quot;Advanced&quot;)*([.D$10:.D$212]=&quot;Partial&quot;))" office:value-type="float" office:value="8">
            <text:p>8</text:p>
          </table:table-cell>
          <table:table-cell table:style-name="ce145" table:formula="of:=SUMPRODUCT(([.$A$10:.$A$212]=&quot;Advanced&quot;)*([.E$10:.E$212]=&quot;Missing&quot;))+0.5*SUMPRODUCT(([.$A$10:.$A$212]=&quot;Advanced&quot;)*([.E$10:.E$212]=&quot;Partial&quot;))" office:value-type="float" office:value="0">
            <text:p>0</text:p>
          </table:table-cell>
          <table:table-cell table:style-name="ce135" table:formula="of:=&quot;Advanced &quot;&amp;[.$F$1]&amp;&quot;s &quot;&amp;[.A3]" office:value-type="string" office:string-value="Advanced FCRs Missing">
            <text:p>Advanced FCRs Missing</text:p>
          </table:table-cell>
          <table:table-cell table:style-name="ce158" table:number-columns-repeated="4"/>
          <table:table-cell table:number-columns-repeated="1014"/>
        </table:table-row>
        <table:table-row table:style-name="ro4">
          <table:table-cell table:style-name="ce125" office:value-type="string">
            <text:p>Waived</text:p>
          </table:table-cell>
          <table:table-cell table:style-name="ce135" office:value-type="string">
            <text:p>Requirement waived by instructor*</text:p>
          </table:table-cell>
          <table:covered-table-cell table:style-name="ce172"/>
          <table:table-cell table:style-name="ce145" table:formula="of:=SUMPRODUCT(([.$A$10:.$A$212]=&quot;Advanced&quot;)*([.D$10:.D$212]=&quot;Completed&quot;))+SUMPRODUCT(([.$A$10:.$A$212]=&quot;Advanced&quot;)*([.D$10:.D$212]=&quot;Pre-Passed&quot;))+0.5*SUMPRODUCT(([.$A$10:.$A$212]=&quot;Advanced&quot;)*([.D$10:.D$212]=&quot;Partial&quot;))" office:value-type="float" office:value="1">
            <text:p>1</text:p>
          </table:table-cell>
          <table:table-cell table:style-name="ce145" table:formula="of:=SUMPRODUCT(([.$A$10:.$A$212]=&quot;Advanced&quot;)*([.E$10:.E$212]=&quot;Completed&quot;))+SUMPRODUCT(([.$A$10:.$A$212]=&quot;Advanced&quot;)*([.E$10:.E$212]=&quot;Pre-Passed&quot;))+0.5*SUMPRODUCT(([.$A$10:.$A$212]=&quot;Advanced&quot;)*([.E$10:.E$212]=&quot;Partial&quot;))" office:value-type="float" office:value="0">
            <text:p>0</text:p>
          </table:table-cell>
          <table:table-cell table:style-name="ce135" table:formula="of:=&quot;Advanced &quot;&amp;[.$F$1]&amp;&quot;s &quot;&amp;[.A5]" office:value-type="string" office:string-value="Advanced FCRs Completed">
            <text:p>Advanced FCRs Completed</text:p>
          </table:table-cell>
          <table:table-cell table:style-name="ce159" table:number-columns-repeated="1012"/>
          <table:table-cell table:number-columns-repeated="6"/>
        </table:table-row>
        <table:table-row table:style-name="ro1">
          <table:table-cell table:style-name="ce126" office:value-type="string">
            <text:p>Not Applicable</text:p>
          </table:table-cell>
          <table:table-cell table:style-name="ce135" office:value-type="string">
            <text:p>Does not apply to this project</text:p>
          </table:table-cell>
          <table:covered-table-cell table:style-name="ce172"/>
          <table:table-cell table:style-name="ce145" table:formula="of:=SUMPRODUCT(([.$A$10:.$A$212]=&quot;Professional&quot;)*([.D$10:.D$212]=&quot;Completed&quot;))+SUMPRODUCT(([.$A$10:.$A$212]=&quot;Professional&quot;)*([.D$10:.D$212]=&quot;Pre-Passed&quot;))+0.5*SUMPRODUCT(([.$A$10:.$A$212]=&quot;Professional&quot;)*([.D$10:.D$212]=&quot;Partial&quot;))" office:value-type="float" office:value="0">
            <text:p>0</text:p>
          </table:table-cell>
          <table:table-cell table:style-name="ce145" table:formula="of:=SUMPRODUCT(([.$A$10:.$A$212]=&quot;Professional&quot;)*([.E$10:.E$212]=&quot;Completed&quot;))+SUMPRODUCT(([.$A$10:.$A$212]=&quot;Professional&quot;)*([.E$10:.E$212]=&quot;Pre-Passed&quot;))+0.5*SUMPRODUCT(([.$A$10:.$A$212]=&quot;Professional&quot;)*([.E$10:.E$212]=&quot;Partial&quot;))" office:value-type="float" office:value="0">
            <text:p>0</text:p>
          </table:table-cell>
          <table:table-cell table:style-name="ce135" table:formula="of:=&quot;Professional &quot;&amp;[.$F$1]&amp;&quot;s &quot;&amp;[.A5]" office:value-type="string" office:string-value="Professional FCRs Completed">
            <text:p>Professional FCRs Completed</text:p>
          </table:table-cell>
          <table:table-cell table:style-name="ce159" table:number-columns-repeated="1012"/>
          <table:table-cell table:number-columns-repeated="6"/>
        </table:table-row>
        <table:table-row table:style-name="ro1">
          <table:table-cell table:style-name="ce127" office:value-type="string" table:number-columns-spanned="2" table:number-rows-spanned="1">
            <text:p>*Comments must list instructor's name</text:p>
          </table:table-cell>
          <table:covered-table-cell table:style-name="ce136"/>
          <table:covered-table-cell table:style-name="ce141"/>
          <table:table-cell table:style-name="ce145" table:formula="of:=SUMPRODUCT(([.$A$10:.$A$212]=&quot;Innovative&quot;)*([.D$10:.D$212]=&quot;Completed&quot;))+SUMPRODUCT(([.$A$10:.$A$212]=&quot;Innovative&quot;)*([.D$10:.D$212]=&quot;Pre-Passed&quot;))+0.5*SUMPRODUCT(([.$A$10:.$A$212]=&quot;Innovative&quot;)*([.D$10:.D$212]=&quot;Partial&quot;))" office:value-type="float" office:value="0">
            <text:p>0</text:p>
          </table:table-cell>
          <table:table-cell table:style-name="ce145" table:formula="of:=SUMPRODUCT(([.$A$10:.$A$212]=&quot;Innovative&quot;)*([.E$10:.E$212]=&quot;Completed&quot;))+SUMPRODUCT(([.$A$10:.$A$212]=&quot;Innovative&quot;)*([.E$10:.E$212]=&quot;Pre-Passed&quot;))+0.5*SUMPRODUCT(([.$A$10:.$A$212]=&quot;Innovative&quot;)*([.E$10:.E$212]=&quot;Partial&quot;))" office:value-type="float" office:value="0">
            <text:p>0</text:p>
          </table:table-cell>
          <table:table-cell table:style-name="ce135" table:formula="of:=&quot;Innovative &quot;&amp;[.$F$1]&amp;&quot;s &quot;&amp;[.A5]" office:value-type="string" office:string-value="Innovative FCRs Completed">
            <text:p>Innovative FCRs Completed</text:p>
          </table:table-cell>
          <table:table-cell table:style-name="ce159" table:number-columns-repeated="1012"/>
          <table:table-cell table:number-columns-repeated="6"/>
        </table:table-row>
        <table:table-row table:style-name="ro1">
          <table:table-cell table:style-name="ce162" office:value-type="string" table:number-columns-spanned="2" table:number-rows-spanned="1">
            <text:p>Properties, Stats, &amp; Dmg Formula</text:p>
          </table:table-cell>
          <table:covered-table-cell table:style-name="ce137"/>
          <table:table-cell table:style-name="ce142" office:value-type="string">
            <text:p>Details</text:p>
          </table:table-cell>
          <table:table-cell table:style-name="ce176" office:value-type="string">
            <text:p>Student</text:p>
          </table:table-cell>
          <table:table-cell table:style-name="ce176" office:value-type="string">
            <text:p>Instructor</text:p>
          </table:table-cell>
          <table:table-cell table:style-name="ce157" office:value-type="string">
            <text:p>Comment</text:p>
          </table:table-cell>
          <table:table-cell table:style-name="ce160" table:number-columns-repeated="4"/>
          <table:table-cell table:style-name="ce161" table:number-columns-repeated="1008"/>
          <table:table-cell table:number-columns-repeated="6"/>
        </table:table-row>
        <table:table-row table:style-name="ro6">
          <table:table-cell table:style-name="ce163" office:value-type="string">
            <text:p>Required</text:p>
          </table:table-cell>
          <table:table-cell table:style-name="ce135" office:value-type="string">
            <text:p>Health</text:p>
          </table:table-cell>
          <table:table-cell table:style-name="ce143" office:value-type="string">
            <text:p>Basic health for player and enemies</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check</text:p>
          </table:table-cell>
          <table:table-cell table:number-columns-repeated="1018"/>
        </table:table-row>
        <table:table-row table:style-name="ro6">
          <table:table-cell table:style-name="ce163" office:value-type="string">
            <text:p>Required</text:p>
          </table:table-cell>
          <table:table-cell table:style-name="ce135" office:value-type="string">
            <text:p>Basic Attack Speed</text:p>
          </table:table-cell>
          <table:table-cell table:style-name="ce143" office:value-type="string">
            <text:p>Determine order of attacks or reset rate on attacks</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yup, yup</text:p>
          </table:table-cell>
          <table:table-cell table:number-columns-repeated="1018"/>
        </table:table-row>
        <table:table-row table:style-name="ro6">
          <table:table-cell table:style-name="ce163" office:value-type="string">
            <text:p>Required</text:p>
          </table:table-cell>
          <table:table-cell table:style-name="ce135" office:value-type="string">
            <text:p>Basic Attack Strength</text:p>
          </table:table-cell>
          <table:table-cell table:style-name="ce173" office:value-type="string">
            <text:p>Determine basic attack damage</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basic attacks are set at 2 damage</text:p>
          </table:table-cell>
          <table:table-cell table:number-columns-repeated="1018"/>
        </table:table-row>
        <table:table-row table:style-name="ro6">
          <table:table-cell table:style-name="ce163" office:value-type="string">
            <text:p>Basic</text:p>
          </table:table-cell>
          <table:table-cell table:style-name="ce135" office:value-type="string">
            <text:p>Basic Attack Defense</text:p>
          </table:table-cell>
          <table:table-cell table:style-name="ce143" office:value-type="string">
            <text:p>Reduces incoming damage</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there is a damage reduction</text:p>
          </table:table-cell>
          <table:table-cell table:number-columns-repeated="1018"/>
        </table:table-row>
        <table:table-row table:style-name="ro10">
          <table:table-cell table:style-name="ce163" office:value-type="string">
            <text:p>Basic</text:p>
          </table:table-cell>
          <table:table-cell table:style-name="ce135" office:value-type="string">
            <text:p>Damage Variance</text:p>
          </table:table-cell>
          <table:table-cell table:style-name="ce143" office:value-type="string">
            <text:p>Randomized variance to damage values</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5" office:value-type="string">
            <text:p>damage variance is applied depending on the type of attack that is used</text:p>
          </table:table-cell>
          <table:table-cell table:number-columns-repeated="1018"/>
        </table:table-row>
        <table:table-row table:style-name="ro10">
          <table:table-cell table:style-name="ce163" office:value-type="string">
            <text:p>Intermediate</text:p>
          </table:table-cell>
          <table:table-cell table:style-name="ce135" office:value-type="string">
            <text:p>Special Strength</text:p>
          </table:table-cell>
          <table:table-cell table:style-name="ce143" office:value-type="string">
            <text:p>(or Magic, Ability Power): Determines Strength of an ability</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5" office:value-type="string">
            <text:p>There are 4 attacks that do different amounts of damage and cost different amounts of stanima</text:p>
          </table:table-cell>
          <table:table-cell table:number-columns-repeated="1018"/>
        </table:table-row>
        <table:table-row table:style-name="ro10">
          <table:table-cell table:style-name="ce163" office:value-type="string">
            <text:p>Intermediate</text:p>
          </table:table-cell>
          <table:table-cell table:style-name="ce135" office:value-type="string">
            <text:p>Special Defense</text:p>
          </table:table-cell>
          <table:table-cell table:style-name="ce143" office:value-type="string">
            <text:p>(Magic Resist, etc): Reduces damage from special attacks</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ce135" office:value-type="string">
            <text:p>Currently all damage is dealt against the main defense stat</text:p>
          </table:table-cell>
          <table:table-cell table:number-columns-repeated="1018"/>
        </table:table-row>
        <table:table-row table:style-name="ro10">
          <table:table-cell table:style-name="ce164" office:value-type="string">
            <text:p>Intermediate</text:p>
          </table:table-cell>
          <table:table-cell table:style-name="ce135" office:value-type="string">
            <text:p>Special Resource Points</text:p>
          </table:table-cell>
          <table:table-cell table:style-name="ce173" office:value-type="string">
            <text:p>(Mana, etc): Used to control amount of special attacks</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attacks use stamina, with the exception of growl which does no damage and regains some stamina</text:p>
          </table:table-cell>
          <table:table-cell table:number-columns-repeated="1018"/>
        </table:table-row>
        <table:table-row table:style-name="ro6">
          <table:table-cell table:style-name="ce164" office:value-type="string">
            <text:p>Intermediate</text:p>
          </table:table-cell>
          <table:table-cell table:style-name="ce135" office:value-type="string">
            <text:p>Multiple Targets</text:p>
          </table:table-cell>
          <table:table-cell table:style-name="ce143" office:value-type="string">
            <text:p>Multiple target enemies available for the player to attack</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ce135" office:value-type="string">
            <text:p>Only one target (1 vs 1 boxing battle)</text:p>
          </table:table-cell>
          <table:table-cell table:number-columns-repeated="1018"/>
        </table:table-row>
        <table:table-row table:style-name="ro10">
          <table:table-cell table:style-name="ce164" office:value-type="string">
            <text:p>Intermediate</text:p>
          </table:table-cell>
          <table:table-cell table:style-name="ce135" office:value-type="string">
            <text:p>Target Selection</text:p>
          </table:table-cell>
          <table:table-cell table:style-name="ce143" office:value-type="string">
            <text:p>Basic target selection in some functional form</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There is a FindTarget() function, but the fight is only 1 vs 1.</text:p>
          </table:table-cell>
          <table:table-cell table:number-columns-repeated="1018"/>
        </table:table-row>
        <table:table-row table:style-name="ro1">
          <table:table-cell table:style-name="ce164" office:value-type="string">
            <text:p>Advanced</text:p>
          </table:table-cell>
          <table:table-cell table:style-name="ce135" office:value-type="string">
            <text:p>Target Selection</text:p>
          </table:table-cell>
          <table:table-cell table:style-name="ce143" office:value-type="string">
            <text:p>Target selection with no bugs and some feedback</text:p>
          </table:table-cell>
          <table:table-cell table:number-columns-repeated="2" table:style-name="ce177" table:content-validation-name="val8" office:value-type="string">
            <text:p>Untested</text:p>
          </table:table-cell>
          <table:table-cell table:style-name="ce139"/>
          <table:table-cell table:number-columns-repeated="1018"/>
        </table:table-row>
        <table:table-row table:style-name="ro14">
          <table:table-cell table:style-name="ce163" office:value-type="string">
            <text:p>Intermediate</text:p>
          </table:table-cell>
          <table:table-cell table:style-name="ce135" office:value-type="string">
            <text:p>Damage Types</text:p>
          </table:table-cell>
          <table:table-cell table:style-name="ce173" office:value-type="string">
            <text:p>Controls (or interactive HUD) are taught well in the game itself, and the teaching is integrated into the regular episodes in an elegant way (preferably with a dynamic teaching system that tracks what the player is doing).</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5" office:value-type="string">
            <text:p>Boxers display what type of attack and their modifiers to let the player know what attack they are doing and how much damage it adds to base damage. Also there is a health and stanima bar so players can see the results of the batt.e</text:p>
          </table:table-cell>
          <table:table-cell table:number-columns-repeated="1018"/>
        </table:table-row>
        <table:table-row table:style-name="ro12">
          <table:table-cell table:style-name="ce163" office:value-type="string">
            <text:p>Advanced</text:p>
          </table:table-cell>
          <table:table-cell table:style-name="Default" office:value-type="string">
            <text:p>Damage Type Resistances</text:p>
          </table:table-cell>
          <table:table-cell table:style-name="Default" office:value-type="string">
            <text:p>Resistances to specific damage types</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Default" office:value-type="string">
            <text:p>no damage resistence other than the standard defense resistence</text:p>
          </table:table-cell>
          <table:table-cell table:number-columns-repeated="1018"/>
        </table:table-row>
        <table:table-row table:style-name="ro1">
          <table:table-cell table:style-name="ce165" office:value-type="string" table:number-columns-spanned="2" table:number-rows-spanned="1">
            <text:p>Attacks</text:p>
          </table:table-cell>
          <table:covered-table-cell table:style-name="ce139"/>
          <table:table-cell table:style-name="ce142" office:value-type="string">
            <text:p>Details</text:p>
          </table:table-cell>
          <table:table-cell table:style-name="ce176" office:value-type="string">
            <text:p>Student</text:p>
          </table:table-cell>
          <table:table-cell table:style-name="ce176" office:value-type="string">
            <text:p>Instructor</text:p>
          </table:table-cell>
          <table:table-cell table:style-name="ce157" office:value-type="string">
            <text:p>Comment</text:p>
          </table:table-cell>
          <table:table-cell table:number-columns-repeated="1018"/>
        </table:table-row>
        <table:table-row table:style-name="ro6">
          <table:table-cell table:style-name="ce166" office:value-type="string">
            <text:p>Basic</text:p>
          </table:table-cell>
          <table:table-cell table:style-name="ce135" office:value-type="string">
            <text:p>Player Special Attack One</text:p>
          </table:table-cell>
          <table:table-cell table:style-name="ce143" office:value-type="string">
            <text:p>Special attacks should have unique functionality</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growl regains stamina</text:p>
          </table:table-cell>
          <table:table-cell table:number-columns-repeated="1018"/>
        </table:table-row>
        <table:table-row table:style-name="ro6">
          <table:table-cell table:style-name="ce166" office:value-type="string">
            <text:p>Basic</text:p>
          </table:table-cell>
          <table:table-cell table:style-name="ce135" office:value-type="string">
            <text:p>Enemy Special Attack One</text:p>
          </table:table-cell>
          <table:table-cell table:style-name="ce143" office:value-type="string">
            <text:p>Special attacks should have unique functionality</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growl regains stamina</text:p>
          </table:table-cell>
          <table:table-cell table:number-columns-repeated="1018"/>
        </table:table-row>
        <table:table-row table:style-name="ro6">
          <table:table-cell table:style-name="ce166" office:value-type="string">
            <text:p>Intermediate</text:p>
          </table:table-cell>
          <table:table-cell table:style-name="ce135" office:value-type="string">
            <text:p>Player Special Attack Two</text:p>
          </table:table-cell>
          <table:table-cell table:style-name="ce143" office:value-type="string">
            <text:p>Special attacks should have unique functionality</text:p>
          </table:table-cell>
          <table:table-cell table:style-name="ce177" table:content-validation-name="val8" office:value-type="string">
            <text:p>Partial</text:p>
          </table:table-cell>
          <table:table-cell table:style-name="ce177" table:content-validation-name="val8" office:value-type="string">
            <text:p>Untested</text:p>
          </table:table-cell>
          <table:table-cell table:style-name="ce135" office:value-type="string">
            <text:p>special causes stun</text:p>
          </table:table-cell>
          <table:table-cell table:number-columns-repeated="1018"/>
        </table:table-row>
        <table:table-row table:style-name="ro6">
          <table:table-cell table:style-name="ce167" office:value-type="string">
            <text:p>Intermediate</text:p>
          </table:table-cell>
          <table:table-cell table:style-name="ce135" office:value-type="string">
            <text:p>Enemy Special Attack Two</text:p>
          </table:table-cell>
          <table:table-cell table:style-name="ce173" office:value-type="string">
            <text:p>Special attacks should have unique functionality</text:p>
          </table:table-cell>
          <table:table-cell table:style-name="ce177" table:content-validation-name="val8" office:value-type="string">
            <text:p>Partial</text:p>
          </table:table-cell>
          <table:table-cell table:style-name="ce177" table:content-validation-name="val8" office:value-type="string">
            <text:p>Untested</text:p>
          </table:table-cell>
          <table:table-cell table:style-name="ce139" office:value-type="string">
            <text:p>special causes stun</text:p>
          </table:table-cell>
          <table:table-cell table:number-columns-repeated="1018"/>
        </table:table-row>
        <table:table-row table:style-name="ro6">
          <table:table-cell table:style-name="ce166" office:value-type="string">
            <text:p>Advanced</text:p>
          </table:table-cell>
          <table:table-cell table:style-name="ce135" office:value-type="string">
            <text:p>Player Special Attack Three</text:p>
          </table:table-cell>
          <table:table-cell table:style-name="ce173" office:value-type="string">
            <text:p>Special attacks should have unique functionality</text:p>
          </table:table-cell>
          <table:table-cell table:style-name="ce177" table:content-validation-name="val8" office:value-type="string">
            <text:p>Partial</text:p>
          </table:table-cell>
          <table:table-cell table:style-name="ce177" table:content-validation-name="val8" office:value-type="string">
            <text:p>Untested</text:p>
          </table:table-cell>
          <table:table-cell table:style-name="ce135" office:value-type="string">
            <text:p>punch has more damage potential than jab</text:p>
          </table:table-cell>
          <table:table-cell table:number-columns-repeated="1018"/>
        </table:table-row>
        <table:table-row table:style-name="ro6">
          <table:table-cell table:style-name="ce164" office:value-type="string">
            <text:p>Advanced</text:p>
          </table:table-cell>
          <table:table-cell table:style-name="ce135" office:value-type="string">
            <text:p>Enemy Special Attack Three</text:p>
          </table:table-cell>
          <table:table-cell table:style-name="ce144" office:value-type="string">
            <text:p>Special attacks should have unique functionality</text:p>
          </table:table-cell>
          <table:table-cell table:style-name="ce177" table:content-validation-name="val8" office:value-type="string">
            <text:p>Partial</text:p>
          </table:table-cell>
          <table:table-cell table:style-name="ce177" table:content-validation-name="val8" office:value-type="string">
            <text:p>Untested</text:p>
          </table:table-cell>
          <table:table-cell table:style-name="ce135" office:value-type="string">
            <text:p>punch has more damage potential than jab</text:p>
          </table:table-cell>
          <table:table-cell table:number-columns-repeated="1018"/>
        </table:table-row>
        <table:table-row table:style-name="ro1">
          <table:table-cell table:style-name="ce165" office:value-type="string" table:number-columns-spanned="2" table:number-rows-spanned="1">
            <text:p>STATUS EFFECTS</text:p>
          </table:table-cell>
          <table:covered-table-cell table:style-name="ce139"/>
          <table:table-cell table:style-name="ce142" office:value-type="string">
            <text:p>Details</text:p>
          </table:table-cell>
          <table:table-cell table:style-name="ce176" office:value-type="string">
            <text:p>Student</text:p>
          </table:table-cell>
          <table:table-cell table:style-name="ce176" office:value-type="string">
            <text:p>Instructor</text:p>
          </table:table-cell>
          <table:table-cell table:style-name="ce157" office:value-type="string">
            <text:p>Comment</text:p>
          </table:table-cell>
          <table:table-cell table:number-columns-repeated="1018"/>
        </table:table-row>
        <table:table-row table:style-name="ro10">
          <table:table-cell table:style-name="ce164" office:value-type="string">
            <text:p>Basic</text:p>
          </table:table-cell>
          <table:table-cell table:style-name="ce135" office:value-type="string">
            <text:p>Stun</text:p>
          </table:table-cell>
          <table:table-cell table:style-name="ce143" office:value-type="string">
            <text:p>Stunned Player's lose a turn</text:p>
          </table:table-cell>
          <table:table-cell table:style-name="ce177" table:content-validation-name="val8" office:value-type="string">
            <text:p>Partial</text:p>
          </table:table-cell>
          <table:table-cell table:style-name="ce177" table:content-validation-name="val8" office:value-type="string">
            <text:p>Untested</text:p>
          </table:table-cell>
          <table:table-cell table:style-name="ce135" office:value-type="string">
            <text:p>it's there, but honestly I'm not sure if it is working properly</text:p>
          </table:table-cell>
          <table:table-cell table:number-columns-repeated="1018"/>
        </table:table-row>
        <table:table-row table:style-name="ro6">
          <table:table-cell table:style-name="ce164" office:value-type="string">
            <text:p>Intermediate</text:p>
          </table:table-cell>
          <table:table-cell table:style-name="ce135" office:value-type="string">
            <text:p>Damage Over Time</text:p>
          </table:table-cell>
          <table:table-cell table:style-name="ce143" office:value-type="string">
            <text:p>i.e. Poison</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ce135"/>
          <table:table-cell table:number-columns-repeated="1018"/>
        </table:table-row>
        <table:table-row table:style-name="ro6">
          <table:table-cell table:style-name="ce164" office:value-type="string">
            <text:p>Advanced</text:p>
          </table:table-cell>
          <table:table-cell table:style-name="ce135" office:value-type="string">
            <text:p>Stat Reduction</text:p>
          </table:table-cell>
          <table:table-cell table:style-name="ce143" office:value-type="string">
            <text:p>i.e. Armor/Damage reduction</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ce135"/>
          <table:table-cell table:number-columns-repeated="1018"/>
        </table:table-row>
        <table:table-row table:style-name="ro6">
          <table:table-cell table:style-name="ce164" office:value-type="string">
            <text:p>Basic</text:p>
          </table:table-cell>
          <table:table-cell table:style-name="ce135" office:value-type="string">
            <text:p>Special Effect One</text:p>
          </table:table-cell>
          <table:table-cell table:style-name="ce143" office:value-type="string">
            <text:p>Special effect exists and is not broken</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5" office:value-type="string">
            <text:p>growl regains stamina</text:p>
          </table:table-cell>
          <table:table-cell table:number-columns-repeated="1018"/>
        </table:table-row>
        <table:table-row table:style-name="ro6">
          <table:table-cell table:style-name="ce164" office:value-type="string">
            <text:p>Intermediate</text:p>
          </table:table-cell>
          <table:table-cell table:style-name="ce135" office:value-type="string">
            <text:p>Special Effect One</text:p>
          </table:table-cell>
          <table:table-cell table:style-name="ce143" office:value-type="string">
            <text:p>Special effect is unique</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5" office:value-type="string">
            <text:p>growl does no damage but regains stamina</text:p>
          </table:table-cell>
          <table:table-cell table:number-columns-repeated="1018"/>
        </table:table-row>
        <table:table-row table:style-name="ro6">
          <table:table-cell table:style-name="ce164" office:value-type="string">
            <text:p>Advanced</text:p>
          </table:table-cell>
          <table:table-cell table:style-name="ce135" office:value-type="string">
            <text:p>Special Effect One</text:p>
          </table:table-cell>
          <table:table-cell table:style-name="ce143" office:value-type="string">
            <text:p>Special effect is unique and is well implemented</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ce135" office:value-type="string">
            <text:p>subjective?</text:p>
          </table:table-cell>
          <table:table-cell table:number-columns-repeated="1018"/>
        </table:table-row>
        <table:table-row table:style-name="ro6">
          <table:table-cell table:style-name="ce164" office:value-type="string">
            <text:p>Intermediate</text:p>
          </table:table-cell>
          <table:table-cell table:style-name="ce135" office:value-type="string">
            <text:p>Special Effect Two</text:p>
          </table:table-cell>
          <table:table-cell table:style-name="ce143" office:value-type="string">
            <text:p>Special effect is unique</text:p>
          </table:table-cell>
          <table:table-cell table:style-name="ce177" table:content-validation-name="val8" office:value-type="string">
            <text:p>Partial</text:p>
          </table:table-cell>
          <table:table-cell table:style-name="ce177" table:content-validation-name="val8" office:value-type="string">
            <text:p>Untested</text:p>
          </table:table-cell>
          <table:table-cell table:style-name="ce135" office:value-type="string">
            <text:p>punch uses more stamina</text:p>
          </table:table-cell>
          <table:table-cell table:number-columns-repeated="1018"/>
        </table:table-row>
        <table:table-row table:style-name="ro6">
          <table:table-cell table:style-name="ce164" office:value-type="string">
            <text:p>Advanced</text:p>
          </table:table-cell>
          <table:table-cell table:style-name="ce135" office:value-type="string">
            <text:p>Special Effect Two</text:p>
          </table:table-cell>
          <table:table-cell table:style-name="ce143" office:value-type="string">
            <text:p>Special effect is unique and is well implemented</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ce135" office:value-type="string">
            <text:p>it's like jab, but more costly, not entirely unique</text:p>
          </table:table-cell>
          <table:table-cell table:number-columns-repeated="1018"/>
        </table:table-row>
        <table:table-row table:style-name="ro6">
          <table:table-cell table:style-name="ce164" office:value-type="string">
            <text:p>Intermediate</text:p>
          </table:table-cell>
          <table:table-cell table:style-name="ce135" office:value-type="string">
            <text:p>Special Effect Three</text:p>
          </table:table-cell>
          <table:table-cell table:style-name="ce143" office:value-type="string">
            <text:p>Special effect is unique</text:p>
          </table:table-cell>
          <table:table-cell table:style-name="ce177" table:content-validation-name="val8" office:value-type="string">
            <text:p>Partial</text:p>
          </table:table-cell>
          <table:table-cell table:style-name="ce177" table:content-validation-name="val8" office:value-type="string">
            <text:p>Untested</text:p>
          </table:table-cell>
          <table:table-cell table:style-name="ce135" office:value-type="string">
            <text:p>special is a stun, no damage</text:p>
          </table:table-cell>
          <table:table-cell table:number-columns-repeated="1018"/>
        </table:table-row>
        <table:table-row table:style-name="ro6">
          <table:table-cell table:style-name="ce164" office:value-type="string">
            <text:p>Advanced</text:p>
          </table:table-cell>
          <table:table-cell table:style-name="ce135" office:value-type="string">
            <text:p>Special Effect Three</text:p>
          </table:table-cell>
          <table:table-cell table:style-name="ce143" office:value-type="string">
            <text:p>Special effect is unique and is well implemented</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ce135" office:value-type="string">
            <text:p>not sure if stun is working right</text:p>
          </table:table-cell>
          <table:table-cell table:number-columns-repeated="1018"/>
        </table:table-row>
        <table:table-row table:style-name="ro1">
          <table:table-cell table:style-name="ce168" office:value-type="string" table:number-columns-spanned="2" table:number-rows-spanned="1">
            <text:p>Enemy AI</text:p>
          </table:table-cell>
          <table:covered-table-cell table:style-name="ce135"/>
          <table:table-cell table:style-name="ce142" office:value-type="string">
            <text:p>Details</text:p>
          </table:table-cell>
          <table:table-cell table:style-name="ce176" office:value-type="string">
            <text:p>Student</text:p>
          </table:table-cell>
          <table:table-cell table:style-name="ce176" office:value-type="string">
            <text:p>Instructor</text:p>
          </table:table-cell>
          <table:table-cell table:style-name="ce157" office:value-type="string">
            <text:p>Comment</text:p>
          </table:table-cell>
          <table:table-cell table:number-columns-repeated="1018"/>
        </table:table-row>
        <table:table-row table:style-name="ro6">
          <table:table-cell table:style-name="ce164" office:value-type="string">
            <text:p>Required</text:p>
          </table:table-cell>
          <table:table-cell table:style-name="ce135" office:value-type="string">
            <text:p>Basic Attacking</text:p>
          </table:table-cell>
          <table:table-cell table:style-name="ce143" office:value-type="string">
            <text:p>Enemies should attack the player</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oh yeah he does</text:p>
          </table:table-cell>
          <table:table-cell table:number-columns-repeated="1018"/>
        </table:table-row>
        <table:table-row table:style-name="ro6">
          <table:table-cell table:style-name="ce164" office:value-type="string">
            <text:p>Basic</text:p>
          </table:table-cell>
          <table:table-cell table:style-name="ce135" office:value-type="string">
            <text:p>Randomized Variance </text:p>
          </table:table-cell>
          <table:table-cell table:style-name="ce143" office:value-type="string">
            <text:p>There should be some random factor to which attacks and enemy uses</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yup, he's random</text:p>
          </table:table-cell>
          <table:table-cell table:number-columns-repeated="1018"/>
        </table:table-row>
        <table:table-row table:style-name="ro6">
          <table:table-cell table:style-name="ce164" office:value-type="string">
            <text:p>Intermediate</text:p>
          </table:table-cell>
          <table:table-cell table:style-name="ce135" office:value-type="string">
            <text:p>Spawning Enemies</text:p>
          </table:table-cell>
          <table:table-cell table:style-name="ce143" office:value-type="string">
            <text:p>Ability to spawn enemies at runtime in response to gameplay</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ce139" office:value-type="string">
            <text:p>didn't think to put that in</text:p>
          </table:table-cell>
          <table:table-cell table:number-columns-repeated="1018"/>
        </table:table-row>
        <table:table-row table:style-name="ro6">
          <table:table-cell table:style-name="ce164" office:value-type="string">
            <text:p>Intermediate</text:p>
          </table:table-cell>
          <table:table-cell table:style-name="ce135" office:value-type="string">
            <text:p>Spawning Drops</text:p>
          </table:table-cell>
          <table:table-cell table:style-name="ce143" office:value-type="string">
            <text:p>Enemies drop items on death</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ce139" office:value-type="string">
            <text:p>that would be cool, but I didn't do it</text:p>
          </table:table-cell>
          <table:table-cell table:number-columns-repeated="1018"/>
        </table:table-row>
        <table:table-row table:style-name="ro6">
          <table:table-cell table:style-name="ce164" office:value-type="string">
            <text:p>Intermediate</text:p>
          </table:table-cell>
          <table:table-cell table:style-name="ce135" office:value-type="string">
            <text:p>Advanced Strategy</text:p>
          </table:table-cell>
          <table:table-cell table:style-name="ce143" office:value-type="string">
            <text:p>(Using Specials, Run Away)</text:p>
          </table:table-cell>
          <table:table-cell table:style-name="ce177" table:content-validation-name="val8" office:value-type="string">
            <text:p>Partial</text:p>
          </table:table-cell>
          <table:table-cell table:style-name="ce177" table:content-validation-name="val8" office:value-type="string">
            <text:p>Untested</text:p>
          </table:table-cell>
          <table:table-cell table:style-name="ce139" office:value-type="string">
            <text:p>You can use them, but they may not work (special)</text:p>
          </table:table-cell>
          <table:table-cell table:number-columns-repeated="1018"/>
        </table:table-row>
        <table:table-row table:style-name="ro6">
          <table:table-cell table:style-name="ce164" office:value-type="string">
            <text:p>Advanced</text:p>
          </table:table-cell>
          <table:table-cell table:style-name="ce135" office:value-type="string">
            <text:p>Advanced Strategy</text:p>
          </table:table-cell>
          <table:table-cell table:style-name="ce143" office:value-type="string">
            <text:p>Smart Targeting, Can actually beat the player in an interesting way</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ce139" office:value-type="string">
            <text:p>nah, they just use random attacks</text:p>
          </table:table-cell>
          <table:table-cell table:number-columns-repeated="1018"/>
        </table:table-row>
        <table:table-row table:style-name="ro1">
          <table:table-cell table:style-name="ce165" office:value-type="string" table:number-columns-spanned="2" table:number-rows-spanned="1">
            <text:p>Technical Feature Requirements</text:p>
          </table:table-cell>
          <table:covered-table-cell table:style-name="ce139"/>
          <table:table-cell table:style-name="ce174" office:value-type="string">
            <text:p><text:span text:style-name="T6">Details</text:span> </text:p>
          </table:table-cell>
          <table:table-cell table:style-name="ce176" office:value-type="string">
            <text:p>Student</text:p>
          </table:table-cell>
          <table:table-cell table:style-name="ce176" office:value-type="string">
            <text:p>Instructor</text:p>
          </table:table-cell>
          <table:table-cell table:style-name="ce157" office:value-type="string">
            <text:p>Comment</text:p>
          </table:table-cell>
          <table:table-cell table:number-columns-repeated="1018"/>
        </table:table-row>
        <table:table-row table:style-name="ro6">
          <table:table-cell table:style-name="ce164" office:value-type="string">
            <text:p>Required</text:p>
          </table:table-cell>
          <table:table-cell table:style-name="ce135" office:value-type="string">
            <text:p>Basic Events</text:p>
          </table:table-cell>
          <table:table-cell table:style-name="ce143" office:value-type="string">
            <text:p>“LogicUpdate”, “CollisionStarted”, ..</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yay!</text:p>
          </table:table-cell>
          <table:table-cell table:number-columns-repeated="1018"/>
        </table:table-row>
        <table:table-row table:style-name="ro6">
          <table:table-cell table:style-name="ce164" office:value-type="string">
            <text:p>Basic</text:p>
          </table:table-cell>
          <table:table-cell table:style-name="ce135" office:value-type="string">
            <text:p>Custom Events</text:p>
          </table:table-cell>
          <table:table-cell table:style-name="ce144" office:value-type="string">
            <text:p>“Death”, “Spawn”, “Dmg”</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all my button and UI stuff</text:p>
          </table:table-cell>
          <table:table-cell table:number-columns-repeated="1018"/>
        </table:table-row>
        <table:table-row table:style-name="ro6">
          <table:table-cell table:style-name="ce164" office:value-type="string">
            <text:p>Intermediate</text:p>
          </table:table-cell>
          <table:table-cell table:style-name="ce135" office:value-type="string">
            <text:p>Custom Events</text:p>
          </table:table-cell>
          <table:table-cell table:style-name="ce144" office:value-type="string">
            <text:p>Custom Events usage is interesting and well thought out</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I'd like to think so</text:p>
          </table:table-cell>
          <table:table-cell table:number-columns-repeated="1018"/>
        </table:table-row>
        <table:table-row table:style-name="ro2">
          <table:table-cell table:style-name="ce164" office:value-type="string">
            <text:p>Advanced</text:p>
          </table:table-cell>
          <table:table-cell table:style-name="Default" office:value-type="string">
            <text:p>Large Custom Event Usage</text:p>
          </table:table-cell>
          <table:table-cell table:style-name="Default" office:value-type="string">
            <text:p>Use DispatchDown/Up or a dispatch function other than DispatchEvent()</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Default" office:value-type="string">
            <text:p>totally not doing that.</text:p>
          </table:table-cell>
          <table:table-cell table:number-columns-repeated="1018"/>
        </table:table-row>
        <table:table-row table:style-name="ro1">
          <table:table-cell table:style-name="ce168" office:value-type="string" table:number-columns-spanned="2" table:number-rows-spanned="1">
            <text:p>Game </text:p>
          </table:table-cell>
          <table:covered-table-cell table:style-name="ce135"/>
          <table:table-cell table:style-name="ce142" office:value-type="string">
            <text:p>Details</text:p>
          </table:table-cell>
          <table:table-cell table:style-name="ce176" office:value-type="string">
            <text:p>Student</text:p>
          </table:table-cell>
          <table:table-cell table:style-name="ce176" office:value-type="string">
            <text:p>Instructor</text:p>
          </table:table-cell>
          <table:table-cell table:style-name="ce157" office:value-type="string">
            <text:p>Comment</text:p>
          </table:table-cell>
          <table:table-cell table:number-columns-repeated="1018"/>
        </table:table-row>
        <table:table-row table:style-name="ro2">
          <table:table-cell table:style-name="ce164" office:value-type="string">
            <text:p>Required</text:p>
          </table:table-cell>
          <table:table-cell table:style-name="ce171" office:value-type="string">
            <text:p>Game Victory </text:p>
          </table:table-cell>
          <table:table-cell table:style-name="Default" office:value-type="string">
            <text:p>The ability for the player to win the game</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Default" office:value-type="string">
            <text:p>good luck</text:p>
          </table:table-cell>
          <table:table-cell table:number-columns-repeated="1018"/>
        </table:table-row>
        <table:table-row table:style-name="ro2">
          <table:table-cell table:style-name="ce164" office:value-type="string">
            <text:p>Basic</text:p>
          </table:table-cell>
          <table:table-cell table:style-name="ce171" office:value-type="string">
            <text:p>Game over and restart </text:p>
          </table:table-cell>
          <table:table-cell table:style-name="Default" office:value-type="string">
            <text:p>The ability to lose and restart the game</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Default" office:value-type="string">
            <text:p>yup</text:p>
          </table:table-cell>
          <table:table-cell table:number-columns-repeated="1018"/>
        </table:table-row>
        <table:table-row table:style-name="ro10">
          <table:table-cell table:style-name="ce164" office:value-type="string">
            <text:p>Intermediate</text:p>
          </table:table-cell>
          <table:table-cell table:style-name="ce171" office:value-type="string">
            <text:p>Gamepads </text:p>
          </table:table-cell>
          <table:table-cell table:style-name="Default" office:value-type="string">
            <text:p>The functionality for the game to be completely operated with the game pad</text:p>
          </table:table-cell>
          <table:table-cell table:style-name="ce177" table:content-validation-name="val8" office:value-type="string">
            <text:p>Not Applicable</text:p>
          </table:table-cell>
          <table:table-cell table:style-name="ce177" table:content-validation-name="val8" office:value-type="string">
            <text:p>Untested</text:p>
          </table:table-cell>
          <table:table-cell table:style-name="Default" office:value-type="string">
            <text:p>not using the gamepad</text:p>
          </table:table-cell>
          <table:table-cell table:number-columns-repeated="1018"/>
        </table:table-row>
        <table:table-row table:style-name="ro2">
          <table:table-cell table:style-name="ce164" office:value-type="string">
            <text:p>Intermediate</text:p>
          </table:table-cell>
          <table:table-cell table:style-name="ce171" office:value-type="string">
            <text:p>Two Player </text:p>
          </table:table-cell>
          <table:table-cell table:style-name="Default" office:value-type="string">
            <text:p>Your game supports multiple players</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Default" office:value-type="string">
            <text:p>can you tell I really wanted to do this?</text:p>
          </table:table-cell>
          <table:table-cell table:number-columns-repeated="1018"/>
        </table:table-row>
        <table:table-row table:style-name="ro1">
          <table:table-cell table:style-name="ce168" office:value-type="string" table:number-columns-spanned="2" table:number-rows-spanned="1">
            <text:p>Debug Controls</text:p>
          </table:table-cell>
          <table:covered-table-cell table:style-name="ce135"/>
          <table:table-cell table:style-name="ce142" office:value-type="string">
            <text:p>Details</text:p>
          </table:table-cell>
          <table:table-cell table:style-name="ce176" office:value-type="string">
            <text:p>Student</text:p>
          </table:table-cell>
          <table:table-cell table:style-name="ce176" office:value-type="string">
            <text:p>Instructor</text:p>
          </table:table-cell>
          <table:table-cell table:style-name="ce157" office:value-type="string">
            <text:p>Comment</text:p>
          </table:table-cell>
          <table:table-cell table:number-columns-repeated="1018"/>
        </table:table-row>
        <table:table-row table:style-name="ro6">
          <table:table-cell table:style-name="ce169" office:value-type="string">
            <text:p>Basic</text:p>
          </table:table-cell>
          <table:table-cell table:style-name="ce139" office:value-type="string">
            <text:p>Win Game</text:p>
          </table:table-cell>
          <table:table-cell table:style-name="ce139" office:value-type="string">
            <text:p>Debug Control to instantly satisfy the win condition</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cheat code W</text:p>
          </table:table-cell>
          <table:table-cell table:number-columns-repeated="1018"/>
        </table:table-row>
        <table:table-row table:style-name="ro6">
          <table:table-cell table:style-name="ce169" office:value-type="string">
            <text:p>Intermediate</text:p>
          </table:table-cell>
          <table:table-cell table:style-name="ce139" office:value-type="string">
            <text:p>Lose Game</text:p>
          </table:table-cell>
          <table:table-cell table:style-name="ce139" office:value-type="string">
            <text:p>Debug Control to instantly satisfy the loss condition</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cheat code L</text:p>
          </table:table-cell>
          <table:table-cell table:number-columns-repeated="1018"/>
        </table:table-row>
        <table:table-row table:style-name="ro6">
          <table:table-cell table:style-name="ce169" office:value-type="string">
            <text:p>Intermediate</text:p>
          </table:table-cell>
          <table:table-cell table:style-name="ce139" office:value-type="string">
            <text:p>Deal Damage to Player</text:p>
          </table:table-cell>
          <table:table-cell table:style-name="ce139" office:value-type="string">
            <text:p>Debug Control that deals damage to all enemies</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cheat code P sets enemies to 0 so they will be killed.</text:p>
          </table:table-cell>
          <table:table-cell table:number-columns-repeated="1018"/>
        </table:table-row>
        <table:table-row table:style-name="ro6">
          <table:table-cell table:style-name="ce164" office:value-type="string">
            <text:p>Intermediate</text:p>
          </table:table-cell>
          <table:table-cell table:style-name="ce139" office:value-type="string">
            <text:p>Kill All Enemies</text:p>
          </table:table-cell>
          <table:table-cell table:style-name="ce139" office:value-type="string">
            <text:p>Debug Control that kills all enemies</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cheat code E sets enemies to 0 so they will be killed.</text:p>
          </table:table-cell>
          <table:table-cell table:number-columns-repeated="1018"/>
        </table:table-row>
        <table:table-row table:style-name="ro6">
          <table:table-cell table:style-name="ce170"/>
          <table:table-cell/>
          <table:table-cell table:style-name="ce175"/>
          <table:table-cell table:style-name="ce178" table:content-validation-name="val10" table:number-columns-repeated="2"/>
          <table:table-cell table:style-name="ce179"/>
          <table:table-cell table:number-columns-repeated="1018"/>
        </table:table-row>
        <table:table-row table:style-name="ro6">
          <table:table-cell table:style-name="ce170"/>
          <table:table-cell table:number-columns-repeated="2"/>
          <table:table-cell table:style-name="ce178" table:content-validation-name="val10" table:number-columns-repeated="2"/>
          <table:table-cell table:number-columns-repeated="1019"/>
        </table:table-row>
        <table:table-row table:style-name="ro6">
          <table:table-cell table:style-name="ce170"/>
          <table:table-cell/>
          <table:table-cell table:style-name="ce175"/>
          <table:table-cell table:style-name="ce178" table:content-validation-name="val10" table:number-columns-repeated="2"/>
          <table:table-cell table:number-columns-repeated="1019"/>
        </table:table-row>
        <table:table-row table:style-name="ro6" table:number-rows-repeated="40">
          <table:table-cell table:style-name="ce170"/>
          <table:table-cell table:number-columns-repeated="2"/>
          <table:table-cell table:style-name="ce178" table:content-validation-name="val10" table:number-columns-repeated="2"/>
          <table:table-cell table:number-columns-repeated="1019"/>
        </table:table-row>
        <table:table-row table:style-name="ro6">
          <table:table-cell table:style-name="ce170"/>
          <table:table-cell table:number-columns-repeated="2"/>
          <table:table-cell table:style-name="ce178" table:content-validation-name="val10" table:number-columns-repeated="2"/>
          <table:table-cell table:number-columns-repeated="245"/>
          <table:table-cell table:style-name="ce133" table:number-columns-repeated="768"/>
          <table:table-cell table:number-columns-repeated="6"/>
        </table:table-row>
        <table:table-row table:style-name="ro6" table:number-rows-repeated="105">
          <table:table-cell table:style-name="ce170"/>
          <table:table-cell table:number-columns-repeated="2"/>
          <table:table-cell table:style-name="ce178" table:content-validation-name="val10" table:number-columns-repeated="2"/>
          <table:table-cell table:number-columns-repeated="1019"/>
        </table:table-row>
        <table:table-row table:style-name="ro6" table:number-rows-repeated="65248">
          <table:table-cell table:number-columns-repeated="3"/>
          <table:table-cell table:content-validation-name="val10" table:number-columns-repeated="2"/>
          <table:table-cell table:number-columns-repeated="1019"/>
        </table:table-row>
        <table:table-row table:style-name="ro6" table:number-rows-repeated="983115">
          <table:table-cell table:number-columns-repeated="1024"/>
        </table:table-row>
        <table:table-row table:style-name="ro6">
          <table:table-cell table:number-columns-repeated="1024"/>
        </table:table-row>
      </table:table>
      <table:table table:name="VCRs" table:style-name="ta6" table:print="false">
        <office:forms form:automatic-focus="false" form:apply-design-mode="false"/>
        <table:table-column table:style-name="co27" table:default-cell-style-name="ce133"/>
        <table:table-column table:style-name="co21" table:default-cell-style-name="ce133"/>
        <table:table-column table:style-name="co28" table:default-cell-style-name="ce133"/>
        <table:table-column table:style-name="co29" table:number-columns-repeated="2" table:default-cell-style-name="ce133"/>
        <table:table-column table:style-name="co30" table:default-cell-style-name="ce133"/>
        <table:table-column table:style-name="co33" table:number-columns-repeated="231" table:default-cell-style-name="ce133"/>
        <table:table-column table:style-name="co34" table:number-columns-repeated="768" table:default-cell-style-name="ce11"/>
        <table:table-column table:style-name="co12" table:number-columns-repeated="2" table:default-cell-style-name="ce11"/>
        <table:table-column table:style-name="co34" table:number-columns-repeated="16" table:default-cell-style-name="ce11"/>
        <table:table-column table:style-name="co12" table:default-cell-style-name="ce11"/>
        <table:table-row table:style-name="ro1">
          <table:table-cell table:style-name="ce124" office:value-type="string">
            <text:p>STATUS LIST</text:p>
          </table:table-cell>
          <table:table-cell table:style-name="ce134" office:value-type="string">
            <text:p>STATUS DESCRIPTION</text:p>
          </table:table-cell>
          <table:table-cell table:style-name="ce124" office:value-type="string">
            <text:p>VISUAL REQUIREMENTS</text:p>
          </table:table-cell>
          <table:table-cell table:style-name="ce42" table:formula="of:=&quot;&quot;&amp;COUNTIF([.D$10:.D$206];[.$A$2])&amp;&quot; &quot;&amp;[.$A$2]" office:value-type="string" office:string-value="0 Untested">
            <text:p>0 Untested</text:p>
          </table:table-cell>
          <table:table-cell table:style-name="ce42" table:formula="of:=&quot;&quot;&amp;COUNTIF([.E$10:.E$206];[.$A$2])&amp;&quot; &quot;&amp;[.$A$2]" office:value-type="string" office:string-value="26 Untested">
            <text:p>26 Untested</text:p>
          </table:table-cell>
          <table:table-cell table:style-name="ce124" office:value-type="string">
            <text:p>VCR</text:p>
          </table:table-cell>
          <table:table-cell table:number-columns-repeated="1018"/>
        </table:table-row>
        <table:table-row table:style-name="ro1">
          <table:table-cell table:style-name="ce125" office:value-type="string">
            <text:p>Untested</text:p>
          </table:table-cell>
          <table:table-cell table:style-name="ce135" office:value-type="string">
            <text:p>Has not been tested/checked</text:p>
          </table:table-cell>
          <table:table-cell table:style-name="ce140" office:value-type="string" table:number-columns-spanned="1" table:number-rows-spanned="8">
            <text:p>Note that you do not have to have elaborate art in your game to fulfill the required, basic, and intermediate visual requirements. A clean, abstract look that relies heavily on special effects for visual interest can work very well for many games.</text:p>
          </table:table-cell>
          <table:table-cell table:style-name="ce145" table:formula="of:=SUMPRODUCT(([.$A$10:.$A$206]=&quot;Required&quot;)*([.D$10:.D$206]=&quot;Missing&quot;))+0.5*SUMPRODUCT(([.$A$10:.$A$206]=&quot;Required&quot;)*([.D$10:.D$206]=&quot;Partial&quot;))" office:value-type="float" office:value="0">
            <text:p>0</text:p>
          </table:table-cell>
          <table:table-cell table:style-name="ce145" table:formula="of:=SUMPRODUCT(([.$A$10:.$A$206]=&quot;Required&quot;)*([.E$10:.E$206]=&quot;Missing&quot;))+0.5*SUMPRODUCT(([.$A$10:.$A$206]=&quot;Required&quot;)*([.E$10:.E$206]=&quot;Partial&quot;))" office:value-type="float" office:value="0">
            <text:p>0</text:p>
          </table:table-cell>
          <table:table-cell table:style-name="ce135" table:formula="of:=&quot;Required &quot;&amp;[.$F$1]&amp;&quot;s &quot;&amp;[.A3]" office:value-type="string" office:string-value="Required VCRs Missing">
            <text:p>Required VCRs Missing</text:p>
          </table:table-cell>
          <table:table-cell table:number-columns-repeated="1018"/>
        </table:table-row>
        <table:table-row table:style-name="ro1">
          <table:table-cell table:style-name="ce125" office:value-type="string">
            <text:p>Missing</text:p>
          </table:table-cell>
          <table:table-cell table:style-name="ce135" office:value-type="string">
            <text:p>Requirement not met</text:p>
          </table:table-cell>
          <table:covered-table-cell table:style-name="ce172"/>
          <table:table-cell table:style-name="ce145" table:formula="of:=SUMPRODUCT(([.$A$10:.$A$206]=&quot;Basic&quot;)*([.D$10:.D$206]=&quot;Missing&quot;))+0.5*SUMPRODUCT(([.$A$10:.$A$206]=&quot;Basic&quot;)*([.D$10:.D$206]=&quot;Partial&quot;))" office:value-type="float" office:value="1">
            <text:p>1</text:p>
          </table:table-cell>
          <table:table-cell table:style-name="ce145" table:formula="of:=SUMPRODUCT(([.$A$10:.$A$206]=&quot;Basic&quot;)*([.E$10:.E$206]=&quot;Missing&quot;))+0.5*SUMPRODUCT(([.$A$10:.$A$206]=&quot;Basic&quot;)*([.E$10:.E$206]=&quot;Partial&quot;))" office:value-type="float" office:value="0">
            <text:p>0</text:p>
          </table:table-cell>
          <table:table-cell table:style-name="ce135" table:formula="of:=&quot;Basic &quot;&amp;[.$F$1]&amp;&quot;s &quot;&amp;[.A3]" office:value-type="string" office:string-value="Basic VCRs Missing">
            <text:p>Basic VCRs Missing</text:p>
          </table:table-cell>
          <table:table-cell table:number-columns-repeated="1018"/>
        </table:table-row>
        <table:table-row table:style-name="ro1">
          <table:table-cell table:style-name="ce125" office:value-type="string">
            <text:p>Partial</text:p>
          </table:table-cell>
          <table:table-cell table:style-name="ce135" office:value-type="string">
            <text:p>Completed at least half-way</text:p>
          </table:table-cell>
          <table:covered-table-cell table:style-name="ce172"/>
          <table:table-cell table:style-name="ce145" table:formula="of:=SUMPRODUCT(([.$A$10:.$A$206]=&quot;Intermediate&quot;)*([.D$10:.D$206]=&quot;Missing&quot;))+0.5*SUMPRODUCT(([.$A$10:.$A$206]=&quot;Intermediate&quot;)*([.D$10:.D$206]=&quot;Partial&quot;))" office:value-type="float" office:value="4.5">
            <text:p>4.5</text:p>
          </table:table-cell>
          <table:table-cell table:style-name="ce145" table:formula="of:=SUMPRODUCT(([.$A$10:.$A$206]=&quot;Intermediate&quot;)*([.E$10:.E$206]=&quot;Missing&quot;))+0.5*SUMPRODUCT(([.$A$10:.$A$206]=&quot;Intermediate&quot;)*([.E$10:.E$206]=&quot;Partial&quot;))" office:value-type="float" office:value="0">
            <text:p>0</text:p>
          </table:table-cell>
          <table:table-cell table:style-name="ce135" table:formula="of:=&quot;Intermediate &quot;&amp;[.$F$1]&amp;&quot;s &quot;&amp;[.A3]" office:value-type="string" office:string-value="Intermediate VCRs Missing">
            <text:p>Intermediate VCRs Missing</text:p>
          </table:table-cell>
          <table:table-cell table:style-name="ce159" table:number-columns-repeated="999"/>
          <table:table-cell table:number-columns-repeated="19"/>
        </table:table-row>
        <table:table-row table:style-name="ro1">
          <table:table-cell table:style-name="ce125" office:value-type="string">
            <text:p>Completed</text:p>
          </table:table-cell>
          <table:table-cell table:style-name="ce135" office:value-type="string">
            <text:p>Fully completed</text:p>
          </table:table-cell>
          <table:covered-table-cell table:style-name="ce172"/>
          <table:table-cell table:style-name="ce145" table:formula="of:=SUMPRODUCT(([.$A$10:.$A$206]=&quot;Intermediate&quot;)*([.D$10:.D$206]=&quot;Completed&quot;))+SUMPRODUCT(([.$A$10:.$A$206]=&quot;Intermediate&quot;)*([.D$10:.D$206]=&quot;Pre-Passed&quot;))+0.5*SUMPRODUCT(([.$A$10:.$A$206]=&quot;Intermediate&quot;)*([.D$10:.D$206]=&quot;Partial&quot;))" office:value-type="float" office:value="3.5">
            <text:p>3.5</text:p>
          </table:table-cell>
          <table:table-cell table:style-name="ce145" table:formula="of:=SUMPRODUCT(([.$A$10:.$A$206]=&quot;Intermediate&quot;)*([.E$10:.E$206]=&quot;Completed&quot;))+SUMPRODUCT(([.$A$10:.$A$206]=&quot;Intermediate&quot;)*([.E$10:.E$206]=&quot;Pre-Passed&quot;))+0.5*SUMPRODUCT(([.$A$10:.$A$206]=&quot;Intermediate&quot;)*([.E$10:.E$206]=&quot;Partial&quot;))" office:value-type="float" office:value="0">
            <text:p>0</text:p>
          </table:table-cell>
          <table:table-cell table:style-name="ce135" table:formula="of:=&quot;Intermediate &quot;&amp;[.$F$1]&amp;&quot;s &quot;&amp;[.A5]" office:value-type="string" office:string-value="Intermediate VCRs Completed">
            <text:p>Intermediate VCRs Completed</text:p>
          </table:table-cell>
          <table:table-cell table:style-name="ce159" table:number-columns-repeated="999"/>
          <table:table-cell table:number-columns-repeated="19"/>
        </table:table-row>
        <table:table-row table:style-name="ro4">
          <table:table-cell table:style-name="ce125" office:value-type="string">
            <text:p>Pre-Passed</text:p>
          </table:table-cell>
          <table:table-cell table:style-name="ce135" office:value-type="string">
            <text:p>Marked as completed by instructor*</text:p>
          </table:table-cell>
          <table:covered-table-cell table:style-name="ce172"/>
          <table:table-cell table:style-name="ce145" table:formula="of:=SUMPRODUCT(([.$A$10:.$A$206]=&quot;Advanced&quot;)*([.D$10:.D$206]=&quot;Missing&quot;))+0.5*SUMPRODUCT(([.$A$10:.$A$206]=&quot;Advanced&quot;)*([.D$10:.D$206]=&quot;Partial&quot;))" office:value-type="float" office:value="5">
            <text:p>5</text:p>
          </table:table-cell>
          <table:table-cell table:style-name="ce145" table:formula="of:=SUMPRODUCT(([.$A$10:.$A$206]=&quot;Advanced&quot;)*([.E$10:.E$206]=&quot;Missing&quot;))+0.5*SUMPRODUCT(([.$A$10:.$A$206]=&quot;Advanced&quot;)*([.E$10:.E$206]=&quot;Partial&quot;))" office:value-type="float" office:value="0">
            <text:p>0</text:p>
          </table:table-cell>
          <table:table-cell table:style-name="ce135" table:formula="of:=&quot;Advanced &quot;&amp;[.$F$1]&amp;&quot;s &quot;&amp;[.A3]" office:value-type="string" office:string-value="Advanced VCRs Missing">
            <text:p>Advanced VCRs Missing</text:p>
          </table:table-cell>
          <table:table-cell table:style-name="ce159" table:number-columns-repeated="999"/>
          <table:table-cell table:number-columns-repeated="19"/>
        </table:table-row>
        <table:table-row table:style-name="ro4">
          <table:table-cell table:style-name="ce125" office:value-type="string">
            <text:p>Waived</text:p>
          </table:table-cell>
          <table:table-cell table:style-name="ce135" office:value-type="string">
            <text:p>Requirement waived by instructor*</text:p>
          </table:table-cell>
          <table:covered-table-cell table:style-name="ce172"/>
          <table:table-cell table:style-name="ce145" table:formula="of:=SUMPRODUCT(([.$A$10:.$A$206]=&quot;Advanced&quot;)*([.D$10:.D$206]=&quot;Completed&quot;))+SUMPRODUCT(([.$A$10:.$A$206]=&quot;Advanced&quot;)*([.D$10:.D$206]=&quot;Pre-Passed&quot;))+0.5*SUMPRODUCT(([.$A$10:.$A$206]=&quot;Advanced&quot;)*([.D$10:.D$206]=&quot;Partial&quot;))" office:value-type="float" office:value="2">
            <text:p>2</text:p>
          </table:table-cell>
          <table:table-cell table:style-name="ce145" table:formula="of:=SUMPRODUCT(([.$A$10:.$A$206]=&quot;Advanced&quot;)*([.E$10:.E$206]=&quot;Completed&quot;))+SUMPRODUCT(([.$A$10:.$A$206]=&quot;Advanced&quot;)*([.E$10:.E$206]=&quot;Pre-Passed&quot;))+0.5*SUMPRODUCT(([.$A$10:.$A$206]=&quot;Advanced&quot;)*([.E$10:.E$206]=&quot;Partial&quot;))" office:value-type="float" office:value="0">
            <text:p>0</text:p>
          </table:table-cell>
          <table:table-cell table:style-name="ce135" table:formula="of:=&quot;Advanced &quot;&amp;[.$F$1]&amp;&quot;s &quot;&amp;[.A5]" office:value-type="string" office:string-value="Advanced VCRs Completed">
            <text:p>Advanced VCRs Completed</text:p>
          </table:table-cell>
          <table:table-cell table:style-name="ce159" table:number-columns-repeated="999"/>
          <table:table-cell table:number-columns-repeated="19"/>
        </table:table-row>
        <table:table-row table:style-name="ro1">
          <table:table-cell table:style-name="ce126" office:value-type="string">
            <text:p>Not Applicable</text:p>
          </table:table-cell>
          <table:table-cell table:style-name="ce135" office:value-type="string">
            <text:p>Does not apply to this project</text:p>
          </table:table-cell>
          <table:covered-table-cell table:style-name="ce172"/>
          <table:table-cell table:style-name="ce145" table:formula="of:=SUMPRODUCT(([.$A$10:.$A$206]=&quot;Professional&quot;)*([.D$10:.D$206]=&quot;Completed&quot;))+SUMPRODUCT(([.$A$10:.$A$206]=&quot;Professional&quot;)*([.D$10:.D$206]=&quot;Pre-Passed&quot;))+0.5*SUMPRODUCT(([.$A$10:.$A$206]=&quot;Professional&quot;)*([.D$10:.D$206]=&quot;Partial&quot;))" office:value-type="float" office:value="0">
            <text:p>0</text:p>
          </table:table-cell>
          <table:table-cell table:style-name="ce145" table:formula="of:=SUMPRODUCT(([.$A$10:.$A$206]=&quot;Professional&quot;)*([.E$10:.E$206]=&quot;Completed&quot;))+SUMPRODUCT(([.$A$10:.$A$206]=&quot;Professional&quot;)*([.E$10:.E$206]=&quot;Pre-Passed&quot;))+0.5*SUMPRODUCT(([.$A$10:.$A$206]=&quot;Professional&quot;)*([.E$10:.E$206]=&quot;Partial&quot;))" office:value-type="float" office:value="0">
            <text:p>0</text:p>
          </table:table-cell>
          <table:table-cell table:style-name="ce135" table:formula="of:=&quot;Professional &quot;&amp;[.$F$1]&amp;&quot;s &quot;&amp;[.A5]" office:value-type="string" office:string-value="Professional VCRs Completed">
            <text:p>Professional VCRs Completed</text:p>
          </table:table-cell>
          <table:table-cell table:style-name="ce159" table:number-columns-repeated="999"/>
          <table:table-cell table:number-columns-repeated="19"/>
        </table:table-row>
        <table:table-row table:style-name="ro1">
          <table:table-cell table:style-name="ce127" office:value-type="string" table:number-columns-spanned="2" table:number-rows-spanned="1">
            <text:p>*Comments must list instructor's name</text:p>
          </table:table-cell>
          <table:covered-table-cell table:style-name="ce136"/>
          <table:covered-table-cell table:style-name="ce141"/>
          <table:table-cell table:style-name="ce145" table:formula="of:=SUMPRODUCT(([.$A$10:.$A$206]=&quot;Innovative&quot;)*([.D$10:.D$206]=&quot;Completed&quot;))+SUMPRODUCT(([.$A$10:.$A$206]=&quot;Innovative&quot;)*([.D$10:.D$206]=&quot;Pre-Passed&quot;))+0.5*SUMPRODUCT(([.$A$10:.$A$206]=&quot;Innovative&quot;)*([.D$10:.D$206]=&quot;Partial&quot;))" office:value-type="float" office:value="0">
            <text:p>0</text:p>
          </table:table-cell>
          <table:table-cell table:style-name="ce145" table:formula="of:=SUMPRODUCT(([.$A$10:.$A$206]=&quot;Innovative&quot;)*([.E$10:.E$206]=&quot;Completed&quot;))+SUMPRODUCT(([.$A$10:.$A$206]=&quot;Innovative&quot;)*([.E$10:.E$206]=&quot;Pre-Passed&quot;))+0.5*SUMPRODUCT(([.$A$10:.$A$206]=&quot;Innovative&quot;)*([.E$10:.E$206]=&quot;Partial&quot;))" office:value-type="float" office:value="0">
            <text:p>0</text:p>
          </table:table-cell>
          <table:table-cell table:style-name="ce135" table:formula="of:=&quot;Innovative &quot;&amp;[.$F$1]&amp;&quot;s &quot;&amp;[.A5]" office:value-type="string" office:string-value="Innovative VCRs Completed">
            <text:p>Innovative VCRs Completed</text:p>
          </table:table-cell>
          <table:table-cell table:style-name="ce159" table:number-columns-repeated="999"/>
          <table:table-cell table:number-columns-repeated="19"/>
        </table:table-row>
        <table:table-row table:style-name="ro1">
          <table:table-cell table:style-name="ce180" office:value-type="string" table:number-columns-spanned="2" table:number-rows-spanned="1">
            <text:p><text:s/>VISUAL QUALITY</text:p>
          </table:table-cell>
          <table:covered-table-cell table:style-name="ce137"/>
          <table:table-cell table:style-name="ce142" office:value-type="string">
            <text:p>Details</text:p>
          </table:table-cell>
          <table:table-cell table:style-name="ce187" office:value-type="string">
            <text:p>Student</text:p>
          </table:table-cell>
          <table:table-cell table:style-name="ce187" office:value-type="string">
            <text:p>Instructor</text:p>
          </table:table-cell>
          <table:table-cell table:style-name="ce157" office:value-type="string">
            <text:p>Comment</text:p>
          </table:table-cell>
          <table:table-cell table:style-name="ce161" table:number-columns-repeated="999"/>
          <table:table-cell table:number-columns-repeated="19"/>
        </table:table-row>
        <table:table-row table:style-name="ro6">
          <table:table-cell table:style-name="ce181" office:value-type="string">
            <text:p>Required</text:p>
          </table:table-cell>
          <table:table-cell table:style-name="ce135" office:value-type="string">
            <text:p>Acceptable Art</text:p>
          </table:table-cell>
          <table:table-cell table:style-name="ce143" office:value-type="string">
            <text:p>All art is acceptable for a DigiPen game.</text:p>
          </table:table-cell>
          <table:table-cell table:style-name="ce188" table:content-validation-name="val8" office:value-type="string">
            <text:p>Completed</text:p>
          </table:table-cell>
          <table:table-cell table:style-name="ce188" table:content-validation-name="val8" office:value-type="string">
            <text:p>Untested</text:p>
          </table:table-cell>
          <table:table-cell table:style-name="ce139" office:value-type="string">
            <text:p>going</text:p>
          </table:table-cell>
          <table:table-cell table:number-columns-repeated="1018"/>
        </table:table-row>
        <table:table-row table:style-name="ro10">
          <table:table-cell table:style-name="ce181" office:value-type="string">
            <text:p>Required</text:p>
          </table:table-cell>
          <table:table-cell table:style-name="ce135" office:value-type="string">
            <text:p>Placeholder Art</text:p>
          </table:table-cell>
          <table:table-cell table:style-name="ce143" office:value-type="string">
            <text:p>Lots of placeholder art, but it isn't too sloppy and does not have lots of problems with scale, glitches, artifacts, etc.</text:p>
          </table:table-cell>
          <table:table-cell table:style-name="ce188" table:content-validation-name="val8" office:value-type="string">
            <text:p>Completed</text:p>
          </table:table-cell>
          <table:table-cell table:style-name="ce188" table:content-validation-name="val8" office:value-type="string">
            <text:p>Untested</text:p>
          </table:table-cell>
          <table:table-cell table:style-name="ce139" office:value-type="string">
            <text:p>goooooing</text:p>
          </table:table-cell>
          <table:table-cell table:number-columns-repeated="1018"/>
        </table:table-row>
        <table:table-row table:style-name="ro6">
          <table:table-cell table:style-name="ce181" office:value-type="string">
            <text:p>Required</text:p>
          </table:table-cell>
          <table:table-cell table:style-name="ce135" office:value-type="string">
            <text:p>Visible Art</text:p>
          </table:table-cell>
          <table:table-cell table:style-name="ce143" office:value-type="string">
            <text:p>Art, color palette, and lighting do not make the game difficult to play.</text:p>
          </table:table-cell>
          <table:table-cell table:style-name="ce188" table:content-validation-name="val8" office:value-type="string">
            <text:p>Completed</text:p>
          </table:table-cell>
          <table:table-cell table:style-name="ce188" table:content-validation-name="val8" office:value-type="string">
            <text:p>Untested</text:p>
          </table:table-cell>
          <table:table-cell table:style-name="ce139" office:value-type="string">
            <text:p>goooooooing</text:p>
          </table:table-cell>
          <table:table-cell table:number-columns-repeated="1018"/>
        </table:table-row>
        <table:table-row table:style-name="ro6">
          <table:table-cell table:style-name="ce181" office:value-type="string">
            <text:p>Basic</text:p>
          </table:table-cell>
          <table:table-cell table:style-name="ce135" office:value-type="string">
            <text:p>Decent Quality Art</text:p>
          </table:table-cell>
          <table:table-cell table:style-name="ce143" office:value-type="string">
            <text:p>Art is decent quality and not sloppy, even if it is just clean and abstract in look.</text:p>
          </table:table-cell>
          <table:table-cell table:style-name="ce188" table:content-validation-name="val8" office:value-type="string">
            <text:p>Completed</text:p>
          </table:table-cell>
          <table:table-cell table:style-name="ce188" table:content-validation-name="val8" office:value-type="string">
            <text:p>Untested</text:p>
          </table:table-cell>
          <table:table-cell table:style-name="ce135" office:value-type="string">
            <text:p>goooooooooing</text:p>
          </table:table-cell>
          <table:table-cell table:number-columns-repeated="1018"/>
        </table:table-row>
        <table:table-row table:style-name="ro6">
          <table:table-cell table:style-name="ce181" office:value-type="string">
            <text:p>Intermediate</text:p>
          </table:table-cell>
          <table:table-cell table:style-name="ce135" office:value-type="string">
            <text:p>Themed Art</text:p>
          </table:table-cell>
          <table:table-cell table:style-name="ce143" office:value-type="string">
            <text:p>Art is not inconsistent with the theme of the game.</text:p>
          </table:table-cell>
          <table:table-cell table:style-name="ce188" table:content-validation-name="val8" office:value-type="string">
            <text:p>Completed</text:p>
          </table:table-cell>
          <table:table-cell table:style-name="ce188" table:content-validation-name="val8" office:value-type="string">
            <text:p>Untested</text:p>
          </table:table-cell>
          <table:table-cell table:style-name="ce139" office:value-type="string">
            <text:p>getting better</text:p>
          </table:table-cell>
          <table:table-cell table:number-columns-repeated="1018"/>
        </table:table-row>
        <table:table-row table:style-name="ro6">
          <table:table-cell table:style-name="ce181" office:value-type="string">
            <text:p>Intermediate</text:p>
          </table:table-cell>
          <table:table-cell table:style-name="ce135" office:value-type="string">
            <text:p>Visual Consistency</text:p>
          </table:table-cell>
          <table:table-cell table:style-name="ce144" office:value-type="string">
            <text:p>Visual elements are consistent with each other and do not clash.</text:p>
          </table:table-cell>
          <table:table-cell table:style-name="ce188" table:content-validation-name="val8" office:value-type="string">
            <text:p>Completed</text:p>
          </table:table-cell>
          <table:table-cell table:style-name="ce188" table:content-validation-name="val8" office:value-type="string">
            <text:p>Untested</text:p>
          </table:table-cell>
          <table:table-cell table:style-name="ce139" office:value-type="string">
            <text:p>getting even better</text:p>
          </table:table-cell>
          <table:table-cell table:number-columns-repeated="1018"/>
        </table:table-row>
        <table:table-row table:style-name="ro6">
          <table:table-cell table:style-name="ce181" office:value-type="string">
            <text:p>Intermediate</text:p>
          </table:table-cell>
          <table:table-cell table:style-name="ce135" office:value-type="string">
            <text:p>Well-Matched Art</text:p>
          </table:table-cell>
          <table:table-cell table:style-name="ce144" office:value-type="string">
            <text:p>Art matches the game's theme really well.</text:p>
          </table:table-cell>
          <table:table-cell table:style-name="ce188" table:content-validation-name="val8" office:value-type="string">
            <text:p>Completed</text:p>
          </table:table-cell>
          <table:table-cell table:style-name="ce188" table:content-validation-name="val8" office:value-type="string">
            <text:p>Untested</text:p>
          </table:table-cell>
          <table:table-cell table:style-name="ce139" office:value-type="string">
            <text:p>this is getting interesting</text:p>
          </table:table-cell>
          <table:table-cell table:number-columns-repeated="1018"/>
        </table:table-row>
        <table:table-row table:style-name="ro6">
          <table:table-cell table:style-name="ce181" office:value-type="string">
            <text:p>Advanced</text:p>
          </table:table-cell>
          <table:table-cell table:style-name="ce135" office:value-type="string">
            <text:p>High Quality Art</text:p>
          </table:table-cell>
          <table:table-cell table:style-name="ce144" office:value-type="string">
            <text:p>Art is of high quality throughout.</text:p>
          </table:table-cell>
          <table:table-cell table:style-name="ce188" table:content-validation-name="val8" office:value-type="string">
            <text:p>Completed</text:p>
          </table:table-cell>
          <table:table-cell table:style-name="ce188" table:content-validation-name="val8" office:value-type="string">
            <text:p>Untested</text:p>
          </table:table-cell>
          <table:table-cell table:style-name="ce139" office:value-type="string">
            <text:p>almost there</text:p>
          </table:table-cell>
          <table:table-cell table:number-columns-repeated="1018"/>
        </table:table-row>
        <table:table-row table:style-name="ro6">
          <table:table-cell table:style-name="ce181" office:value-type="string">
            <text:p>Advanced</text:p>
          </table:table-cell>
          <table:table-cell table:style-name="ce135" office:value-type="string">
            <text:p>Unique Style</text:p>
          </table:table-cell>
          <table:table-cell table:style-name="ce144" office:value-type="string">
            <text:p>Art has a unique and interesting style that matches the game's theme perfectly.</text:p>
          </table:table-cell>
          <table:table-cell table:style-name="ce188" table:content-validation-name="val8" office:value-type="string">
            <text:p>Completed</text:p>
          </table:table-cell>
          <table:table-cell table:style-name="ce188" table:content-validation-name="val8" office:value-type="string">
            <text:p>Untested</text:p>
          </table:table-cell>
          <table:table-cell table:style-name="ce139" office:value-type="string">
            <text:p>I think I did this good. =D</text:p>
          </table:table-cell>
          <table:table-cell table:number-columns-repeated="1018"/>
        </table:table-row>
        <table:table-row table:style-name="ro6">
          <table:table-cell table:style-name="ce181" office:value-type="string">
            <text:p>Advanced</text:p>
          </table:table-cell>
          <table:table-cell table:style-name="ce135" office:value-type="string">
            <text:p>Professional Art</text:p>
          </table:table-cell>
          <table:table-cell table:style-name="ce144" office:value-type="string">
            <text:p>Art is of professional quality throughout.</text:p>
          </table:table-cell>
          <table:table-cell table:style-name="ce188" table:content-validation-name="val8" office:value-type="string">
            <text:p>Missing</text:p>
          </table:table-cell>
          <table:table-cell table:style-name="ce188" table:content-validation-name="val8" office:value-type="string">
            <text:p>Untested</text:p>
          </table:table-cell>
          <table:table-cell table:style-name="ce139"/>
          <table:table-cell table:number-columns-repeated="1018"/>
        </table:table-row>
        <table:table-row table:style-name="ro6">
          <table:table-cell table:style-name="ce181" office:value-type="string">
            <text:p>Advanced</text:p>
          </table:table-cell>
          <table:table-cell table:style-name="ce135" office:value-type="string">
            <text:p>Extensive Art</text:p>
          </table:table-cell>
          <table:table-cell table:style-name="ce144" office:value-type="string">
            <text:p>Has tons of art with lots of variety that greatly enhances the experience of the game.</text:p>
          </table:table-cell>
          <table:table-cell table:style-name="ce188" table:content-validation-name="val8" office:value-type="string">
            <text:p>Missing</text:p>
          </table:table-cell>
          <table:table-cell table:style-name="ce188" table:content-validation-name="val8" office:value-type="string">
            <text:p>Untested</text:p>
          </table:table-cell>
          <table:table-cell table:style-name="ce139"/>
          <table:table-cell table:number-columns-repeated="1018"/>
        </table:table-row>
        <table:table-row table:style-name="ro6">
          <table:table-cell table:style-name="ce182" office:value-type="string">
            <text:p>Professional</text:p>
          </table:table-cell>
          <table:table-cell table:style-name="ce135" office:value-type="string">
            <text:p>Innovative Visuals</text:p>
          </table:table-cell>
          <table:table-cell table:style-name="ce144" office:value-type="string">
            <text:p>Art has a visual style that has not been used by other games.</text:p>
          </table:table-cell>
          <table:table-cell table:style-name="ce188" table:content-validation-name="val8" office:value-type="string">
            <text:p>Missing</text:p>
          </table:table-cell>
          <table:table-cell table:style-name="ce188" table:content-validation-name="val8" office:value-type="string">
            <text:p>Untested</text:p>
          </table:table-cell>
          <table:table-cell table:style-name="ce139"/>
          <table:table-cell table:number-columns-repeated="1018"/>
        </table:table-row>
        <table:table-row table:style-name="ro6">
          <table:table-cell table:style-name="ce182" office:value-type="string">
            <text:p>Professional</text:p>
          </table:table-cell>
          <table:table-cell table:style-name="ce135" office:value-type="string">
            <text:p>Emotional Visuals</text:p>
          </table:table-cell>
          <table:table-cell table:style-name="ce144" office:value-type="string">
            <text:p>Overall visuals are emotionally resonant, not just good looking.</text:p>
          </table:table-cell>
          <table:table-cell table:style-name="ce188" table:content-validation-name="val8" office:value-type="string">
            <text:p>Missing</text:p>
          </table:table-cell>
          <table:table-cell table:style-name="ce188" table:content-validation-name="val8" office:value-type="string">
            <text:p>Untested</text:p>
          </table:table-cell>
          <table:table-cell table:style-name="ce139"/>
          <table:table-cell table:number-columns-repeated="1018"/>
        </table:table-row>
        <table:table-row table:style-name="ro1">
          <table:table-cell table:style-name="ce183" office:value-type="string" table:number-columns-spanned="2" table:number-rows-spanned="1">
            <text:p><text:s/>ANIMATIONS &amp; SFX</text:p>
          </table:table-cell>
          <table:covered-table-cell table:style-name="ce135"/>
          <table:table-cell table:style-name="ce142" office:value-type="string">
            <text:p>Details <text:span text:style-name="T7">(includes regular animations, </text:span><text:span text:style-name="T7">parallax, particles, glow effects, fades, </text:span><text:span text:style-name="T7">hit effects, drop shadows, etc.)</text:span></text:p>
          </table:table-cell>
          <table:table-cell table:style-name="ce187" office:value-type="string">
            <text:p>Student</text:p>
          </table:table-cell>
          <table:table-cell table:style-name="ce187" office:value-type="string">
            <text:p>Instructor</text:p>
          </table:table-cell>
          <table:table-cell table:style-name="ce157" office:value-type="string">
            <text:p>Comment</text:p>
          </table:table-cell>
          <table:table-cell table:number-columns-repeated="1018"/>
        </table:table-row>
        <table:table-row table:style-name="ro6">
          <table:table-cell table:style-name="ce184" office:value-type="string">
            <text:p>Basic</text:p>
          </table:table-cell>
          <table:table-cell table:style-name="ce135" office:value-type="string">
            <text:p>Attack Animation</text:p>
          </table:table-cell>
          <table:table-cell table:style-name="ce144" office:value-type="string">
            <text:p>Basic Attack animation for the player</text:p>
          </table:table-cell>
          <table:table-cell table:style-name="ce188" table:content-validation-name="val8" office:value-type="string">
            <text:p>Missing</text:p>
          </table:table-cell>
          <table:table-cell table:style-name="ce188" table:content-validation-name="val8" office:value-type="string">
            <text:p>Untested</text:p>
          </table:table-cell>
          <table:table-cell table:style-name="ce139" office:value-type="string">
            <text:p>the buttons you pick animate upon hover?</text:p>
          </table:table-cell>
          <table:table-cell table:number-columns-repeated="1018"/>
        </table:table-row>
        <table:table-row table:style-name="ro6">
          <table:table-cell table:style-name="ce184" office:value-type="string">
            <text:p>Intermediate</text:p>
          </table:table-cell>
          <table:table-cell table:style-name="ce135" office:value-type="string">
            <text:p>Dmg Animation</text:p>
          </table:table-cell>
          <table:table-cell table:style-name="ce144" office:value-type="string">
            <text:p>Basic Dmg animation for the player</text:p>
          </table:table-cell>
          <table:table-cell table:style-name="ce188" table:content-validation-name="val8" office:value-type="string">
            <text:p>Missing</text:p>
          </table:table-cell>
          <table:table-cell table:style-name="ce188" table:content-validation-name="val8" office:value-type="string">
            <text:p>Untested</text:p>
          </table:table-cell>
          <table:table-cell table:style-name="ce139" office:value-type="string">
            <text:p>totally didn't do this, doh</text:p>
          </table:table-cell>
          <table:table-cell table:number-columns-repeated="1018"/>
        </table:table-row>
        <table:table-row table:style-name="ro6">
          <table:table-cell table:style-name="ce184" office:value-type="string">
            <text:p>Intermediate</text:p>
          </table:table-cell>
          <table:table-cell table:style-name="ce135" office:value-type="string">
            <text:p>Death Animation</text:p>
          </table:table-cell>
          <table:table-cell table:style-name="ce144" office:value-type="string">
            <text:p>Basic Death animation for the player</text:p>
          </table:table-cell>
          <table:table-cell table:style-name="ce188" table:content-validation-name="val8" office:value-type="string">
            <text:p>Missing</text:p>
          </table:table-cell>
          <table:table-cell table:style-name="ce188" table:content-validation-name="val8" office:value-type="string">
            <text:p>Untested</text:p>
          </table:table-cell>
          <table:table-cell table:style-name="ce139" office:value-type="string">
            <text:p>maybe the lose screen counts? Probably not.</text:p>
          </table:table-cell>
          <table:table-cell table:number-columns-repeated="1018"/>
        </table:table-row>
        <table:table-row table:style-name="ro6">
          <table:table-cell table:style-name="ce184" office:value-type="string">
            <text:p>Basic</text:p>
          </table:table-cell>
          <table:table-cell table:style-name="ce135" office:value-type="string">
            <text:p>VFX One</text:p>
          </table:table-cell>
          <table:table-cell table:style-name="ce144" office:value-type="string">
            <text:p>A basic visual feedback effect</text:p>
          </table:table-cell>
          <table:table-cell table:style-name="ce188" table:content-validation-name="val8" office:value-type="string">
            <text:p>Completed</text:p>
          </table:table-cell>
          <table:table-cell table:style-name="ce188" table:content-validation-name="val8" office:value-type="string">
            <text:p>Untested</text:p>
          </table:table-cell>
          <table:table-cell table:style-name="ce139" office:value-type="string">
            <text:p>ui health, ui stamina, ui text, and button animations</text:p>
          </table:table-cell>
          <table:table-cell table:number-columns-repeated="1018"/>
        </table:table-row>
        <table:table-row table:style-name="ro6">
          <table:table-cell table:style-name="ce184" office:value-type="string">
            <text:p>Intermediate</text:p>
          </table:table-cell>
          <table:table-cell table:style-name="ce135" office:value-type="string">
            <text:p>VFX One</text:p>
          </table:table-cell>
          <table:table-cell table:style-name="ce144" office:value-type="string">
            <text:p>Feedback effect is clean with decent visual quality.</text:p>
          </table:table-cell>
          <table:table-cell table:style-name="ce188" table:content-validation-name="val8" office:value-type="string">
            <text:p>Partial</text:p>
          </table:table-cell>
          <table:table-cell table:style-name="ce188" table:content-validation-name="val8" office:value-type="string">
            <text:p>Untested</text:p>
          </table:table-cell>
          <table:table-cell table:style-name="ce139" office:value-type="string">
            <text:p>I think the ui stuff is great.</text:p>
          </table:table-cell>
          <table:table-cell table:number-columns-repeated="1018"/>
        </table:table-row>
        <table:table-row table:style-name="ro6">
          <table:table-cell table:style-name="ce184" office:value-type="string">
            <text:p>Advanced</text:p>
          </table:table-cell>
          <table:table-cell table:style-name="ce135" office:value-type="string">
            <text:p>VFX One</text:p>
          </table:table-cell>
          <table:table-cell table:style-name="ce144" office:value-type="string">
            <text:p>Feedback communicates all desired information and has good visual quality.</text:p>
          </table:table-cell>
          <table:table-cell table:style-name="ce188" table:content-validation-name="val8" office:value-type="string">
            <text:p>Missing</text:p>
          </table:table-cell>
          <table:table-cell table:style-name="ce188" table:content-validation-name="val8" office:value-type="string">
            <text:p>Untested</text:p>
          </table:table-cell>
          <table:table-cell table:style-name="ce139" office:value-type="string">
            <text:p>it could do a lot more</text:p>
          </table:table-cell>
          <table:table-cell table:number-columns-repeated="1018"/>
        </table:table-row>
        <table:table-row table:style-name="ro6">
          <table:table-cell table:style-name="ce182" office:value-type="string">
            <text:p>Professional</text:p>
          </table:table-cell>
          <table:table-cell table:style-name="ce135" office:value-type="string">
            <text:p>VFX One</text:p>
          </table:table-cell>
          <table:table-cell table:style-name="ce144" office:value-type="string">
            <text:p>Feedback is perfect with excellent visual quality</text:p>
          </table:table-cell>
          <table:table-cell table:style-name="ce188" table:content-validation-name="val8" office:value-type="string">
            <text:p>Missing</text:p>
          </table:table-cell>
          <table:table-cell table:style-name="ce188" table:content-validation-name="val8" office:value-type="string">
            <text:p>Untested</text:p>
          </table:table-cell>
          <table:table-cell table:style-name="ce139"/>
          <table:table-cell table:number-columns-repeated="1018"/>
        </table:table-row>
        <table:table-row table:style-name="ro6">
          <table:table-cell table:style-name="ce184" office:value-type="string">
            <text:p>Intermediate</text:p>
          </table:table-cell>
          <table:table-cell table:style-name="ce135" office:value-type="string">
            <text:p>VFX Two</text:p>
          </table:table-cell>
          <table:table-cell table:style-name="ce144" office:value-type="string">
            <text:p>Feedback effect is clean with decent visual quality.</text:p>
          </table:table-cell>
          <table:table-cell table:style-name="ce188" table:content-validation-name="val8" office:value-type="string">
            <text:p>Missing</text:p>
          </table:table-cell>
          <table:table-cell table:style-name="ce188" table:content-validation-name="val8" office:value-type="string">
            <text:p>Untested</text:p>
          </table:table-cell>
          <table:table-cell table:style-name="ce139"/>
          <table:table-cell table:number-columns-repeated="1018"/>
        </table:table-row>
        <table:table-row table:style-name="ro6">
          <table:table-cell table:style-name="ce184" office:value-type="string">
            <text:p>Advanced</text:p>
          </table:table-cell>
          <table:table-cell table:style-name="ce135" office:value-type="string">
            <text:p>VFX Two</text:p>
          </table:table-cell>
          <table:table-cell table:style-name="ce144" office:value-type="string">
            <text:p>Feedback communicates all desired information and has good visual quality.</text:p>
          </table:table-cell>
          <table:table-cell table:style-name="ce188" table:content-validation-name="val8" office:value-type="string">
            <text:p>Missing</text:p>
          </table:table-cell>
          <table:table-cell table:style-name="ce188" table:content-validation-name="val8" office:value-type="string">
            <text:p>Untested</text:p>
          </table:table-cell>
          <table:table-cell table:style-name="ce139"/>
          <table:table-cell table:number-columns-repeated="1018"/>
        </table:table-row>
        <table:table-row table:style-name="ro6">
          <table:table-cell table:style-name="ce182" office:value-type="string">
            <text:p>Professional</text:p>
          </table:table-cell>
          <table:table-cell table:style-name="ce135" office:value-type="string">
            <text:p>VFX Two</text:p>
          </table:table-cell>
          <table:table-cell table:style-name="ce144" office:value-type="string">
            <text:p>Feedback is perfect with excellent visual quality</text:p>
          </table:table-cell>
          <table:table-cell table:style-name="ce188" table:content-validation-name="val8" office:value-type="string">
            <text:p>Missing</text:p>
          </table:table-cell>
          <table:table-cell table:style-name="ce188" table:content-validation-name="val8" office:value-type="string">
            <text:p>Untested</text:p>
          </table:table-cell>
          <table:table-cell table:style-name="ce139"/>
          <table:table-cell table:number-columns-repeated="1018"/>
        </table:table-row>
        <table:table-row table:style-name="ro6">
          <table:table-cell table:style-name="ce184" office:value-type="string">
            <text:p>Intermediate</text:p>
          </table:table-cell>
          <table:table-cell table:style-name="ce135" office:value-type="string">
            <text:p>VFX Three</text:p>
          </table:table-cell>
          <table:table-cell table:style-name="ce144" office:value-type="string">
            <text:p>Feedback effect is clean with decent visual quality.</text:p>
          </table:table-cell>
          <table:table-cell table:style-name="ce188" table:content-validation-name="val8" office:value-type="string">
            <text:p>Missing</text:p>
          </table:table-cell>
          <table:table-cell table:style-name="ce188" table:content-validation-name="val8" office:value-type="string">
            <text:p>Untested</text:p>
          </table:table-cell>
          <table:table-cell table:style-name="ce139"/>
          <table:table-cell table:number-columns-repeated="1018"/>
        </table:table-row>
        <table:table-row table:style-name="ro6">
          <table:table-cell table:style-name="ce184" office:value-type="string">
            <text:p>Advanced</text:p>
          </table:table-cell>
          <table:table-cell table:style-name="ce135" office:value-type="string">
            <text:p>VFX Three</text:p>
          </table:table-cell>
          <table:table-cell table:style-name="ce144" office:value-type="string">
            <text:p>Feedback communicates all desired information and has good visual quality.</text:p>
          </table:table-cell>
          <table:table-cell table:style-name="ce188" table:content-validation-name="val8" office:value-type="string">
            <text:p>Missing</text:p>
          </table:table-cell>
          <table:table-cell table:style-name="ce188" table:content-validation-name="val8" office:value-type="string">
            <text:p>Untested</text:p>
          </table:table-cell>
          <table:table-cell table:style-name="ce139"/>
          <table:table-cell table:number-columns-repeated="1018"/>
        </table:table-row>
        <table:table-row table:style-name="ro6">
          <table:table-cell table:style-name="ce182" office:value-type="string">
            <text:p>Professional</text:p>
          </table:table-cell>
          <table:table-cell table:style-name="ce135" office:value-type="string">
            <text:p>VFX Three</text:p>
          </table:table-cell>
          <table:table-cell table:style-name="ce144" office:value-type="string">
            <text:p>Feedback is perfect with excellent visual quality</text:p>
          </table:table-cell>
          <table:table-cell table:style-name="ce188" table:content-validation-name="val8" office:value-type="string">
            <text:p>Missing</text:p>
          </table:table-cell>
          <table:table-cell table:style-name="ce188" table:content-validation-name="val8" office:value-type="string">
            <text:p>Untested</text:p>
          </table:table-cell>
          <table:table-cell table:style-name="ce139"/>
          <table:table-cell table:number-columns-repeated="1018"/>
        </table:table-row>
        <table:table-row table:style-name="ro6">
          <table:table-cell table:style-name="ce185"/>
          <table:table-cell table:style-name="ce179"/>
          <table:table-cell table:style-name="ce175"/>
          <table:table-cell table:style-name="ce189" table:content-validation-name="val11" table:number-columns-repeated="2"/>
          <table:table-cell table:number-columns-repeated="1019"/>
        </table:table-row>
        <table:table-row table:style-name="ro6" table:number-rows-repeated="2">
          <table:table-cell table:style-name="ce185"/>
          <table:table-cell table:style-name="ce179"/>
          <table:table-cell table:style-name="ce175"/>
          <table:table-cell table:style-name="ce189" table:content-validation-name="val11" table:number-columns-repeated="2"/>
          <table:table-cell table:style-name="ce179"/>
          <table:table-cell table:number-columns-repeated="1018"/>
        </table:table-row>
        <table:table-row table:style-name="ro6">
          <table:table-cell table:style-name="ce185"/>
          <table:table-cell table:style-name="ce179" table:number-columns-repeated="2"/>
          <table:table-cell table:style-name="ce190" table:content-validation-name="val12" table:number-columns-repeated="2"/>
          <table:table-cell table:number-columns-repeated="1019"/>
        </table:table-row>
        <table:table-row table:style-name="ro6">
          <table:table-cell table:style-name="ce185"/>
          <table:table-cell table:style-name="ce179"/>
          <table:table-cell table:style-name="ce83"/>
          <table:table-cell table:style-name="ce190" table:content-validation-name="val12" table:number-columns-repeated="2"/>
          <table:table-cell table:style-name="ce179"/>
          <table:table-cell table:number-columns-repeated="1018"/>
        </table:table-row>
        <table:table-row table:style-name="ro6">
          <table:table-cell table:style-name="ce186"/>
          <table:table-cell table:number-columns-repeated="2"/>
          <table:table-cell table:style-name="ce190" table:content-validation-name="val12" table:number-columns-repeated="2"/>
          <table:table-cell table:number-columns-repeated="1019"/>
        </table:table-row>
        <table:table-row table:style-name="ro6">
          <table:table-cell table:style-name="ce185"/>
          <table:table-cell table:style-name="ce179" table:number-columns-repeated="2"/>
          <table:table-cell table:style-name="ce190" table:content-validation-name="val12" table:number-columns-repeated="2"/>
          <table:table-cell table:number-columns-repeated="1019"/>
        </table:table-row>
        <table:table-row table:style-name="ro6">
          <table:table-cell table:style-name="ce185"/>
          <table:table-cell table:style-name="ce179"/>
          <table:table-cell table:style-name="ce83"/>
          <table:table-cell table:style-name="ce190" table:content-validation-name="val12" table:number-columns-repeated="2"/>
          <table:table-cell table:style-name="ce179"/>
          <table:table-cell table:number-columns-repeated="1018"/>
        </table:table-row>
        <table:table-row table:style-name="ro6">
          <table:table-cell table:style-name="ce185"/>
          <table:table-cell/>
          <table:table-cell table:style-name="ce175"/>
          <table:table-cell table:style-name="ce190" table:content-validation-name="val12" table:number-columns-repeated="2"/>
          <table:table-cell table:number-columns-repeated="1019"/>
        </table:table-row>
        <table:table-row table:style-name="ro6">
          <table:table-cell table:style-name="ce186"/>
          <table:table-cell table:style-name="ce179"/>
          <table:table-cell table:style-name="ce175"/>
          <table:table-cell table:style-name="ce191" table:content-validation-name="val13" table:number-columns-repeated="2"/>
          <table:table-cell table:number-columns-repeated="1019"/>
        </table:table-row>
        <table:table-row table:style-name="ro6">
          <table:table-cell table:style-name="ce185"/>
          <table:table-cell/>
          <table:table-cell table:style-name="ce175"/>
          <table:table-cell table:style-name="ce192" table:content-validation-name="val13" table:number-columns-repeated="2"/>
          <table:table-cell table:number-columns-repeated="1019"/>
        </table:table-row>
        <table:table-row table:style-name="ro6">
          <table:table-cell table:style-name="ce185"/>
          <table:table-cell/>
          <table:table-cell table:style-name="ce175"/>
          <table:table-cell table:style-name="ce191" table:content-validation-name="val13" table:number-columns-repeated="2"/>
          <table:table-cell table:number-columns-repeated="1019"/>
        </table:table-row>
        <table:table-row table:style-name="ro6">
          <table:table-cell table:style-name="ce185"/>
          <table:table-cell table:style-name="ce179"/>
          <table:table-cell table:style-name="ce175"/>
          <table:table-cell table:style-name="ce192" table:content-validation-name="val13" table:number-columns-repeated="2"/>
          <table:table-cell table:number-columns-repeated="1019"/>
        </table:table-row>
        <table:table-row table:style-name="ro6">
          <table:table-cell table:style-name="ce186"/>
          <table:table-cell table:number-columns-repeated="2"/>
          <table:table-cell table:style-name="ce186" table:number-columns-repeated="2"/>
          <table:table-cell table:number-columns-repeated="1019"/>
        </table:table-row>
        <table:table-row table:style-name="ro6">
          <table:table-cell table:style-name="ce185"/>
          <table:table-cell/>
          <table:table-cell table:style-name="ce175"/>
          <table:table-cell table:style-name="ce192" table:content-validation-name="val13" table:number-columns-repeated="2"/>
          <table:table-cell table:style-name="ce179"/>
          <table:table-cell table:number-columns-repeated="1018"/>
        </table:table-row>
        <table:table-row table:style-name="ro6" table:number-rows-repeated="2">
          <table:table-cell table:style-name="ce185"/>
          <table:table-cell table:style-name="ce179"/>
          <table:table-cell table:style-name="ce175"/>
          <table:table-cell table:style-name="ce191" table:content-validation-name="val13" table:number-columns-repeated="2"/>
          <table:table-cell table:number-columns-repeated="1019"/>
        </table:table-row>
        <table:table-row table:style-name="ro6">
          <table:table-cell table:style-name="ce186"/>
          <table:table-cell table:number-columns-repeated="2"/>
          <table:table-cell table:style-name="ce186" table:number-columns-repeated="2"/>
          <table:table-cell table:number-columns-repeated="1019"/>
        </table:table-row>
        <table:table-row table:style-name="ro6">
          <table:table-cell table:style-name="ce185"/>
          <table:table-cell table:style-name="ce179"/>
          <table:table-cell table:style-name="ce175"/>
          <table:table-cell table:style-name="ce191" table:content-validation-name="val13" table:number-columns-repeated="2"/>
          <table:table-cell table:number-columns-repeated="1019"/>
        </table:table-row>
        <table:table-row table:style-name="ro6" table:number-rows-repeated="2">
          <table:table-cell table:style-name="ce185"/>
          <table:table-cell/>
          <table:table-cell table:style-name="ce175"/>
          <table:table-cell table:style-name="ce191" table:content-validation-name="val13" table:number-columns-repeated="2"/>
          <table:table-cell table:number-columns-repeated="1019"/>
        </table:table-row>
        <table:table-row table:style-name="ro6">
          <table:table-cell table:style-name="ce186"/>
          <table:table-cell/>
          <table:table-cell table:style-name="ce175"/>
          <table:table-cell table:style-name="ce192" table:content-validation-name="val13" table:number-columns-repeated="2"/>
          <table:table-cell table:number-columns-repeated="1019"/>
        </table:table-row>
        <table:table-row table:style-name="ro6">
          <table:table-cell table:style-name="ce185"/>
          <table:table-cell/>
          <table:table-cell table:style-name="ce175"/>
          <table:table-cell table:style-name="ce191" table:content-validation-name="val13" table:number-columns-repeated="2"/>
          <table:table-cell table:number-columns-repeated="1019"/>
        </table:table-row>
        <table:table-row table:style-name="ro6">
          <table:table-cell table:style-name="ce185"/>
          <table:table-cell table:style-name="ce179"/>
          <table:table-cell table:style-name="ce175"/>
          <table:table-cell table:style-name="ce191" table:content-validation-name="val13" table:number-columns-repeated="2"/>
          <table:table-cell table:number-columns-repeated="1019"/>
        </table:table-row>
        <table:table-row table:style-name="ro6">
          <table:table-cell table:style-name="ce185"/>
          <table:table-cell/>
          <table:table-cell table:style-name="ce175"/>
          <table:table-cell table:style-name="ce191" table:content-validation-name="val13" table:number-columns-repeated="2"/>
          <table:table-cell table:number-columns-repeated="1019"/>
        </table:table-row>
        <table:table-row table:style-name="ro6">
          <table:table-cell table:style-name="ce185"/>
          <table:table-cell table:style-name="ce179"/>
          <table:table-cell table:style-name="ce175"/>
          <table:table-cell table:style-name="ce191" table:content-validation-name="val13" table:number-columns-repeated="2"/>
          <table:table-cell table:style-name="ce179"/>
          <table:table-cell table:number-columns-repeated="1018"/>
        </table:table-row>
        <table:table-row table:style-name="ro6">
          <table:table-cell table:style-name="ce185"/>
          <table:table-cell table:style-name="ce179" table:number-columns-repeated="2"/>
          <table:table-cell table:style-name="ce192" table:content-validation-name="val13" table:number-columns-repeated="2"/>
          <table:table-cell table:number-columns-repeated="1019"/>
        </table:table-row>
        <table:table-row table:style-name="ro6" table:number-rows-repeated="2">
          <table:table-cell table:style-name="ce185"/>
          <table:table-cell table:style-name="ce179"/>
          <table:table-cell table:style-name="ce175"/>
          <table:table-cell table:style-name="ce192" table:content-validation-name="val13" table:number-columns-repeated="2"/>
          <table:table-cell table:style-name="ce179"/>
          <table:table-cell table:number-columns-repeated="1018"/>
        </table:table-row>
        <table:table-row table:style-name="ro6">
          <table:table-cell table:style-name="ce185"/>
          <table:table-cell table:style-name="ce179" table:number-columns-repeated="2"/>
          <table:table-cell table:style-name="ce192" table:content-validation-name="val13" table:number-columns-repeated="2"/>
          <table:table-cell table:style-name="ce179"/>
          <table:table-cell table:number-columns-repeated="1018"/>
        </table:table-row>
        <table:table-row table:style-name="ro6">
          <table:table-cell table:style-name="ce185"/>
          <table:table-cell/>
          <table:table-cell table:style-name="ce175"/>
          <table:table-cell table:style-name="ce192" table:content-validation-name="val13" table:number-columns-repeated="2"/>
          <table:table-cell table:style-name="ce179"/>
          <table:table-cell table:number-columns-repeated="1018"/>
        </table:table-row>
        <table:table-row table:style-name="ro6" table:number-rows-repeated="3">
          <table:table-cell table:style-name="ce185"/>
          <table:table-cell table:style-name="ce179" table:number-columns-repeated="2"/>
          <table:table-cell table:style-name="ce192" table:content-validation-name="val13" table:number-columns-repeated="2"/>
          <table:table-cell table:number-columns-repeated="1019"/>
        </table:table-row>
        <table:table-row table:style-name="ro6">
          <table:table-cell table:style-name="ce186"/>
          <table:table-cell table:style-name="ce179"/>
          <table:table-cell/>
          <table:table-cell table:style-name="ce191" table:content-validation-name="val13" table:number-columns-repeated="2"/>
          <table:table-cell table:number-columns-repeated="1019"/>
        </table:table-row>
        <table:table-row table:style-name="ro6">
          <table:table-cell table:style-name="ce186"/>
          <table:table-cell table:style-name="ce179" table:number-columns-repeated="2"/>
          <table:table-cell table:style-name="ce191" table:content-validation-name="val13" table:number-columns-repeated="2"/>
          <table:table-cell table:number-columns-repeated="1019"/>
        </table:table-row>
        <table:table-row table:style-name="ro6">
          <table:table-cell table:style-name="ce186"/>
          <table:table-cell table:style-name="ce179" table:number-columns-repeated="2"/>
          <table:table-cell table:style-name="ce191" table:content-validation-name="val13" table:number-columns-repeated="2"/>
          <table:table-cell table:number-columns-repeated="232"/>
          <table:table-cell table:style-name="ce133"/>
          <table:table-cell table:number-columns-repeated="786"/>
        </table:table-row>
        <table:table-row table:style-name="ro6" table:number-rows-repeated="5">
          <table:table-cell table:style-name="ce186"/>
          <table:table-cell table:style-name="ce179"/>
          <table:table-cell/>
          <table:table-cell table:style-name="ce191" table:content-validation-name="val13" table:number-columns-repeated="2"/>
          <table:table-cell table:number-columns-repeated="1019"/>
        </table:table-row>
        <table:table-row table:style-name="ro6">
          <table:table-cell table:style-name="ce186"/>
          <table:table-cell table:number-columns-repeated="2"/>
          <table:table-cell table:style-name="ce191" table:content-validation-name="val13" table:number-columns-repeated="2"/>
          <table:table-cell table:number-columns-repeated="1019"/>
        </table:table-row>
        <table:table-row table:style-name="ro6">
          <table:table-cell table:style-name="ce186"/>
          <table:table-cell table:style-name="ce179"/>
          <table:table-cell/>
          <table:table-cell table:style-name="ce191" table:content-validation-name="val13" table:number-columns-repeated="2"/>
          <table:table-cell table:number-columns-repeated="1019"/>
        </table:table-row>
        <table:table-row table:style-name="ro6">
          <table:table-cell table:style-name="ce186"/>
          <table:table-cell table:style-name="ce179" table:number-columns-repeated="2"/>
          <table:table-cell table:style-name="ce191" table:content-validation-name="val13" table:number-columns-repeated="2"/>
          <table:table-cell table:number-columns-repeated="1019"/>
        </table:table-row>
        <table:table-row table:style-name="ro6">
          <table:table-cell table:style-name="ce186"/>
          <table:table-cell table:style-name="ce179"/>
          <table:table-cell/>
          <table:table-cell table:style-name="ce191" table:content-validation-name="val13" table:number-columns-repeated="2"/>
          <table:table-cell table:number-columns-repeated="232"/>
          <table:table-cell table:style-name="ce133"/>
          <table:table-cell table:number-columns-repeated="786"/>
        </table:table-row>
        <table:table-row table:style-name="ro6">
          <table:table-cell table:style-name="ce186"/>
          <table:table-cell table:style-name="ce179"/>
          <table:table-cell/>
          <table:table-cell table:style-name="ce191" table:content-validation-name="val13" table:number-columns-repeated="2"/>
          <table:table-cell table:number-columns-repeated="1019"/>
        </table:table-row>
        <table:table-row table:style-name="ro6">
          <table:table-cell table:style-name="ce186"/>
          <table:table-cell table:number-columns-repeated="2"/>
          <table:table-cell table:style-name="ce191" table:content-validation-name="val13" table:number-columns-repeated="2"/>
          <table:table-cell table:number-columns-repeated="1019"/>
        </table:table-row>
        <table:table-row table:style-name="ro6">
          <table:table-cell table:style-name="ce185"/>
          <table:table-cell table:style-name="ce179" table:number-columns-repeated="2"/>
          <table:table-cell table:style-name="ce191" table:content-validation-name="val13" table:number-columns-repeated="2"/>
          <table:table-cell table:number-columns-repeated="1019"/>
        </table:table-row>
        <table:table-row table:style-name="ro6">
          <table:table-cell table:style-name="ce185"/>
          <table:table-cell table:style-name="ce179"/>
          <table:table-cell table:style-name="ce175"/>
          <table:table-cell table:style-name="ce191" table:content-validation-name="val13" table:number-columns-repeated="2"/>
          <table:table-cell table:number-columns-repeated="1019"/>
        </table:table-row>
        <table:table-row table:style-name="ro6">
          <table:table-cell table:style-name="ce186"/>
          <table:table-cell table:style-name="ce179"/>
          <table:table-cell/>
          <table:table-cell table:style-name="ce191" table:content-validation-name="val13" table:number-columns-repeated="2"/>
          <table:table-cell table:number-columns-repeated="1019"/>
        </table:table-row>
        <table:table-row table:style-name="ro6">
          <table:table-cell table:style-name="ce186"/>
          <table:table-cell table:style-name="ce179" table:number-columns-repeated="2"/>
          <table:table-cell table:style-name="ce191" table:content-validation-name="val13" table:number-columns-repeated="2"/>
          <table:table-cell table:number-columns-repeated="1019"/>
        </table:table-row>
        <table:table-row table:style-name="ro6">
          <table:table-cell table:style-name="ce186"/>
          <table:table-cell table:style-name="ce179"/>
          <table:table-cell/>
          <table:table-cell table:style-name="ce191" table:content-validation-name="val13" table:number-columns-repeated="2"/>
          <table:table-cell table:number-columns-repeated="1019"/>
        </table:table-row>
        <table:table-row table:style-name="ro6">
          <table:table-cell table:style-name="ce186"/>
          <table:table-cell table:number-columns-repeated="2"/>
          <table:table-cell table:style-name="ce191" table:content-validation-name="val13" table:number-columns-repeated="2"/>
          <table:table-cell table:number-columns-repeated="1019"/>
        </table:table-row>
        <table:table-row table:style-name="ro6">
          <table:table-cell table:style-name="ce186"/>
          <table:table-cell table:number-columns-repeated="2"/>
          <table:table-cell table:style-name="ce191" table:content-validation-name="val13" table:number-columns-repeated="2"/>
          <table:table-cell table:number-columns-repeated="232"/>
          <table:table-cell table:style-name="ce133"/>
          <table:table-cell table:number-columns-repeated="786"/>
        </table:table-row>
        <table:table-row table:style-name="ro6" table:number-rows-repeated="2">
          <table:table-cell table:style-name="ce185"/>
          <table:table-cell table:style-name="ce179" table:number-columns-repeated="2"/>
          <table:table-cell table:style-name="ce191" table:content-validation-name="val13" table:number-columns-repeated="2"/>
          <table:table-cell table:number-columns-repeated="232"/>
          <table:table-cell table:style-name="ce133"/>
          <table:table-cell table:number-columns-repeated="786"/>
        </table:table-row>
        <table:table-row table:style-name="ro6">
          <table:table-cell table:style-name="ce185"/>
          <table:table-cell table:style-name="ce179"/>
          <table:table-cell/>
          <table:table-cell table:style-name="ce191" table:content-validation-name="val13" table:number-columns-repeated="2"/>
          <table:table-cell table:number-columns-repeated="232"/>
          <table:table-cell table:style-name="ce133"/>
          <table:table-cell table:number-columns-repeated="786"/>
        </table:table-row>
        <table:table-row table:style-name="ro6">
          <table:table-cell table:style-name="ce186"/>
          <table:table-cell table:number-columns-repeated="2"/>
          <table:table-cell table:style-name="ce191" table:content-validation-name="val13" table:number-columns-repeated="2"/>
          <table:table-cell table:number-columns-repeated="232"/>
          <table:table-cell table:style-name="ce133"/>
          <table:table-cell table:number-columns-repeated="786"/>
        </table:table-row>
        <table:table-row table:style-name="ro6">
          <table:table-cell table:style-name="ce186"/>
          <table:table-cell table:number-columns-repeated="2"/>
          <table:table-cell table:style-name="ce191" table:content-validation-name="val13" table:number-columns-repeated="2"/>
          <table:table-cell table:number-columns-repeated="1019"/>
        </table:table-row>
        <table:table-row table:style-name="ro6">
          <table:table-cell table:style-name="ce185"/>
          <table:table-cell table:style-name="ce179" table:number-columns-repeated="2"/>
          <table:table-cell table:style-name="ce191" table:content-validation-name="val13" table:number-columns-repeated="2"/>
          <table:table-cell table:number-columns-repeated="1019"/>
        </table:table-row>
        <table:table-row table:style-name="ro6" table:number-rows-repeated="3">
          <table:table-cell table:style-name="ce186"/>
          <table:table-cell table:number-columns-repeated="2"/>
          <table:table-cell table:style-name="ce191" table:content-validation-name="val13" table:number-columns-repeated="2"/>
          <table:table-cell table:number-columns-repeated="1019"/>
        </table:table-row>
        <table:table-row table:style-name="ro6">
          <table:table-cell table:style-name="ce186"/>
          <table:table-cell/>
          <table:table-cell table:style-name="ce175"/>
          <table:table-cell table:style-name="ce191" table:content-validation-name="val13" table:number-columns-repeated="2"/>
          <table:table-cell table:style-name="ce179"/>
          <table:table-cell table:number-columns-repeated="1018"/>
        </table:table-row>
        <table:table-row table:style-name="ro6">
          <table:table-cell table:style-name="ce186"/>
          <table:table-cell table:number-columns-repeated="2"/>
          <table:table-cell table:style-name="ce191" table:content-validation-name="val13" table:number-columns-repeated="2"/>
          <table:table-cell table:number-columns-repeated="1019"/>
        </table:table-row>
        <table:table-row table:style-name="ro6">
          <table:table-cell table:style-name="ce186"/>
          <table:table-cell/>
          <table:table-cell table:style-name="ce175"/>
          <table:table-cell table:style-name="ce191" table:content-validation-name="val13" table:number-columns-repeated="2"/>
          <table:table-cell table:number-columns-repeated="1019"/>
        </table:table-row>
        <table:table-row table:style-name="ro6">
          <table:table-cell table:style-name="ce186"/>
          <table:table-cell table:number-columns-repeated="2"/>
          <table:table-cell table:style-name="ce191" table:content-validation-name="val13" table:number-columns-repeated="2"/>
          <table:table-cell table:number-columns-repeated="1019"/>
        </table:table-row>
        <table:table-row table:style-name="ro6">
          <table:table-cell table:style-name="ce186"/>
          <table:table-cell/>
          <table:table-cell table:style-name="ce175"/>
          <table:table-cell table:style-name="ce191" table:content-validation-name="val13" table:number-columns-repeated="2"/>
          <table:table-cell table:style-name="ce179"/>
          <table:table-cell table:number-columns-repeated="1018"/>
        </table:table-row>
        <table:table-row table:style-name="ro6" table:number-rows-repeated="100">
          <table:table-cell table:style-name="ce186"/>
          <table:table-cell table:number-columns-repeated="2"/>
          <table:table-cell table:style-name="ce191" table:content-validation-name="val13" table:number-columns-repeated="2"/>
          <table:table-cell table:number-columns-repeated="1019"/>
        </table:table-row>
        <table:table-row table:style-name="ro6" table:number-rows-repeated="65314">
          <table:table-cell table:number-columns-repeated="3"/>
          <table:table-cell table:content-validation-name="val13" table:number-columns-repeated="2"/>
          <table:table-cell table:number-columns-repeated="1019"/>
        </table:table-row>
        <table:table-row table:style-name="ro6" table:number-rows-repeated="983055">
          <table:table-cell table:number-columns-repeated="1024"/>
        </table:table-row>
        <table:table-row table:style-name="ro6">
          <table:table-cell table:number-columns-repeated="1024"/>
        </table:table-row>
      </table:table>
      <table:table table:name="Student Grade" table:style-name="ta7" table:print="false">
        <office:forms form:automatic-focus="false" form:apply-design-mode="false"/>
        <table:table-column table:style-name="co35" table:default-cell-style-name="ce195"/>
        <table:table-column table:style-name="co36" table:default-cell-style-name="ce201"/>
        <table:table-column table:style-name="co23" table:default-cell-style-name="ce204"/>
        <table:table-column table:style-name="co23" table:default-cell-style-name="ce218"/>
        <table:table-column table:style-name="co23" table:default-cell-style-name="ce204"/>
        <table:table-column table:style-name="co23" table:default-cell-style-name="ce218"/>
        <table:table-column table:style-name="co23" table:default-cell-style-name="ce204"/>
        <table:table-column table:style-name="co23" table:default-cell-style-name="ce218"/>
        <table:table-column table:style-name="co37" table:default-cell-style-name="ce195"/>
        <table:table-column table:style-name="co22" table:default-cell-style-name="ce195"/>
        <table:table-column table:style-name="co38" table:default-cell-style-name="ce195"/>
        <table:table-column table:style-name="co10" table:number-columns-repeated="232" table:default-cell-style-name="ce195"/>
        <table:table-column table:style-name="co34" table:number-columns-repeated="765" table:default-cell-style-name="ce82"/>
        <table:table-column table:style-name="co12" table:number-columns-repeated="2" table:default-cell-style-name="ce82"/>
        <table:table-column table:style-name="co34" table:number-columns-repeated="3" table:default-cell-style-name="Default"/>
        <table:table-row table:style-name="ro15">
          <table:table-cell table:style-name="ce193" office:value-type="string" table:number-columns-spanned="1" table:number-rows-spanned="3">
            <text:p>STUDENT</text:p>
            <text:p>GRADE</text:p>
          </table:table-cell>
          <table:table-cell table:style-name="ce199"/>
          <table:table-cell table:style-name="ce202" office:value-type="string" table:number-columns-spanned="2" table:number-rows-spanned="1">
            <text:p>CODER</text:p>
          </table:table-cell>
          <table:covered-table-cell table:style-name="ce216"/>
          <table:table-cell table:style-name="ce202" office:value-type="string" table:number-columns-spanned="2" table:number-rows-spanned="1">
            <text:p>DESIGNER</text:p>
          </table:table-cell>
          <table:covered-table-cell table:style-name="ce216"/>
          <table:table-cell table:style-name="ce202" office:value-type="string" table:number-columns-spanned="2" table:number-rows-spanned="1">
            <text:p>ARTIST</text:p>
          </table:table-cell>
          <table:covered-table-cell table:style-name="ce216"/>
          <table:table-cell table:style-name="ce227"/>
          <table:table-cell table:style-name="ce229" office:value-type="string" table:number-columns-spanned="5" table:number-rows-spanned="2">
            <text:p>BSCS/MSCS/BSESD are always coders. BAGD are always designers. BFA/MFA are always artists. BSGD are coders at the sophomore level or lower, but designers at the junior level or higher.</text:p>
          </table:table-cell>
          <table:covered-table-cell table:number-columns-repeated="4" table:style-name="ce227"/>
          <table:table-cell table:style-name="ce227" table:number-columns-repeated="994"/>
          <table:table-cell table:number-columns-repeated="5"/>
        </table:table-row>
        <table:table-row table:style-name="ro16">
          <table:covered-table-cell table:style-name="ce193"/>
          <table:table-cell table:style-name="ce199"/>
          <table:table-cell table:style-name="ce202" office:value-type="string" table:number-columns-spanned="2" table:number-rows-spanned="1">
            <text:p>GRADE</text:p>
          </table:table-cell>
          <table:covered-table-cell table:style-name="ce216"/>
          <table:table-cell table:style-name="ce202" office:value-type="string" table:number-columns-spanned="2" table:number-rows-spanned="1">
            <text:p>GRADE</text:p>
          </table:table-cell>
          <table:covered-table-cell table:style-name="ce216"/>
          <table:table-cell table:style-name="ce202" office:value-type="string" table:number-columns-spanned="2" table:number-rows-spanned="1">
            <text:p>GRADE</text:p>
          </table:table-cell>
          <table:covered-table-cell table:style-name="ce216"/>
          <table:table-cell table:style-name="ce227"/>
          <table:covered-table-cell table:number-columns-repeated="5" table:style-name="ce227"/>
          <table:table-cell table:style-name="ce227" table:number-columns-repeated="994"/>
          <table:table-cell table:number-columns-repeated="5"/>
        </table:table-row>
        <table:table-row table:style-name="ro17">
          <table:covered-table-cell table:style-name="ce194"/>
          <table:table-cell table:style-name="ce200"/>
          <table:table-cell table:style-name="ce203" table:formula="of:=IF(([.A6]+[.C6]) &lt;= 0.95; ROUND([.A6]+[.C6];2); ROUND((0.95+([.A6]+[.C6]-0.95)/5);2))" office:value-type="percentage" office:value="0.81" table:number-columns-spanned="2" table:number-rows-spanned="1">
            <text:p>81%</text:p>
          </table:table-cell>
          <table:covered-table-cell table:style-name="ce217"/>
          <table:table-cell table:style-name="ce203" table:formula="of:=IF(([.A6]+#ref!) &lt;= 0.95; ROUND([.A6]+#ref!;2); ROUND((0.95+([.A6]+#ref!-0.95)/5);2))" office:value-type="string" office:string-value="Err:511" table:number-columns-spanned="2" table:number-rows-spanned="1">
            <text:p>Err:511</text:p>
          </table:table-cell>
          <table:covered-table-cell table:style-name="ce217"/>
          <table:table-cell table:style-name="ce203" table:formula="of:=IF(([.A6]+#ref!) &lt;= 0.95; ROUND([.A6]+#ref!;2); ROUND((0.95+([.A6]+#ref!-0.95)/5);2))" office:value-type="string" office:string-value="Err:511" table:number-columns-spanned="2" table:number-rows-spanned="1">
            <text:p>Err:511</text:p>
          </table:table-cell>
          <table:covered-table-cell table:style-name="ce217"/>
          <table:table-cell table:style-name="ce228" table:number-columns-repeated="1000"/>
          <table:table-cell table:number-columns-repeated="5"/>
        </table:table-row>
        <table:table-row table:style-name="ro2">
          <table:table-cell table:number-columns-repeated="1013"/>
        </table:table-row>
        <table:table-row table:style-name="ro2">
          <table:table-cell table:style-name="ce196" office:value-type="string">
            <text:p>BASE GRADE</text:p>
          </table:table-cell>
          <table:table-cell table:style-name="ce45"/>
          <table:table-cell table:style-name="ce196" office:value-type="string" table:number-columns-spanned="2" table:number-rows-spanned="1">
            <text:p>TOTAL MODS</text:p>
          </table:table-cell>
          <table:covered-table-cell table:style-name="ce219"/>
          <table:table-cell table:number-columns-repeated="1009"/>
        </table:table-row>
        <table:table-row table:style-name="ro2">
          <table:table-cell table:style-name="ce197" table:formula="of:=[$'Game Data'.$I$12]+[$Submission.$E$17]" office:value-type="percentage" office:value="0.7">
            <text:p>70%</text:p>
          </table:table-cell>
          <table:table-cell table:style-name="ce45"/>
          <table:table-cell table:style-name="ce205" table:formula="of:=[.D15]+[.D24]+[.D33]" office:value-type="percentage" office:value="0.105" table:number-columns-spanned="2" table:number-rows-spanned="1">
            <text:p>10.50%</text:p>
          </table:table-cell>
          <table:covered-table-cell table:style-name="ce220"/>
          <table:table-cell table:style-name="ce214"/>
          <table:table-cell/>
          <table:table-cell table:style-name="ce214"/>
          <table:table-cell table:number-columns-repeated="1006"/>
        </table:table-row>
        <table:table-row table:style-name="ro2">
          <table:table-cell table:style-name="ce20"/>
          <table:table-cell table:style-name="ce45"/>
          <table:table-cell table:style-name="ce206" table:number-columns-spanned="2" table:number-rows-spanned="1"/>
          <table:covered-table-cell table:style-name="ce221"/>
          <table:table-cell table:number-columns-repeated="1009"/>
        </table:table-row>
        <table:table-row table:style-name="ro2">
          <table:table-cell table:style-name="ce56" office:value-type="string">
            <text:p>Technical Requirements</text:p>
          </table:table-cell>
          <table:table-cell table:style-name="ce65" office:value-type="string">
            <text:p>#</text:p>
          </table:table-cell>
          <table:table-cell table:style-name="ce56" office:value-type="string">
            <text:p>Weight</text:p>
          </table:table-cell>
          <table:table-cell table:style-name="ce222" office:value-type="string">
            <text:p>Total</text:p>
          </table:table-cell>
          <table:table-cell table:style-name="ce215"/>
          <table:table-cell table:style-name="ce226"/>
          <table:table-cell table:style-name="ce215"/>
          <table:table-cell table:style-name="ce226"/>
          <table:table-cell table:number-columns-repeated="1005"/>
        </table:table-row>
        <table:table-row table:style-name="ro2">
          <table:table-cell table:style-name="ce57" table:formula="of:=&quot;Missing Required TCRs (out of &quot;&amp;COUNTIF([$TCRs.$A$10:$TCRs.$A$161];&quot;Required&quot;)&amp;&quot;)&quot;" office:value-type="string" office:string-value="Missing Required TCRs (out of 8)">
            <text:p>Missing Required TCRs (out of 8)</text:p>
          </table:table-cell>
          <table:table-cell table:style-name="ce66" table:formula="of:=[$TCRs.$D$2]" office:value-type="float" office:value="0">
            <text:p>0</text:p>
          </table:table-cell>
          <table:table-cell table:style-name="ce207" office:value-type="percentage" office:value="-0.1">
            <text:p>-10%</text:p>
          </table:table-cell>
          <table:table-cell table:style-name="ce223" table:formula="of:=[.B9]*[.C9]" office:value-type="percentage" office:value="-0">
            <text:p>0.00%</text:p>
          </table:table-cell>
          <table:table-cell table:number-columns-repeated="1009"/>
        </table:table-row>
        <table:table-row table:style-name="ro2">
          <table:table-cell table:style-name="ce58" table:formula="of:=&quot;Missing Basic TCRs (out of &quot;&amp;COUNTIF([$TCRs.$A$10:$TCRs.$A$161];&quot;Basic&quot;)&amp;&quot;)&quot;" office:value-type="string" office:string-value="Missing Basic TCRs (out of 8)">
            <text:p>Missing Basic TCRs (out of 8)</text:p>
          </table:table-cell>
          <table:table-cell table:style-name="ce45" table:formula="of:=[$TCRs.$D$3]" office:value-type="float" office:value="0">
            <text:p>0</text:p>
          </table:table-cell>
          <table:table-cell table:style-name="ce208" office:value-type="percentage" office:value="-0.02">
            <text:p>-2%</text:p>
          </table:table-cell>
          <table:table-cell table:style-name="ce224" table:formula="of:=[.B10]*[.C10]" office:value-type="percentage" office:value="-0">
            <text:p>0.00%</text:p>
          </table:table-cell>
          <table:table-cell table:number-columns-repeated="1009"/>
        </table:table-row>
        <table:table-row table:style-name="ro2">
          <table:table-cell table:style-name="ce58" table:formula="of:=&quot;Completed Intermediate TCRs (out of &quot;&amp;COUNTIF([$TCRs.$A$10:$TCRs.$A$161];&quot;Intermediate&quot;)&amp;&quot;)&quot;" office:value-type="string" office:string-value="Completed Intermediate TCRs (out of 4)">
            <text:p>Completed Intermediate TCRs (out of 4)</text:p>
          </table:table-cell>
          <table:table-cell table:style-name="ce45" table:formula="of:=[$TCRs.$D$5]" office:value-type="float" office:value="4">
            <text:p>4</text:p>
          </table:table-cell>
          <table:table-cell table:style-name="ce209" office:value-type="percentage" office:value="0.005">
            <text:p>0.5%</text:p>
          </table:table-cell>
          <table:table-cell table:style-name="ce224" table:formula="of:=[.B11]*[.C11]" office:value-type="percentage" office:value="0.02">
            <text:p>2.00%</text:p>
          </table:table-cell>
          <table:table-cell table:number-columns-repeated="1009"/>
        </table:table-row>
        <table:table-row table:style-name="ro2">
          <table:table-cell table:style-name="ce58" table:formula="of:=&quot;Completed Advanced TCRs (out of &quot;&amp;COUNTIF([$TCRs.$A$10:$TCRs.$A$161];&quot;Advanced&quot;)&amp;&quot;)&quot;" office:value-type="string" office:string-value="Completed Advanced TCRs (out of 0)">
            <text:p>Completed Advanced TCRs (out of 0)</text:p>
          </table:table-cell>
          <table:table-cell table:style-name="ce45" table:formula="of:=[$TCRs.$D$7]" office:value-type="float" office:value="0">
            <text:p>0</text:p>
          </table:table-cell>
          <table:table-cell table:style-name="ce209" office:value-type="percentage" office:value="0.01">
            <text:p>1.0%</text:p>
          </table:table-cell>
          <table:table-cell table:style-name="ce224" table:formula="of:=[.B12]*[.C12]" office:value-type="percentage" office:value="0">
            <text:p>0.00%</text:p>
          </table:table-cell>
          <table:table-cell table:number-columns-repeated="1009"/>
        </table:table-row>
        <table:table-row table:style-name="ro2">
          <table:table-cell table:style-name="ce58" table:formula="of:=&quot;Completed Professional TCRs (out of &quot;&amp;COUNTIF([$TCRs.$A$10:$TCRs.$A$161];&quot;Professional&quot;)&amp;&quot;)&quot;" office:value-type="string" office:string-value="Completed Professional TCRs (out of 0)">
            <text:p>Completed Professional TCRs (out of 0)</text:p>
          </table:table-cell>
          <table:table-cell table:style-name="ce45" table:formula="of:=[$TCRs.$D$8]" office:value-type="float" office:value="0">
            <text:p>0</text:p>
          </table:table-cell>
          <table:table-cell table:style-name="ce209" office:value-type="percentage" office:value="0.02">
            <text:p>2.0%</text:p>
          </table:table-cell>
          <table:table-cell table:style-name="ce224" table:formula="of:=[.B13]*[.C13]" office:value-type="percentage" office:value="0">
            <text:p>0.00%</text:p>
          </table:table-cell>
          <table:table-cell table:number-columns-repeated="1009"/>
        </table:table-row>
        <table:table-row table:style-name="ro2">
          <table:table-cell table:style-name="ce59" table:formula="of:=&quot;Completed Innovative TCRs (out of &quot;&amp;COUNTIF([$TCRs.$A$10:$TCRs.$A$161];&quot;Innovative&quot;)&amp;&quot;)&quot;" office:value-type="string" office:string-value="Completed Innovative TCRs (out of 0)">
            <text:p>Completed Innovative TCRs (out of 0)</text:p>
          </table:table-cell>
          <table:table-cell table:style-name="ce67" table:formula="of:=[$TCRs.$D$9]" office:value-type="float" office:value="0">
            <text:p>0</text:p>
          </table:table-cell>
          <table:table-cell table:style-name="ce210" office:value-type="percentage" office:value="0.05">
            <text:p>5.0%</text:p>
          </table:table-cell>
          <table:table-cell table:style-name="ce225" table:formula="of:=[.B14]*[.C14]" office:value-type="percentage" office:value="0">
            <text:p>0.00%</text:p>
          </table:table-cell>
          <table:table-cell table:style-name="ce214"/>
          <table:table-cell/>
          <table:table-cell table:style-name="ce214"/>
          <table:table-cell table:number-columns-repeated="1006"/>
        </table:table-row>
        <table:table-row table:style-name="ro2">
          <table:table-cell table:style-name="ce20"/>
          <table:table-cell table:style-name="ce45"/>
          <table:table-cell table:style-name="ce211" office:value-type="string">
            <text:p>Total:</text:p>
          </table:table-cell>
          <table:table-cell table:style-name="ce221" table:formula="of:=SUM([.D9:.D14])" office:value-type="percentage" office:value="0.02">
            <text:p>2.00%</text:p>
          </table:table-cell>
          <table:table-cell table:number-columns-repeated="1009"/>
        </table:table-row>
        <table:table-row table:style-name="ro2">
          <table:table-cell table:style-name="ce20"/>
          <table:table-cell table:style-name="ce45"/>
          <table:table-cell table:style-name="ce206" table:number-columns-spanned="2" table:number-rows-spanned="1"/>
          <table:covered-table-cell table:style-name="ce221"/>
          <table:table-cell table:number-columns-repeated="1009"/>
        </table:table-row>
        <table:table-row table:style-name="ro2">
          <table:table-cell table:style-name="ce56" office:value-type="string">
            <text:p>Feature Requirements</text:p>
          </table:table-cell>
          <table:table-cell table:style-name="ce65" office:value-type="string">
            <text:p>#</text:p>
          </table:table-cell>
          <table:table-cell table:style-name="ce56" office:value-type="string">
            <text:p>Weight</text:p>
          </table:table-cell>
          <table:table-cell table:style-name="ce222" office:value-type="string">
            <text:p>Total</text:p>
          </table:table-cell>
          <table:table-cell table:number-columns-repeated="1009"/>
        </table:table-row>
        <table:table-row table:style-name="ro2">
          <table:table-cell table:style-name="ce57" table:formula="of:=&quot;Missing Required FCRs (out of &quot;&amp;COUNTIF([$FCRs.$A$10:$FCRs.$A$212];&quot;Required&quot;)&amp;&quot;)&quot;" office:value-type="string" office:string-value="Missing Required FCRs (out of 6)">
            <text:p>Missing Required FCRs (out of 6)</text:p>
          </table:table-cell>
          <table:table-cell table:style-name="ce66" table:formula="of:=[$FCRs.$D$2]" office:value-type="float" office:value="0">
            <text:p>0</text:p>
          </table:table-cell>
          <table:table-cell table:style-name="ce207" office:value-type="percentage" office:value="-0.1">
            <text:p>-10%</text:p>
          </table:table-cell>
          <table:table-cell table:style-name="ce223" table:formula="of:=[.B18]*[.C18]" office:value-type="percentage" office:value="-0">
            <text:p>0.00%</text:p>
          </table:table-cell>
          <table:table-cell table:number-columns-repeated="1009"/>
        </table:table-row>
        <table:table-row table:style-name="ro2">
          <table:table-cell table:style-name="ce58" table:formula="of:=&quot;Missing Basic FCRs (out of &quot;&amp;COUNTIF([$FCRs.$A$10:$FCRs.$A$212];&quot;Basic&quot;)&amp;&quot;)&quot;" office:value-type="string" office:string-value="Missing Basic FCRs (out of 10)">
            <text:p>Missing Basic FCRs (out of 10)</text:p>
          </table:table-cell>
          <table:table-cell table:style-name="ce45" table:formula="of:=[$FCRs.$D$3]" office:value-type="float" office:value="0.5">
            <text:p>0.5</text:p>
          </table:table-cell>
          <table:table-cell table:style-name="ce208" office:value-type="percentage" office:value="-0.02">
            <text:p>-2%</text:p>
          </table:table-cell>
          <table:table-cell table:style-name="ce224" table:formula="of:=[.B19]*[.C19]" office:value-type="percentage" office:value="-0.01">
            <text:p>-1.00%</text:p>
          </table:table-cell>
          <table:table-cell table:number-columns-repeated="1009"/>
        </table:table-row>
        <table:table-row table:style-name="ro2">
          <table:table-cell table:style-name="ce58" table:formula="of:=&quot;Completed Intermediate FCRs (out of &quot;&amp;COUNTIF([$FCRs.$A$10:$FCRs.$A$212];&quot;Intermediate&quot;)&amp;&quot;)&quot;" office:value-type="string" office:string-value="Completed Intermediate FCRs (out of 21)">
            <text:p>Completed Intermediate FCRs (out of 21)</text:p>
          </table:table-cell>
          <table:table-cell table:style-name="ce45" table:formula="of:=[$FCRs.$D$5]" office:value-type="float" office:value="11.5">
            <text:p>11.5</text:p>
          </table:table-cell>
          <table:table-cell table:style-name="ce212" office:value-type="percentage" office:value="0.0075">
            <text:p>0.75%</text:p>
          </table:table-cell>
          <table:table-cell table:style-name="ce224" table:formula="of:=[.B20]*[.C20]" office:value-type="percentage" office:value="0.08625">
            <text:p>8.63%</text:p>
          </table:table-cell>
          <table:table-cell table:number-columns-repeated="1009"/>
        </table:table-row>
        <table:table-row table:style-name="ro2">
          <table:table-cell table:style-name="ce58" table:formula="of:=&quot;Completed Advanced FCRs (out of &quot;&amp;COUNTIF([$FCRs.$A$10:$FCRs.$A$212];&quot;Advanced&quot;)&amp;&quot;)&quot;" office:value-type="string" office:string-value="Completed Advanced FCRs (out of 10)">
            <text:p>Completed Advanced FCRs (out of 10)</text:p>
          </table:table-cell>
          <table:table-cell table:style-name="ce45" table:formula="of:=[$FCRs.$D$7]" office:value-type="float" office:value="1">
            <text:p>1</text:p>
          </table:table-cell>
          <table:table-cell table:style-name="ce209" office:value-type="percentage" office:value="0.01">
            <text:p>1.0%</text:p>
          </table:table-cell>
          <table:table-cell table:style-name="ce224" table:formula="of:=[.B21]*[.C21]" office:value-type="percentage" office:value="0.01">
            <text:p>1.00%</text:p>
          </table:table-cell>
          <table:table-cell table:number-columns-repeated="1009"/>
        </table:table-row>
        <table:table-row table:style-name="ro2">
          <table:table-cell table:style-name="ce58" table:formula="of:=&quot;Completed Professional FCRs (out of &quot;&amp;COUNTIF([$FCRs.$A$10:$FCRs.$A$212];&quot;Professional&quot;)&amp;&quot;)&quot;" office:value-type="string" office:string-value="Completed Professional FCRs (out of 0)">
            <text:p>Completed Professional FCRs (out of 0)</text:p>
          </table:table-cell>
          <table:table-cell table:style-name="ce45" table:formula="of:=[$FCRs.$D$8]" office:value-type="float" office:value="0">
            <text:p>0</text:p>
          </table:table-cell>
          <table:table-cell table:style-name="ce209" office:value-type="percentage" office:value="0.02">
            <text:p>2.0%</text:p>
          </table:table-cell>
          <table:table-cell table:style-name="ce224" table:formula="of:=[.B22]*[.C22]" office:value-type="percentage" office:value="0">
            <text:p>0.00%</text:p>
          </table:table-cell>
          <table:table-cell table:number-columns-repeated="1009"/>
        </table:table-row>
        <table:table-row table:style-name="ro2">
          <table:table-cell table:style-name="ce59" table:formula="of:=&quot;Completed Innovative FCRs (out of &quot;&amp;COUNTIF([$FCRs.$A$10:$FCRs.$A$212];&quot;Innovative&quot;)&amp;&quot;)&quot;" office:value-type="string" office:string-value="Completed Innovative FCRs (out of 0)">
            <text:p>Completed Innovative FCRs (out of 0)</text:p>
          </table:table-cell>
          <table:table-cell table:style-name="ce67" table:formula="of:=[$FCRs.$D$9]" office:value-type="float" office:value="0">
            <text:p>0</text:p>
          </table:table-cell>
          <table:table-cell table:style-name="ce210" office:value-type="percentage" office:value="0.05">
            <text:p>5.0%</text:p>
          </table:table-cell>
          <table:table-cell table:style-name="ce225" table:formula="of:=[.B23]*[.C23]" office:value-type="percentage" office:value="0">
            <text:p>0.00%</text:p>
          </table:table-cell>
          <table:table-cell table:number-columns-repeated="1009"/>
        </table:table-row>
        <table:table-row table:style-name="ro2">
          <table:table-cell table:style-name="ce20"/>
          <table:table-cell table:style-name="ce45"/>
          <table:table-cell table:style-name="ce211" office:value-type="string">
            <text:p>Total:</text:p>
          </table:table-cell>
          <table:table-cell table:style-name="ce221" table:formula="of:=SUM([.D18:.D23])" office:value-type="percentage" office:value="0.08625">
            <text:p>8.63%</text:p>
          </table:table-cell>
          <table:table-cell table:number-columns-repeated="1009"/>
        </table:table-row>
        <table:table-row table:style-name="ro2">
          <table:table-cell table:style-name="ce20"/>
          <table:table-cell table:style-name="ce45"/>
          <table:table-cell table:style-name="ce206" table:number-columns-spanned="2" table:number-rows-spanned="1"/>
          <table:covered-table-cell table:style-name="ce221"/>
          <table:table-cell table:number-columns-repeated="1009"/>
        </table:table-row>
        <table:table-row table:style-name="ro2">
          <table:table-cell table:style-name="ce56" office:value-type="string">
            <text:p>Visual Requirements</text:p>
          </table:table-cell>
          <table:table-cell table:style-name="ce65" office:value-type="string">
            <text:p>#</text:p>
          </table:table-cell>
          <table:table-cell table:style-name="ce56" office:value-type="string">
            <text:p>Weight</text:p>
          </table:table-cell>
          <table:table-cell table:style-name="ce222" office:value-type="string">
            <text:p>Total</text:p>
          </table:table-cell>
          <table:table-cell table:number-columns-repeated="1009"/>
        </table:table-row>
        <table:table-row table:style-name="ro2">
          <table:table-cell table:style-name="ce57" table:formula="of:=&quot;Missing Required VCRs (out of &quot;&amp;COUNTIF([$VCRs.$A$10:$VCRs.$A$206];&quot;Required&quot;)&amp;&quot;)&quot;" office:value-type="string" office:string-value="Missing Required VCRs (out of 3)">
            <text:p>Missing Required VCRs (out of 3)</text:p>
          </table:table-cell>
          <table:table-cell table:style-name="ce66" table:formula="of:=[$VCRs.$D$2]" office:value-type="float" office:value="0">
            <text:p>0</text:p>
          </table:table-cell>
          <table:table-cell table:style-name="ce207" office:value-type="percentage" office:value="-0.1">
            <text:p>-10%</text:p>
          </table:table-cell>
          <table:table-cell table:style-name="ce223" table:formula="of:=[.B27]*[.C27]" office:value-type="percentage" office:value="-0">
            <text:p>0.00%</text:p>
          </table:table-cell>
          <table:table-cell table:number-columns-repeated="1009"/>
        </table:table-row>
        <table:table-row table:style-name="ro2">
          <table:table-cell table:style-name="ce58" table:formula="of:=&quot;Missing Basic VCRs (out of &quot;&amp;COUNTIF([$VCRs.$A$10:$VCRs.$A$206];&quot;Basic&quot;)&amp;&quot;)&quot;" office:value-type="string" office:string-value="Missing Basic VCRs (out of 3)">
            <text:p>Missing Basic VCRs (out of 3)</text:p>
          </table:table-cell>
          <table:table-cell table:style-name="ce45" table:formula="of:=[$VCRs.$D$3]" office:value-type="float" office:value="1">
            <text:p>1</text:p>
          </table:table-cell>
          <table:table-cell table:style-name="ce208" office:value-type="percentage" office:value="-0.02">
            <text:p>-2%</text:p>
          </table:table-cell>
          <table:table-cell table:style-name="ce224" table:formula="of:=[.B28]*[.C28]" office:value-type="percentage" office:value="-0.02">
            <text:p>-2.00%</text:p>
          </table:table-cell>
          <table:table-cell table:number-columns-repeated="1009"/>
        </table:table-row>
        <table:table-row table:style-name="ro2">
          <table:table-cell table:style-name="ce58" table:formula="of:=&quot;Completed Intermediate VCRs (out of &quot;&amp;COUNTIF([$VCRs.$A$10:$VCRs.$A$206];&quot;Intermediate&quot;)&amp;&quot;)&quot;" office:value-type="string" office:string-value="Completed Intermediate VCRs (out of 8)">
            <text:p>Completed Intermediate VCRs (out of 8)</text:p>
          </table:table-cell>
          <table:table-cell table:style-name="ce45" table:formula="of:=[$VCRs.$D$5]" office:value-type="float" office:value="3.5">
            <text:p>3.5</text:p>
          </table:table-cell>
          <table:table-cell table:style-name="ce213" office:value-type="percentage" office:value="0.0025">
            <text:p>0.25%</text:p>
          </table:table-cell>
          <table:table-cell table:style-name="ce224" table:formula="of:=[.B29]*[.C29]" office:value-type="percentage" office:value="0.00875">
            <text:p>0.88%</text:p>
          </table:table-cell>
          <table:table-cell table:number-columns-repeated="1009"/>
        </table:table-row>
        <table:table-row table:style-name="ro2">
          <table:table-cell table:style-name="ce58" table:formula="of:=&quot;Completed Advanced VCRs (out of &quot;&amp;COUNTIF([$VCRs.$A$10:$VCRs.$A$206];&quot;Advanced&quot;)&amp;&quot;)&quot;" office:value-type="string" office:string-value="Completed Advanced VCRs (out of 7)">
            <text:p>Completed Advanced VCRs (out of 7)</text:p>
          </table:table-cell>
          <table:table-cell table:style-name="ce45" table:formula="of:=[$VCRs.$D$7]" office:value-type="float" office:value="2">
            <text:p>2</text:p>
          </table:table-cell>
          <table:table-cell table:style-name="ce209" office:value-type="percentage" office:value="0.005">
            <text:p>0.5%</text:p>
          </table:table-cell>
          <table:table-cell table:style-name="ce224" table:formula="of:=[.B30]*[.C30]" office:value-type="percentage" office:value="0.01">
            <text:p>1.00%</text:p>
          </table:table-cell>
          <table:table-cell table:number-columns-repeated="1009"/>
        </table:table-row>
        <table:table-row table:style-name="ro2">
          <table:table-cell table:style-name="ce58" table:formula="of:=&quot;Completed Professional VCRs (out of &quot;&amp;COUNTIF([$VCRs.$A$10:$VCRs.$A$206];&quot;Professional&quot;)&amp;&quot;)&quot;" office:value-type="string" office:string-value="Completed Professional VCRs (out of 5)">
            <text:p>Completed Professional VCRs (out of 5)</text:p>
          </table:table-cell>
          <table:table-cell table:style-name="ce45" table:formula="of:=[$VCRs.$D$8]" office:value-type="float" office:value="0">
            <text:p>0</text:p>
          </table:table-cell>
          <table:table-cell table:style-name="ce209" office:value-type="percentage" office:value="0.01">
            <text:p>1.0%</text:p>
          </table:table-cell>
          <table:table-cell table:style-name="ce224" table:formula="of:=[.B31]*[.C31]" office:value-type="percentage" office:value="0">
            <text:p>0.00%</text:p>
          </table:table-cell>
          <table:table-cell table:number-columns-repeated="1009"/>
        </table:table-row>
        <table:table-row table:style-name="ro2">
          <table:table-cell table:style-name="ce59" table:formula="of:=&quot;Completed Innovative VCRs (out of &quot;&amp;COUNTIF([$VCRs.$A$10:$VCRs.$A$206];&quot;Innovative&quot;)&amp;&quot;)&quot;" office:value-type="string" office:string-value="Completed Innovative VCRs (out of 0)">
            <text:p>Completed Innovative VCRs (out of 0)</text:p>
          </table:table-cell>
          <table:table-cell table:style-name="ce67" table:formula="of:=[$VCRs.$D$9]" office:value-type="float" office:value="0">
            <text:p>0</text:p>
          </table:table-cell>
          <table:table-cell table:style-name="ce210" office:value-type="percentage" office:value="0.03">
            <text:p>3.0%</text:p>
          </table:table-cell>
          <table:table-cell table:style-name="ce225" table:formula="of:=[.B32]*[.C32]" office:value-type="percentage" office:value="0">
            <text:p>0.00%</text:p>
          </table:table-cell>
          <table:table-cell table:number-columns-repeated="1009"/>
        </table:table-row>
        <table:table-row table:style-name="ro2">
          <table:table-cell table:style-name="ce20"/>
          <table:table-cell table:style-name="ce45"/>
          <table:table-cell table:style-name="ce211" office:value-type="string">
            <text:p>Total:</text:p>
          </table:table-cell>
          <table:table-cell table:style-name="ce221" table:formula="of:=SUM([.D27:.D32])" office:value-type="percentage" office:value="-0.00125">
            <text:p>-0.13%</text:p>
          </table:table-cell>
          <table:table-cell table:number-columns-repeated="4"/>
          <table:table-cell table:style-name="ce20" table:number-columns-repeated="235"/>
          <table:table-cell table:style-name="ce11" table:number-columns-repeated="767"/>
          <table:table-cell table:style-name="ce230" table:number-columns-repeated="3"/>
        </table:table-row>
        <table:table-row table:style-name="ro2">
          <table:table-cell table:number-columns-repeated="1013"/>
        </table:table-row>
        <table:table-row table:style-name="ro2">
          <table:table-cell table:style-name="ce82" table:number-columns-repeated="2"/>
          <table:table-cell table:style-name="ce214"/>
          <table:table-cell table:number-columns-repeated="1010"/>
        </table:table-row>
        <table:table-row table:style-name="ro2">
          <table:table-cell table:style-name="ce82" table:number-columns-repeated="2"/>
          <table:table-cell table:number-columns-repeated="1011"/>
        </table:table-row>
        <table:table-row table:style-name="ro2">
          <table:table-cell table:style-name="ce198"/>
          <table:table-cell/>
          <table:table-cell table:style-name="ce215"/>
          <table:table-cell table:style-name="ce226"/>
          <table:table-cell table:number-columns-repeated="1009"/>
        </table:table-row>
        <table:table-row table:style-name="ro2" table:number-rows-repeated="5">
          <table:table-cell table:number-columns-repeated="1013"/>
        </table:table-row>
        <table:table-row table:style-name="ro2">
          <table:table-cell table:style-name="ce82" table:number-columns-repeated="2"/>
          <table:table-cell table:style-name="ce214"/>
          <table:table-cell table:number-columns-repeated="1010"/>
        </table:table-row>
        <table:table-row table:style-name="ro2" table:number-rows-repeated="8">
          <table:table-cell table:style-name="ce82" table:number-columns-repeated="2"/>
          <table:table-cell table:number-columns-repeated="1011"/>
        </table:table-row>
        <table:table-row table:style-name="ro2" table:number-rows-repeated="2">
          <table:table-cell table:number-columns-repeated="8"/>
          <table:table-cell table:style-name="ce20" table:number-columns-repeated="235"/>
          <table:table-cell table:style-name="ce11" table:number-columns-repeated="767"/>
          <table:table-cell table:style-name="ce230" table:number-columns-repeated="3"/>
        </table:table-row>
        <table:table-row table:style-name="ro2" table:number-rows-repeated="1048522">
          <table:table-cell table:number-columns-repeated="1013"/>
        </table:table-row>
        <table:table-row table:style-name="ro2">
          <table:table-cell table:number-columns-repeated="1013"/>
        </table:table-row>
      </table:table>
      <table:table table:name="Instructor Grade" table:style-name="ta7" table:print="false">
        <office:forms form:automatic-focus="false" form:apply-design-mode="false"/>
        <table:table-column table:style-name="co35" table:default-cell-style-name="ce195"/>
        <table:table-column table:style-name="co36" table:default-cell-style-name="ce201"/>
        <table:table-column table:style-name="co23" table:default-cell-style-name="ce204"/>
        <table:table-column table:style-name="co23" table:default-cell-style-name="ce218"/>
        <table:table-column table:style-name="co23" table:default-cell-style-name="ce204"/>
        <table:table-column table:style-name="co39" table:default-cell-style-name="ce218"/>
        <table:table-column table:style-name="co23" table:default-cell-style-name="ce204"/>
        <table:table-column table:style-name="co23" table:default-cell-style-name="ce218"/>
        <table:table-column table:style-name="co37" table:default-cell-style-name="ce232"/>
        <table:table-column table:style-name="co22" table:default-cell-style-name="ce201"/>
        <table:table-column table:style-name="co38" table:default-cell-style-name="ce195"/>
        <table:table-column table:style-name="co10" table:number-columns-repeated="236" table:default-cell-style-name="ce195"/>
        <table:table-column table:style-name="co34" table:number-columns-repeated="765" table:default-cell-style-name="ce82"/>
        <table:table-column table:style-name="co12" table:number-columns-repeated="2" table:default-cell-style-name="ce82"/>
        <table:table-column table:style-name="co34" table:number-columns-repeated="3" table:default-cell-style-name="Default"/>
        <table:table-row table:style-name="ro15">
          <table:table-cell table:style-name="ce193" office:value-type="string" table:number-columns-spanned="1" table:number-rows-spanned="3">
            <text:p>INSTRUCTOR</text:p>
            <text:p>GRADE</text:p>
          </table:table-cell>
          <table:table-cell table:style-name="ce199"/>
          <table:table-cell table:style-name="ce202" office:value-type="string" table:number-columns-spanned="2" table:number-rows-spanned="1">
            <text:p>FINAL</text:p>
          </table:table-cell>
          <table:covered-table-cell table:style-name="ce216"/>
          <table:table-cell table:style-name="ce215"/>
          <table:table-cell table:style-name="ce237" office:value-type="string" table:number-columns-spanned="1" table:number-rows-spanned="2">
            <text:p>Student-Instructor Mods Difference</text:p>
          </table:table-cell>
          <table:table-cell table:style-name="ce195"/>
          <table:table-cell table:style-name="ce242" office:value-type="string" table:number-columns-spanned="3" table:number-rows-spanned="7">
            <text:p>This is based on -1%/-2%/-10% weighting for all categories. If you can accurately predict your CR modifiers, your entire project gets a small bonus. If you get your project pre-graded and turn it in early, this is effectively an early turn-in bonus.</text:p>
          </table:table-cell>
          <table:covered-table-cell table:number-columns-repeated="2" table:style-name="ce195"/>
          <table:table-cell table:style-name="ce227" table:number-columns-repeated="998"/>
          <table:table-cell table:number-columns-repeated="2"/>
          <table:table-cell table:style-name="Default" table:number-columns-repeated="4"/>
          <table:table-cell table:number-columns-repeated="3"/>
        </table:table-row>
        <table:table-row table:style-name="ro16">
          <table:covered-table-cell table:style-name="ce193"/>
          <table:table-cell table:style-name="ce199"/>
          <table:table-cell table:style-name="ce202" office:value-type="string" table:number-columns-spanned="2" table:number-rows-spanned="1">
            <text:p>GRADE</text:p>
          </table:table-cell>
          <table:covered-table-cell table:style-name="ce216"/>
          <table:table-cell table:style-name="ce215"/>
          <table:covered-table-cell table:style-name="ce238"/>
          <table:table-cell table:style-name="ce195"/>
          <table:covered-table-cell table:number-columns-repeated="3" table:style-name="ce195"/>
          <table:table-cell table:style-name="ce227" table:number-columns-repeated="998"/>
          <table:table-cell table:number-columns-repeated="2"/>
          <table:table-cell table:style-name="Default" table:number-columns-repeated="4"/>
          <table:table-cell table:number-columns-repeated="3"/>
        </table:table-row>
        <table:table-row table:style-name="ro17">
          <table:covered-table-cell table:style-name="ce194"/>
          <table:table-cell table:style-name="ce200"/>
          <table:table-cell table:style-name="ce231" table:formula="of:=IF(([.A6]+[.C6]+[.F7]) &lt;= 0.95; ROUND([.A6]+[.C6]+[.F7];2); ROUND((0.95+([.A6]+[.C6]+[.F7]-0.95)/5);3))" office:value-type="percentage" office:value="0.7" table:number-columns-spanned="2" table:number-rows-spanned="1">
            <text:p>70.0%</text:p>
          </table:table-cell>
          <table:covered-table-cell table:style-name="ce217"/>
          <table:table-cell table:style-name="ce215"/>
          <table:table-cell table:style-name="ce239" table:formula="of:=ABS([$'Student Grade'.$D$15]+[$'Student Grade'.$D$24]+[$'Student Grade'.$D$33]) - ABS([.D15]+[.D24]+[.D33])" office:value-type="percentage" office:value="0.105">
            <text:p>10.50%</text:p>
          </table:table-cell>
          <table:table-cell table:style-name="ce195"/>
          <table:covered-table-cell table:number-columns-repeated="3" table:style-name="ce195"/>
          <table:table-cell table:style-name="ce228" table:number-columns-repeated="998"/>
          <table:table-cell table:number-columns-repeated="2"/>
          <table:table-cell table:style-name="Default" table:number-columns-repeated="4"/>
          <table:table-cell table:number-columns-repeated="3"/>
        </table:table-row>
        <table:table-row table:style-name="ro2">
          <table:table-cell table:number-columns-repeated="4"/>
          <table:table-cell table:style-name="ce232"/>
          <table:table-cell table:style-name="ce45"/>
          <table:table-cell table:style-name="ce195"/>
          <table:covered-table-cell table:number-columns-repeated="3" table:style-name="ce195"/>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196" office:value-type="string">
            <text:p>BASE GRADE</text:p>
          </table:table-cell>
          <table:table-cell table:style-name="ce45"/>
          <table:table-cell table:style-name="ce196" office:value-type="string" table:number-columns-spanned="2" table:number-rows-spanned="1">
            <text:p>TOTAL MODS</text:p>
          </table:table-cell>
          <table:covered-table-cell table:style-name="ce219"/>
          <table:table-cell table:style-name="ce232"/>
          <table:table-cell table:style-name="ce237" office:value-type="string" table:number-columns-spanned="1" table:number-rows-spanned="2">
            <text:p>Student Grading Accuracy Bonus</text:p>
          </table:table-cell>
          <table:table-cell table:style-name="ce195"/>
          <table:covered-table-cell table:number-columns-repeated="3" table:style-name="ce195"/>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197" table:formula="of:=[$'Game Data'.$I$12]+[$Submission.$E$17]" office:value-type="percentage" office:value="0.7">
            <text:p>70%</text:p>
          </table:table-cell>
          <table:table-cell table:style-name="ce45"/>
          <table:table-cell table:style-name="ce205" table:formula="of:=[.D15]+[.D24]+[.D33]" office:value-type="percentage" office:value="0" table:number-columns-spanned="2" table:number-rows-spanned="1">
            <text:p>0.00%</text:p>
          </table:table-cell>
          <table:covered-table-cell table:style-name="ce220"/>
          <table:table-cell/>
          <table:covered-table-cell table:style-name="ce238"/>
          <table:table-cell table:style-name="ce195"/>
          <table:covered-table-cell table:number-columns-repeated="3" table:style-name="ce195"/>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20"/>
          <table:table-cell table:style-name="ce45"/>
          <table:table-cell table:style-name="ce206" table:number-columns-spanned="2" table:number-rows-spanned="1"/>
          <table:covered-table-cell table:style-name="ce221"/>
          <table:table-cell table:style-name="ce233"/>
          <table:table-cell table:style-name="ce240" table:formula="of:=IF([.F3] &gt; 0.05; 0; IF( [.F3] &gt; 0.02; 0.01; (IF([.F3] &gt; 0.01; 0.02; 0.03))))" office:value-type="percentage" office:value="0">
            <text:p>0%</text:p>
          </table:table-cell>
          <table:table-cell table:style-name="ce195"/>
          <table:covered-table-cell table:number-columns-repeated="3" table:style-name="ce195"/>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56" office:value-type="string">
            <text:p>Technical Requirements</text:p>
          </table:table-cell>
          <table:table-cell table:style-name="ce65" office:value-type="string">
            <text:p>#</text:p>
          </table:table-cell>
          <table:table-cell table:style-name="ce56" office:value-type="string">
            <text:p>Weight</text:p>
          </table:table-cell>
          <table:table-cell table:style-name="ce222" office:value-type="string">
            <text:p>Total</text:p>
          </table:table-cell>
          <table:table-cell table:style-name="ce234"/>
          <table:table-cell table:style-name="ce45"/>
          <table:table-cell table:style-name="ce195"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57" table:formula="of:=&quot;Missing Required TCRs (out of &quot;&amp;COUNTIF([$TCRs.$A$10:$TCRs.$A$161];&quot;Required&quot;)&amp;&quot;)&quot;" office:value-type="string" office:string-value="Missing Required TCRs (out of 8)">
            <text:p>Missing Required TCRs (out of 8)</text:p>
          </table:table-cell>
          <table:table-cell table:style-name="ce66" table:formula="of:=[$TCRs.$E$2]" office:value-type="float" office:value="0">
            <text:p>0</text:p>
          </table:table-cell>
          <table:table-cell table:style-name="ce207" office:value-type="percentage" office:value="-0.1">
            <text:p>-10%</text:p>
          </table:table-cell>
          <table:table-cell table:style-name="ce223" table:formula="of:=[.B9]*[.C9]" office:value-type="percentage" office:value="-0">
            <text:p>0.00%</text:p>
          </table:table-cell>
          <table:table-cell table:style-name="ce233"/>
          <table:table-cell table:style-name="ce105" office:value-type="string" table:number-columns-spanned="1" table:number-rows-spanned="3">
            <text:p>+1% for 5% or less</text:p>
            <text:p>+2% for 2% or less</text:p>
            <text:p>+3% for 1% or less</text:p>
          </table:table-cell>
          <table:table-cell table:style-name="ce195"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58" table:formula="of:=&quot;Missing Basic TCRs (out of &quot;&amp;COUNTIF([$TCRs.$A$10:$TCRs.$A$161];&quot;Basic&quot;)&amp;&quot;)&quot;" office:value-type="string" office:string-value="Missing Basic TCRs (out of 8)">
            <text:p>Missing Basic TCRs (out of 8)</text:p>
          </table:table-cell>
          <table:table-cell table:style-name="ce45" table:formula="of:=[$TCRs.$E$3]" office:value-type="float" office:value="0">
            <text:p>0</text:p>
          </table:table-cell>
          <table:table-cell table:style-name="ce208" office:value-type="percentage" office:value="-0.02">
            <text:p>-2%</text:p>
          </table:table-cell>
          <table:table-cell table:style-name="ce224" table:formula="of:=[.B10]*[.C10]" office:value-type="percentage" office:value="-0">
            <text:p>0.00%</text:p>
          </table:table-cell>
          <table:table-cell table:style-name="ce233"/>
          <table:covered-table-cell table:style-name="ce241"/>
          <table:table-cell table:style-name="ce195"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58" table:formula="of:=&quot;Completed Intermediate TCRs (out of &quot;&amp;COUNTIF([$TCRs.$A$10:$TCRs.$A$161];&quot;Intermediate&quot;)&amp;&quot;)&quot;" office:value-type="string" office:string-value="Completed Intermediate TCRs (out of 4)">
            <text:p>Completed Intermediate TCRs (out of 4)</text:p>
          </table:table-cell>
          <table:table-cell table:style-name="ce45" table:formula="of:=[$TCRs.$E$5]" office:value-type="float" office:value="0">
            <text:p>0</text:p>
          </table:table-cell>
          <table:table-cell table:style-name="ce209" office:value-type="percentage" office:value="0.005">
            <text:p>0.5%</text:p>
          </table:table-cell>
          <table:table-cell table:style-name="ce224" table:formula="of:=[.B11]*[.C11]" office:value-type="percentage" office:value="0">
            <text:p>0.00%</text:p>
          </table:table-cell>
          <table:table-cell table:style-name="ce235"/>
          <table:covered-table-cell table:style-name="ce241"/>
          <table:table-cell table:style-name="ce195"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58" table:formula="of:=&quot;Completed Advanced TCRs (out of &quot;&amp;COUNTIF([$TCRs.$A$10:$TCRs.$A$172];&quot;Advanced&quot;)&amp;&quot;)&quot;" office:value-type="string" office:string-value="Completed Advanced TCRs (out of 0)">
            <text:p>Completed Advanced TCRs (out of 0)</text:p>
          </table:table-cell>
          <table:table-cell table:style-name="ce45" table:formula="of:=[$TCRs.$E$7]" office:value-type="float" office:value="0">
            <text:p>0</text:p>
          </table:table-cell>
          <table:table-cell table:style-name="ce209" office:value-type="percentage" office:value="0.01">
            <text:p>1.0%</text:p>
          </table:table-cell>
          <table:table-cell table:style-name="ce224" table:formula="of:=[.B12]*[.C12]" office:value-type="percentage" office:value="0">
            <text:p>0.00%</text:p>
          </table:table-cell>
          <table:table-cell table:style-name="ce235"/>
          <table:table-cell table:style-name="ce241"/>
          <table:table-cell table:style-name="ce195"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58" table:formula="of:=&quot;Completed Professional TCRs (out of &quot;&amp;COUNTIF([$TCRs.$A$10:$TCRs.$A$172];&quot;Professional&quot;)&amp;&quot;)&quot;" office:value-type="string" office:string-value="Completed Professional TCRs (out of 0)">
            <text:p>Completed Professional TCRs (out of 0)</text:p>
          </table:table-cell>
          <table:table-cell table:style-name="ce45" table:formula="of:=[$TCRs.$E$8]" office:value-type="float" office:value="0">
            <text:p>0</text:p>
          </table:table-cell>
          <table:table-cell table:style-name="ce209" office:value-type="percentage" office:value="0.02">
            <text:p>2.0%</text:p>
          </table:table-cell>
          <table:table-cell table:style-name="ce224" table:formula="of:=[.B13]*[.C13]" office:value-type="percentage" office:value="0">
            <text:p>0.00%</text:p>
          </table:table-cell>
          <table:table-cell table:style-name="ce235"/>
          <table:table-cell table:style-name="ce45"/>
          <table:table-cell table:style-name="ce195"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59" table:formula="of:=&quot;Completed Innovative TCRs (out of &quot;&amp;COUNTIF([$TCRs.$A$10:$TCRs.$A$161];&quot;Innovative&quot;)&amp;&quot;)&quot;" office:value-type="string" office:string-value="Completed Innovative TCRs (out of 0)">
            <text:p>Completed Innovative TCRs (out of 0)</text:p>
          </table:table-cell>
          <table:table-cell table:style-name="ce67" table:formula="of:=[$TCRs.$E$9]" office:value-type="float" office:value="0">
            <text:p>0</text:p>
          </table:table-cell>
          <table:table-cell table:style-name="ce210" office:value-type="percentage" office:value="0.05">
            <text:p>5.0%</text:p>
          </table:table-cell>
          <table:table-cell table:style-name="ce225" table:formula="of:=[.B14]*[.C14]" office:value-type="percentage" office:value="0">
            <text:p>0.00%</text:p>
          </table:table-cell>
          <table:table-cell table:style-name="ce233"/>
          <table:table-cell table:style-name="ce45"/>
          <table:table-cell table:style-name="ce195"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20"/>
          <table:table-cell table:style-name="ce45"/>
          <table:table-cell table:style-name="ce211" office:value-type="string">
            <text:p>Total:</text:p>
          </table:table-cell>
          <table:table-cell table:style-name="ce221" table:formula="of:=SUM([.D9:.D14])" office:value-type="percentage" office:value="0">
            <text:p>0.00%</text:p>
          </table:table-cell>
          <table:table-cell table:style-name="ce234"/>
          <table:table-cell table:style-name="ce45"/>
          <table:table-cell table:style-name="ce195"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20"/>
          <table:table-cell table:style-name="ce45"/>
          <table:table-cell table:style-name="ce206" table:number-columns-spanned="2" table:number-rows-spanned="1"/>
          <table:covered-table-cell table:style-name="ce221"/>
          <table:table-cell table:style-name="ce233"/>
          <table:table-cell table:style-name="ce45"/>
          <table:table-cell table:style-name="ce195"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56" office:value-type="string">
            <text:p>Design Requirements</text:p>
          </table:table-cell>
          <table:table-cell table:style-name="ce65" office:value-type="string">
            <text:p>#</text:p>
          </table:table-cell>
          <table:table-cell table:style-name="ce56" office:value-type="string">
            <text:p>Weight</text:p>
          </table:table-cell>
          <table:table-cell table:style-name="ce222" office:value-type="string">
            <text:p>Total</text:p>
          </table:table-cell>
          <table:table-cell table:style-name="ce233"/>
          <table:table-cell table:style-name="ce45"/>
          <table:table-cell table:style-name="ce195"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57" table:formula="of:=&quot;Missing Required FCRs (out of &quot;&amp;COUNTIF([$FCRs.$A$10:$FCRs.$A$212];&quot;Required&quot;)&amp;&quot;)&quot;" office:value-type="string" office:string-value="Missing Required FCRs (out of 6)">
            <text:p>Missing Required FCRs (out of 6)</text:p>
          </table:table-cell>
          <table:table-cell table:style-name="ce66" table:formula="of:=[$FCRs.$E$2]" office:value-type="float" office:value="0">
            <text:p>0</text:p>
          </table:table-cell>
          <table:table-cell table:style-name="ce207" office:value-type="percentage" office:value="-0.1">
            <text:p>-10%</text:p>
          </table:table-cell>
          <table:table-cell table:style-name="ce223" table:formula="of:=[.B18]*[.C18]" office:value-type="percentage" office:value="-0">
            <text:p>0.00%</text:p>
          </table:table-cell>
          <table:table-cell table:style-name="ce236"/>
          <table:table-cell table:style-name="ce45"/>
          <table:table-cell table:style-name="ce195"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58" table:formula="of:=&quot;Missing Basic FCRs (out of &quot;&amp;COUNTIF([$FCRs.$A$10:$FCRs.$A$212];&quot;Basic&quot;)&amp;&quot;)&quot;" office:value-type="string" office:string-value="Missing Basic FCRs (out of 10)">
            <text:p>Missing Basic FCRs (out of 10)</text:p>
          </table:table-cell>
          <table:table-cell table:style-name="ce45" table:formula="of:=[$FCRs.$E$3]" office:value-type="float" office:value="0">
            <text:p>0</text:p>
          </table:table-cell>
          <table:table-cell table:style-name="ce208" office:value-type="percentage" office:value="-0.02">
            <text:p>-2%</text:p>
          </table:table-cell>
          <table:table-cell table:style-name="ce224" table:formula="of:=[.B19]*[.C19]" office:value-type="percentage" office:value="-0">
            <text:p>0.00%</text:p>
          </table:table-cell>
          <table:table-cell table:style-name="ce236"/>
          <table:table-cell table:style-name="ce45"/>
          <table:table-cell table:style-name="ce195"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58" table:formula="of:=&quot;Completed Intermediate FCRs (out of &quot;&amp;COUNTIF([$FCRs.$A$10:$FCRs.$A$212];&quot;Intermediate&quot;)&amp;&quot;)&quot;" office:value-type="string" office:string-value="Completed Intermediate FCRs (out of 21)">
            <text:p>Completed Intermediate FCRs (out of 21)</text:p>
          </table:table-cell>
          <table:table-cell table:style-name="ce45" table:formula="of:=[$FCRs.$E$5]" office:value-type="float" office:value="0">
            <text:p>0</text:p>
          </table:table-cell>
          <table:table-cell table:style-name="ce212" office:value-type="percentage" office:value="0.0075">
            <text:p>0.75%</text:p>
          </table:table-cell>
          <table:table-cell table:style-name="ce224" table:formula="of:=[.B20]*[.C20]" office:value-type="percentage" office:value="0">
            <text:p>0.00%</text:p>
          </table:table-cell>
          <table:table-cell table:style-name="ce236"/>
          <table:table-cell table:style-name="ce45"/>
          <table:table-cell table:style-name="ce195"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58" table:formula="of:=&quot;Completed Advanced FCRs (out of &quot;&amp;COUNTIF([$FCRs.$A$10:$FCRs.$A$212];&quot;Advanced&quot;)&amp;&quot;)&quot;" office:value-type="string" office:string-value="Completed Advanced FCRs (out of 10)">
            <text:p>Completed Advanced FCRs (out of 10)</text:p>
          </table:table-cell>
          <table:table-cell table:style-name="ce45" table:formula="of:=[$FCRs.$E$7]" office:value-type="float" office:value="0">
            <text:p>0</text:p>
          </table:table-cell>
          <table:table-cell table:style-name="ce209" office:value-type="percentage" office:value="0.01">
            <text:p>1.0%</text:p>
          </table:table-cell>
          <table:table-cell table:style-name="ce224" table:formula="of:=[.B21]*[.C21]" office:value-type="percentage" office:value="0">
            <text:p>0.00%</text:p>
          </table:table-cell>
          <table:table-cell table:style-name="ce233"/>
          <table:table-cell table:style-name="ce201"/>
          <table:table-cell table:style-name="ce195"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58" table:formula="of:=&quot;Completed Professional FCRs (out of &quot;&amp;COUNTIF([$FCRs.$A$10:$FCRs.$A$212];&quot;Professional&quot;)&amp;&quot;)&quot;" office:value-type="string" office:string-value="Completed Professional FCRs (out of 0)">
            <text:p>Completed Professional FCRs (out of 0)</text:p>
          </table:table-cell>
          <table:table-cell table:style-name="ce45" table:formula="of:=[$FCRs.$E$8]" office:value-type="float" office:value="0">
            <text:p>0</text:p>
          </table:table-cell>
          <table:table-cell table:style-name="ce209" office:value-type="percentage" office:value="0.02">
            <text:p>2.0%</text:p>
          </table:table-cell>
          <table:table-cell table:style-name="ce224" table:formula="of:=[.B22]*[.C22]" office:value-type="percentage" office:value="0">
            <text:p>0.00%</text:p>
          </table:table-cell>
          <table:table-cell table:style-name="ce234"/>
          <table:table-cell table:style-name="ce201"/>
          <table:table-cell table:style-name="ce195"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59" table:formula="of:=&quot;Completed Innovative FCRs (out of &quot;&amp;COUNTIF([$FCRs.$A$10:$FCRs.$A$212];&quot;Innovative&quot;)&amp;&quot;)&quot;" office:value-type="string" office:string-value="Completed Innovative FCRs (out of 0)">
            <text:p>Completed Innovative FCRs (out of 0)</text:p>
          </table:table-cell>
          <table:table-cell table:style-name="ce67" table:formula="of:=[$FCRs.$E$9]" office:value-type="float" office:value="0">
            <text:p>0</text:p>
          </table:table-cell>
          <table:table-cell table:style-name="ce210" office:value-type="percentage" office:value="0.05">
            <text:p>5.0%</text:p>
          </table:table-cell>
          <table:table-cell table:style-name="ce225" table:formula="of:=[.B23]*[.C23]" office:value-type="percentage" office:value="0">
            <text:p>0.00%</text:p>
          </table:table-cell>
          <table:table-cell table:style-name="ce233"/>
          <table:table-cell table:style-name="ce201"/>
          <table:table-cell table:style-name="ce195"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20"/>
          <table:table-cell table:style-name="ce45"/>
          <table:table-cell table:style-name="ce211" office:value-type="string">
            <text:p>Total:</text:p>
          </table:table-cell>
          <table:table-cell table:style-name="ce221" table:formula="of:=SUM([.D18:.D23])" office:value-type="percentage" office:value="0">
            <text:p>0.00%</text:p>
          </table:table-cell>
          <table:table-cell table:style-name="ce233"/>
          <table:table-cell table:style-name="ce201"/>
          <table:table-cell table:style-name="ce195"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20"/>
          <table:table-cell table:style-name="ce45"/>
          <table:table-cell table:style-name="ce206" table:number-columns-spanned="2" table:number-rows-spanned="1"/>
          <table:covered-table-cell table:style-name="ce221"/>
          <table:table-cell table:style-name="ce236"/>
          <table:table-cell table:style-name="ce201"/>
          <table:table-cell table:style-name="ce195"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56" office:value-type="string">
            <text:p>Visual Requirements</text:p>
          </table:table-cell>
          <table:table-cell table:style-name="ce65" office:value-type="string">
            <text:p>#</text:p>
          </table:table-cell>
          <table:table-cell table:style-name="ce56" office:value-type="string">
            <text:p>Weight</text:p>
          </table:table-cell>
          <table:table-cell table:style-name="ce222" office:value-type="string">
            <text:p>Total</text:p>
          </table:table-cell>
          <table:table-cell table:style-name="ce236"/>
          <table:table-cell table:style-name="ce201"/>
          <table:table-cell table:style-name="ce195"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57" table:formula="of:=&quot;Missing Required VCRs (out of &quot;&amp;COUNTIF([$VCRs.$A$10:$VCRs.$A$206];&quot;Required&quot;)&amp;&quot;)&quot;" office:value-type="string" office:string-value="Missing Required VCRs (out of 3)">
            <text:p>Missing Required VCRs (out of 3)</text:p>
          </table:table-cell>
          <table:table-cell table:style-name="ce66" table:formula="of:=[$VCRs.$E$2]" office:value-type="float" office:value="0">
            <text:p>0</text:p>
          </table:table-cell>
          <table:table-cell table:style-name="ce207" office:value-type="percentage" office:value="-0.1">
            <text:p>-10%</text:p>
          </table:table-cell>
          <table:table-cell table:style-name="ce223" table:formula="of:=[.B27]*[.C27]" office:value-type="percentage" office:value="-0">
            <text:p>0.00%</text:p>
          </table:table-cell>
          <table:table-cell table:style-name="ce236"/>
          <table:table-cell table:style-name="ce201"/>
          <table:table-cell table:style-name="ce195"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58" table:formula="of:=&quot;Missing Basic VCRs (out of &quot;&amp;COUNTIF([$VCRs.$A$10:$VCRs.$A$206];&quot;Basic&quot;)&amp;&quot;)&quot;" office:value-type="string" office:string-value="Missing Basic VCRs (out of 3)">
            <text:p>Missing Basic VCRs (out of 3)</text:p>
          </table:table-cell>
          <table:table-cell table:style-name="ce45" table:formula="of:=[$VCRs.$E$3]" office:value-type="float" office:value="0">
            <text:p>0</text:p>
          </table:table-cell>
          <table:table-cell table:style-name="ce208" office:value-type="percentage" office:value="-0.02">
            <text:p>-2%</text:p>
          </table:table-cell>
          <table:table-cell table:style-name="ce224" table:formula="of:=[.B28]*[.C28]" office:value-type="percentage" office:value="-0">
            <text:p>0.00%</text:p>
          </table:table-cell>
          <table:table-cell table:style-name="ce233"/>
          <table:table-cell table:style-name="ce45"/>
          <table:table-cell table:style-name="ce20"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58" table:formula="of:=&quot;Completed Intermediate VCRs (out of &quot;&amp;COUNTIF([$VCRs.$A$10:$VCRs.$A$206];&quot;Intermediate&quot;)&amp;&quot;)&quot;" office:value-type="string" office:string-value="Completed Intermediate VCRs (out of 8)">
            <text:p>Completed Intermediate VCRs (out of 8)</text:p>
          </table:table-cell>
          <table:table-cell table:style-name="ce45" table:formula="of:=[$VCRs.$E$5]" office:value-type="float" office:value="0">
            <text:p>0</text:p>
          </table:table-cell>
          <table:table-cell table:style-name="ce213" office:value-type="percentage" office:value="0.0025">
            <text:p>0.25%</text:p>
          </table:table-cell>
          <table:table-cell table:style-name="ce224" table:formula="of:=[.B29]*[.C29]" office:value-type="percentage" office:value="0">
            <text:p>0.00%</text:p>
          </table:table-cell>
          <table:table-cell table:style-name="ce234"/>
          <table:table-cell table:style-name="ce201"/>
          <table:table-cell table:style-name="ce195"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58" table:formula="of:=&quot;Completed Advanced VCRs (out of &quot;&amp;COUNTIF([$VCRs.$A$10:$VCRs.$A$206];&quot;Advanced&quot;)&amp;&quot;)&quot;" office:value-type="string" office:string-value="Completed Advanced VCRs (out of 7)">
            <text:p>Completed Advanced VCRs (out of 7)</text:p>
          </table:table-cell>
          <table:table-cell table:style-name="ce45" table:formula="of:=[$VCRs.$E$7]" office:value-type="float" office:value="0">
            <text:p>0</text:p>
          </table:table-cell>
          <table:table-cell table:style-name="ce209" office:value-type="percentage" office:value="0.005">
            <text:p>0.5%</text:p>
          </table:table-cell>
          <table:table-cell table:style-name="ce224" table:formula="of:=[.B30]*[.C30]" office:value-type="percentage" office:value="0">
            <text:p>0.00%</text:p>
          </table:table-cell>
          <table:table-cell table:style-name="ce233"/>
          <table:table-cell table:style-name="ce201"/>
          <table:table-cell table:style-name="ce195"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58" table:formula="of:=&quot;Completed Professional VCRs (out of &quot;&amp;COUNTIF([$VCRs.$A$10:$VCRs.$A$206];&quot;Professional&quot;)&amp;&quot;)&quot;" office:value-type="string" office:string-value="Completed Professional VCRs (out of 5)">
            <text:p>Completed Professional VCRs (out of 5)</text:p>
          </table:table-cell>
          <table:table-cell table:style-name="ce45" table:formula="of:=[$VCRs.$E$8]" office:value-type="float" office:value="0">
            <text:p>0</text:p>
          </table:table-cell>
          <table:table-cell table:style-name="ce209" office:value-type="percentage" office:value="0.01">
            <text:p>1.0%</text:p>
          </table:table-cell>
          <table:table-cell table:style-name="ce224" table:formula="of:=[.B31]*[.C31]" office:value-type="percentage" office:value="0">
            <text:p>0.00%</text:p>
          </table:table-cell>
          <table:table-cell table:style-name="ce233"/>
          <table:table-cell table:number-columns-repeated="3"/>
          <table:table-cell table:style-name="ce236"/>
          <table:table-cell/>
          <table:table-cell table:style-name="ce20" table:number-columns-repeated="233"/>
          <table:table-cell table:style-name="ce11" table:number-columns-repeated="767"/>
          <table:table-cell table:style-name="ce230" table:number-columns-repeated="3"/>
          <table:table-cell table:style-name="Default"/>
          <table:table-cell table:number-columns-repeated="3"/>
        </table:table-row>
        <table:table-row table:style-name="ro2">
          <table:table-cell table:style-name="ce59" table:formula="of:=&quot;Completed Innovative VCRs (out of &quot;&amp;COUNTIF([$VCRs.$A$10:$VCRs.$A$206];&quot;Innovative&quot;)&amp;&quot;)&quot;" office:value-type="string" office:string-value="Completed Innovative VCRs (out of 0)">
            <text:p>Completed Innovative VCRs (out of 0)</text:p>
          </table:table-cell>
          <table:table-cell table:style-name="ce67" table:formula="of:=[$VCRs.$E$9]" office:value-type="float" office:value="0">
            <text:p>0</text:p>
          </table:table-cell>
          <table:table-cell table:style-name="ce210" office:value-type="percentage" office:value="0.03">
            <text:p>3.0%</text:p>
          </table:table-cell>
          <table:table-cell table:style-name="ce225" table:formula="of:=[.B32]*[.C32]" office:value-type="percentage" office:value="0">
            <text:p>0.00%</text:p>
          </table:table-cell>
          <table:table-cell table:style-name="ce236"/>
          <table:table-cell/>
          <table:table-cell table:style-name="ce214"/>
          <table:table-cell/>
          <table:table-cell table:style-name="ce233"/>
          <table:table-cell table:number-columns-repeated="234"/>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style-name="ce20"/>
          <table:table-cell table:style-name="ce45"/>
          <table:table-cell table:style-name="ce211" office:value-type="string">
            <text:p>Total:</text:p>
          </table:table-cell>
          <table:table-cell table:style-name="ce221" table:formula="of:=SUM([.D27:.D32])" office:value-type="percentage" office:value="0">
            <text:p>0.00%</text:p>
          </table:table-cell>
          <table:table-cell table:style-name="ce236"/>
          <table:table-cell table:number-columns-repeated="3"/>
          <table:table-cell table:style-name="ce234"/>
          <table:table-cell table:number-columns-repeated="234"/>
          <table:table-cell table:style-name="ce82" table:number-columns-repeated="4"/>
          <table:table-cell table:number-columns-repeated="763"/>
          <table:table-cell table:style-name="Default" table:number-columns-repeated="4"/>
          <table:table-cell table:number-columns-repeated="3"/>
        </table:table-row>
        <table:table-row table:style-name="ro2">
          <table:table-cell table:number-columns-repeated="5"/>
          <table:table-cell table:style-name="ce226"/>
          <table:table-cell table:style-name="ce215"/>
          <table:table-cell table:style-name="ce226"/>
          <table:table-cell table:style-name="ce233"/>
          <table:table-cell table:number-columns-repeated="1008"/>
        </table:table-row>
        <table:table-row table:style-name="ro2">
          <table:table-cell table:style-name="ce82" table:number-columns-repeated="2"/>
          <table:table-cell table:style-name="ce214"/>
          <table:table-cell/>
          <table:table-cell table:style-name="ce214"/>
          <table:table-cell table:number-columns-repeated="3"/>
          <table:table-cell table:style-name="ce233"/>
          <table:table-cell table:number-columns-repeated="1008"/>
        </table:table-row>
        <table:table-row table:style-name="ro2">
          <table:table-cell table:style-name="ce82" table:number-columns-repeated="2"/>
          <table:table-cell table:number-columns-repeated="6"/>
          <table:table-cell table:style-name="ce236"/>
          <table:table-cell table:number-columns-repeated="1008"/>
        </table:table-row>
        <table:table-row table:style-name="ro2">
          <table:table-cell table:style-name="ce198"/>
          <table:table-cell/>
          <table:table-cell table:style-name="ce215"/>
          <table:table-cell table:style-name="ce226"/>
          <table:table-cell table:style-name="ce215"/>
          <table:table-cell table:number-columns-repeated="3"/>
          <table:table-cell table:style-name="ce236"/>
          <table:table-cell table:number-columns-repeated="1008"/>
        </table:table-row>
        <table:table-row table:style-name="ro2">
          <table:table-cell table:number-columns-repeated="8"/>
          <table:table-cell table:style-name="ce236"/>
          <table:table-cell table:number-columns-repeated="1008"/>
        </table:table-row>
        <table:table-row table:style-name="ro2">
          <table:table-cell table:number-columns-repeated="1017"/>
        </table:table-row>
        <table:table-row table:style-name="ro2">
          <table:table-cell table:number-columns-repeated="6"/>
          <table:table-cell table:style-name="ce214"/>
          <table:table-cell/>
          <table:table-cell table:style-name="ce243"/>
          <table:table-cell table:number-columns-repeated="1008"/>
        </table:table-row>
        <table:table-row table:style-name="ro2" table:number-rows-repeated="2">
          <table:table-cell table:number-columns-repeated="1017"/>
        </table:table-row>
        <table:table-row table:style-name="ro2">
          <table:table-cell table:style-name="ce82" table:number-columns-repeated="2"/>
          <table:table-cell table:style-name="ce214"/>
          <table:table-cell/>
          <table:table-cell table:style-name="ce214"/>
          <table:table-cell table:number-columns-repeated="1012"/>
        </table:table-row>
        <table:table-row table:style-name="ro2">
          <table:table-cell table:style-name="ce82" table:number-columns-repeated="2"/>
          <table:table-cell table:number-columns-repeated="6"/>
          <table:table-cell table:style-name="ce204"/>
          <table:table-cell table:number-columns-repeated="1008"/>
        </table:table-row>
        <table:table-row table:style-name="ro2">
          <table:table-cell table:style-name="ce82" table:number-columns-repeated="2"/>
          <table:table-cell table:number-columns-repeated="1015"/>
        </table:table-row>
        <table:table-row table:style-name="ro2">
          <table:table-cell table:style-name="ce82" table:number-columns-repeated="2"/>
          <table:table-cell table:number-columns-repeated="6"/>
          <table:table-cell table:style-name="ce243"/>
          <table:table-cell table:number-columns-repeated="1008"/>
        </table:table-row>
        <table:table-row table:style-name="ro2" table:number-rows-repeated="2">
          <table:table-cell table:style-name="ce82" table:number-columns-repeated="2"/>
          <table:table-cell table:number-columns-repeated="6"/>
          <table:table-cell table:style-name="ce96"/>
          <table:table-cell table:style-name="ce45"/>
          <table:table-cell table:number-columns-repeated="1007"/>
        </table:table-row>
        <table:table-row table:style-name="ro2">
          <table:table-cell table:style-name="ce82" table:number-columns-repeated="2"/>
          <table:table-cell table:number-columns-repeated="1015"/>
        </table:table-row>
        <table:table-row table:style-name="ro2" table:number-rows-repeated="2">
          <table:table-cell table:style-name="ce82" table:number-columns-repeated="2"/>
          <table:table-cell table:number-columns-repeated="8"/>
          <table:table-cell table:style-name="ce20" table:number-columns-repeated="237"/>
          <table:table-cell table:style-name="ce11" table:number-columns-repeated="767"/>
          <table:table-cell table:style-name="ce230" table:number-columns-repeated="3"/>
        </table:table-row>
        <table:table-row table:style-name="ro2" table:number-rows-repeated="1048524">
          <table:table-cell table:number-columns-repeated="1017"/>
        </table:table-row>
        <table:table-row table:style-name="ro2">
          <table:table-cell table:number-columns-repeated="101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time-style style:name="N143">
      <number:hours/>
      <number:text>:</number:text>
      <number:minutes number:style="long"/>
      <number:text>:</number:text>
      <number:seconds number:style="long"/>
      <number:text> </number:text>
      <number:am-pm/>
    </number:time-style>
    <number:date-style style:name="N145P0" style:volatile="true">
      <number:month/>
      <number:text>/</number:text>
      <number:day/>
    </number:date-style>
    <number:text-style style:name="N145">
      <number:text-content/>
      <style:map style:condition="value()&gt;=0" style:apply-style-name="N145P0"/>
    </number:text-style>
    <number:date-style style:name="N146">
      <number:month number:textual="true"/>
      <number:text>-</number:text>
      <number:year number:style="long"/>
    </number:date-style>
    <number:date-style style:name="N148P0" style:volatile="true">
      <number:day/>
      <number:text>-</number:text>
      <number:month number:textual="true"/>
    </number:date-style>
    <number:text-style style:name="N148">
      <number:text-content/>
      <style:map style:condition="value()&gt;=0" style:apply-style-name="N148P0"/>
    </number:text-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percentage-style style:name="N157">
      <number:number number:decimal-places="1" number:min-integer-digits="1"/>
      <number:text>%</number:text>
    </number:percentage-style>
    <number:percentage-style style:name="N158">
      <number:number number:decimal-places="3" number:min-integer-digits="1"/>
      <number:text>%</number:text>
    </number:percentage-style>
    <number:number-style style:name="N159">
      <number:number number:decimal-places="1" number:min-integer-digits="1"/>
    </number:number-style>
    <number:percentage-style style:name="N160P0" style:volatile="true">
      <number:number number:decimal-places="2" number:min-integer-digits="1"/>
      <number:text>%</number:text>
    </number:percentage-style>
    <number:percentage-style style:name="N160">
      <style:text-properties fo:color="#ff0000"/>
      <number:text>-</number:text>
      <number:number number:decimal-places="2" number:min-integer-digits="1"/>
      <number:text>%</number:text>
      <style:map style:condition="value()&gt;=0" style:apply-style-name="N160P0"/>
    </number:percentage-style>
    <number:number-style style:name="N161P0" style:volatile="true">
      <number:number number:decimal-places="0" number:min-integer-digits="1"/>
    </number:number-style>
    <number:number-style style:name="N161">
      <style:text-properties fo:color="#ff0000"/>
      <number:text>-</number:text>
      <number:number number:decimal-places="0" number:min-integer-digits="1"/>
      <style:map style:condition="value()&gt;=0" style:apply-style-name="N161P0"/>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gYELLOW" style:family="table-cell" style:parent-style-name="Default">
      <style:table-cell-properties fo:background-color="#ffff66" fo:border="0.0008in solid #000000"/>
      <style:text-properties fo:font-size="10pt"/>
    </style:style>
    <style:style style:name="bgRED" style:family="table-cell" style:parent-style-name="Default">
      <style:table-cell-properties fo:background-color="#cc0000" fo:border="0.0008in solid #000000"/>
      <style:text-properties fo:font-size="10pt"/>
    </style:style>
    <style:style style:name="bgGREY" style:family="table-cell" style:parent-style-name="Default">
      <style:table-cell-properties fo:background-color="#808080" fo:border="0.0008in solid #000000"/>
      <style:text-properties fo:font-size="10pt"/>
    </style:style>
    <style:style style:name="bgGREEN" style:family="table-cell" style:parent-style-name="Default">
      <style:table-cell-properties fo:background-color="#007826" fo:border="0.0008in solid #000000"/>
      <style:text-properties fo:font-size="10pt"/>
    </style:style>
    <style:style style:name="bgBLUE" style:family="table-cell" style:parent-style-name="Default">
      <style:table-cell-properties fo:background-color="#006699" fo:border="0.0008in solid #000000"/>
      <style:text-properties fo:font-size="10pt"/>
    </style:style>
    <style:style style:name="bgPURPLE" style:family="table-cell" style:parent-style-name="Default">
      <style:table-cell-properties fo:background-color="#663399" fo:border="0.0008in solid #000000"/>
      <style:text-properties fo:font-size="10pt"/>
    </style:style>
    <style:style style:name="bgCYAN" style:family="table-cell" style:parent-style-name="Default">
      <style:table-cell-properties fo:background-color="#336666" fo:border="0.0008in solid #000000"/>
      <style:text-properties fo:font-size="10pt"/>
    </style:style>
    <style:style style:name="CategoryHeader" style:family="table-cell" style:parent-style-name="Default">
      <style:table-cell-properties fo:background-color="#000000"/>
      <style:text-properties fo:color="#ffffff" style:font-name="Calibri1" fo:font-size="10pt" fo:font-weight="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7">09/27/2014</text:date>, <text:time>21:07:49</text:time></text:p>
        </style:region-right>
      </style:header>
      <style:header-left style:display="false"/>
      <style:footer>
        <text:p>Page <text:page-number>1</text:page-number> / <text:page-count>99</text:page-count></text:p>
      </style:footer>
      <style:footer-left style:display="false"/>
    </style:master-page>
    <style:master-page style:name="PageStyle_5f_Team_20_Data" style:display-name="PageStyle_Team Data" style:page-layout-name="Mpm3">
      <style:header style:display="false"/>
      <style:header-left style:display="false"/>
      <style:footer style:display="false"/>
      <style:footer-left style:display="false"/>
    </style:master-page>
    <style:master-page style:name="PageStyle_5f_Submission" style:display-name="PageStyle_Submission" style:page-layout-name="Mpm4">
      <style:header style:display="false"/>
      <style:header-left style:display="false"/>
      <style:footer style:display="false"/>
      <style:footer-left style:display="false"/>
    </style:master-page>
    <style:master-page style:name="PageStyle_5f_Project_20_Grade" style:display-name="PageStyle_Project Grade" style:page-layout-name="Mpm4">
      <style:header style:display="false"/>
      <style:header-left style:display="false"/>
      <style:footer style:display="false"/>
      <style:footer-left style:display="false"/>
    </style:master-page>
    <style:master-page style:name="PageStyle_5f_TCRs" style:display-name="PageStyle_TCRs" style:page-layout-name="Mpm4">
      <style:header style:display="false"/>
      <style:header-left style:display="false"/>
      <style:footer style:display="false"/>
      <style:footer-left style:display="false"/>
    </style:master-page>
    <style:master-page style:name="PageStyle_5f_DCRs" style:display-name="PageStyle_DCRs" style:page-layout-name="Mpm4">
      <style:header style:display="false"/>
      <style:header-left style:display="false"/>
      <style:footer style:display="false"/>
      <style:footer-left style:display="false"/>
    </style:master-page>
    <style:master-page style:name="PageStyle_5f_VCRs" style:display-name="PageStyle_VCRs" style:page-layout-name="Mpm4">
      <style:header style:display="false"/>
      <style:header-left style:display="false"/>
      <style:footer style:display="false"/>
      <style:footer-left style:display="false"/>
    </style:master-page>
    <style:master-page style:name="PageStyle_5f_ACRs" style:display-name="PageStyle_ACRs" style:page-layout-name="Mpm4">
      <style:header style:display="false"/>
      <style:header-left style:display="false"/>
      <style:footer style:display="false"/>
      <style:footer-left style:display="false"/>
    </style:master-page>
    <style:master-page style:name="PageStyle_5f_Tech_20_Demo_20_Grade" style:display-name="PageStyle_Tech Demo Grade" style:page-layout-name="Mpm4">
      <style:header style:display="false"/>
      <style:header-left style:display="false"/>
      <style:footer style:display="false"/>
      <style:footer-left style:display="false"/>
    </style:master-page>
    <style:master-page style:name="PageStyle_5f_Design_20_Demo_20_Grade" style:display-name="PageStyle_Design Demo Grade" style:page-layout-name="Mpm4">
      <style:header style:display="false"/>
      <style:header-left style:display="false"/>
      <style:footer style:display="false"/>
      <style:footer-left style:display="false"/>
    </style:master-page>
    <style:master-page style:name="PageStyle_5f_Change_20_Log" style:display-name="PageStyle_Change Log" style:page-layout-name="Mpm4">
      <style:header style:display="false"/>
      <style:header-left style:display="false"/>
      <style:footer style:display="false"/>
      <style:footer-left style:display="false"/>
    </style:master-page>
    <style:master-page style:name="PageStyle_5f_To_20_Do_20_List" style:display-name="PageStyle_To Do Lis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m</meta:initial-creator>
    <meta:creation-date>2009-11-09T15:59:30</meta:creation-date>
    <dc:date>2014-09-27T21:07:49.42</dc:date>
    <meta:generator>OpenOffice/4.1.1$Win32 OpenOffice.org_project/411m6$Build-9775</meta:generator>
    <meta:editing-duration>P6DT13H3M34S</meta:editing-duration>
    <meta:editing-cycles>505</meta:editing-cycles>
    <meta:document-statistic meta:table-count="7" meta:cell-count="1042" meta:object-count="0"/>
  </office:meta>
</office:document-meta>
</file>